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15.06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3.42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29.21mm"/>
    </style:style>
    <style:style style:name="co8" style:family="table-column">
      <style:table-column-properties fo:break-before="auto" style:column-width="79.3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pi_towerWithFanSuck21_5C" table:style-name="ta1">
        <table:shapes>
          <draw:frame draw:z-index="0" draw:style-name="gr1" draw:text-style-name="P1" svg:width="159.99mm" svg:height="89.99mm" svg:x="74.4mm" svg:y="1mm">
            <loext:p draw:notify-on-update-of-ranges="rpi_towerWithFanSuck21_5C.B1:rpi_towerWithFanSuck21_5C.B2 rpi_towerWithFanSuck21_5C.B3:rpi_towerWithFanSuck21_5C.B1106 rpi_towerWithFanSuck21_5C.E1:rpi_towerWithFanSuck21_5C.E2 rpi_towerWithFanSuck21_5C.E3:rpi_towerWithFanSuck21_5C.E110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<text:s text:c="5"/>ARM</text:p>
          </table:table-cell>
          <table:table-cell office:value-type="string" calcext:value-type="string">
            <text:p><text:s text:c="4"/>ore</text:p>
          </table:table-cell>
          <table:table-cell office:value-type="string" calcext:value-type="string">
            <text:p><text:s text:c="4"/>H264</text:p>
          </table:table-cell>
          <table:table-cell office:value-type="string" calcext:value-type="string">
            <text:p><text:s/>ore Te</text:p>
          </table:table-cell>
          <table:table-cell office:value-type="string" calcext:value-type="string">
            <text:p>mp (Max</text:p>
          </table:table-cell>
          <table:table-cell office:value-type="string" calcext:value-type="string">
            <text:p><text:s/>IRQ/s</text:p>
          </table:table-cell>
          <table:table-cell office:value-type="string" calcext:value-type="string">
            <text:p><text:s text:c="4"/>RX B/s</text:p>
          </table:table-cell>
          <table:table-cell office:value-type="string" calcext:value-type="string">
            <text:p><text:s/>TX B/s</text:p>
          </table:table-cell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10:54:3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38.46" calcext:value-type="float">
            <text:p>-38,46</text:p>
          </table:table-cell>
          <table:table-cell office:value-type="float" office:value="2.769" calcext:value-type="float">
            <text:p>2,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4:4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38.46" calcext:value-type="float">
            <text:p>-38,46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4:4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38.46" calcext:value-type="float">
            <text:p>-38,46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4:4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38.46" calcext:value-type="float">
            <text:p>-38,46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4:4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38.46" calcext:value-type="float">
            <text:p>-38,46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4:4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38.46" calcext:value-type="float">
            <text:p>-38,46</text:p>
          </table:table-cell>
          <table:table-cell office:value-type="float" office:value="125" calcext:value-type="float">
            <text:p>125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10:54:5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-39.43" calcext:value-type="float">
            <text:p>-39,43</text:p>
          </table:table-cell>
          <table:table-cell office:value-type="float" office:value="162" calcext:value-type="float">
            <text:p>16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4:5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39.43" calcext:value-type="float">
            <text:p>-39,43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4:5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-39.92" calcext:value-type="float">
            <text:p>-39,92</text:p>
          </table:table-cell>
          <table:table-cell office:value-type="float" office:value="172" calcext:value-type="float">
            <text:p>17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4:5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-39.92" calcext:value-type="float">
            <text:p>-39,92</text:p>
          </table:table-cell>
          <table:table-cell office:value-type="float" office:value="199" calcext:value-type="float">
            <text:p>19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4:5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float" office:value="-40.89" calcext:value-type="float">
            <text:p>-40,89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5:0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float" office:value="-40.89" calcext:value-type="float">
            <text:p>-40,89</text:p>
          </table:table-cell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5:0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float" office:value="-41.87" calcext:value-type="float">
            <text:p>-41,87</text:p>
          </table:table-cell>
          <table:table-cell office:value-type="float" office:value="167" calcext:value-type="float">
            <text:p>1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5:0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float" office:value="-41.87" calcext:value-type="float">
            <text:p>-41,87</text:p>
          </table:table-cell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5:0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float" office:value="-41.87" calcext:value-type="float">
            <text:p>-41,87</text:p>
          </table:table-cell>
          <table:table-cell office:value-type="float" office:value="194" calcext:value-type="float">
            <text:p>19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5: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float" office:value="-41.87" calcext:value-type="float">
            <text:p>-41,87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5:1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float" office:value="-41.87" calcext:value-type="float">
            <text:p>-41,87</text:p>
          </table:table-cell>
          <table:table-cell office:value-type="float" office:value="170" calcext:value-type="float">
            <text:p>1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5:1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-42.35" calcext:value-type="float">
            <text:p>-42,35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5:1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-42.84" calcext:value-type="float">
            <text:p>-42,84</text:p>
          </table:table-cell>
          <table:table-cell office:value-type="float" office:value="160" calcext:value-type="float">
            <text:p>16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5:1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float" office:value="-42.84" calcext:value-type="float">
            <text:p>-42,84</text:p>
          </table:table-cell>
          <table:table-cell office:value-type="float" office:value="205" calcext:value-type="float">
            <text:p>20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5:2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-42.84" calcext:value-type="float">
            <text:p>-42,84</text:p>
          </table:table-cell>
          <table:table-cell office:value-type="float" office:value="209" calcext:value-type="float">
            <text:p>20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5:2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-42.84" calcext:value-type="float">
            <text:p>-42,84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5:2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-42.84" calcext:value-type="float">
            <text:p>-42,84</text:p>
          </table:table-cell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5:2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-42.84" calcext:value-type="float">
            <text:p>-42,84</text:p>
          </table:table-cell>
          <table:table-cell office:value-type="float" office:value="154" calcext:value-type="float">
            <text:p>1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5:2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-42.84" calcext:value-type="float">
            <text:p>-42,84</text:p>
          </table:table-cell>
          <table:table-cell office:value-type="float" office:value="186" calcext:value-type="float">
            <text:p>18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5:3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-42.84" calcext:value-type="float">
            <text:p>-42,84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5:3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-42.84" calcext:value-type="float">
            <text:p>-42,84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5:3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-42.84" calcext:value-type="float">
            <text:p>-42,84</text:p>
          </table:table-cell>
          <table:table-cell office:value-type="float" office:value="151" calcext:value-type="float">
            <text:p>1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5:3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-42.84" calcext:value-type="float">
            <text:p>-42,84</text:p>
          </table:table-cell>
          <table:table-cell office:value-type="float" office:value="163" calcext:value-type="float">
            <text:p>16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5:3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3.33" calcext:value-type="float">
            <text:p>-43,33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5:4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-43.33" calcext:value-type="float">
            <text:p>-43,33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5:4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-43.33" calcext:value-type="float">
            <text:p>-43,33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5:4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3.33" calcext:value-type="float">
            <text:p>-43,33</text:p>
          </table:table-cell>
          <table:table-cell office:value-type="float" office:value="160" calcext:value-type="float">
            <text:p>16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5:4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-43.33" calcext:value-type="float">
            <text:p>-43,33</text:p>
          </table:table-cell>
          <table:table-cell office:value-type="float" office:value="151" calcext:value-type="float">
            <text:p>1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5:4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3.33" calcext:value-type="float">
            <text:p>-43,33</text:p>
          </table:table-cell>
          <table:table-cell office:value-type="float" office:value="197" calcext:value-type="float">
            <text:p>19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5:5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3.33" calcext:value-type="float">
            <text:p>-43,33</text:p>
          </table:table-cell>
          <table:table-cell office:value-type="float" office:value="154" calcext:value-type="float">
            <text:p>1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5:5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3.82" calcext:value-type="float">
            <text:p>-43,82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5:5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3.82" calcext:value-type="float">
            <text:p>-43,82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5:5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-43.82" calcext:value-type="float">
            <text:p>-43,82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5:5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3.82" calcext:value-type="float">
            <text:p>-43,82</text:p>
          </table:table-cell>
          <table:table-cell office:value-type="float" office:value="212" calcext:value-type="float">
            <text:p>2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6:0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3.82" calcext:value-type="float">
            <text:p>-43,82</text:p>
          </table:table-cell>
          <table:table-cell office:value-type="float" office:value="200" calcext:value-type="float">
            <text:p>20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6:0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3.82" calcext:value-type="float">
            <text:p>-43,82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6:0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3.82" calcext:value-type="float">
            <text:p>-43,82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6:0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3.82" calcext:value-type="float">
            <text:p>-43,82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6:0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3.82" calcext:value-type="float">
            <text:p>-43,82</text:p>
          </table:table-cell>
          <table:table-cell office:value-type="float" office:value="186" calcext:value-type="float">
            <text:p>18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6:1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3.82" calcext:value-type="float">
            <text:p>-43,82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6:1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3.82" calcext:value-type="float">
            <text:p>-43,82</text:p>
          </table:table-cell>
          <table:table-cell office:value-type="float" office:value="154" calcext:value-type="float">
            <text:p>1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6:1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3.82" calcext:value-type="float">
            <text:p>-43,8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6:1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3.82" calcext:value-type="float">
            <text:p>-43,82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6:1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float" office:value="-43.82" calcext:value-type="float">
            <text:p>-43,82</text:p>
          </table:table-cell>
          <table:table-cell office:value-type="float" office:value="197" calcext:value-type="float">
            <text:p>19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6:2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4.3" calcext:value-type="float">
            <text:p>-44,3</text:p>
          </table:table-cell>
          <table:table-cell office:value-type="float" office:value="154" calcext:value-type="float">
            <text:p>1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6:2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4.3" calcext:value-type="float">
            <text:p>-44,3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6:2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4.3" calcext:value-type="float">
            <text:p>-44,3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6:2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4.3" calcext:value-type="float">
            <text:p>-44,3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6:2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-44.3" calcext:value-type="float">
            <text:p>-44,3</text:p>
          </table:table-cell>
          <table:table-cell office:value-type="float" office:value="192" calcext:value-type="float">
            <text:p>19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6:3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4.3" calcext:value-type="float">
            <text:p>-44,3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6:3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4.3" calcext:value-type="float">
            <text:p>-44,3</text:p>
          </table:table-cell>
          <table:table-cell office:value-type="float" office:value="154" calcext:value-type="float">
            <text:p>1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6:3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4.3" calcext:value-type="float">
            <text:p>-44,3</text:p>
          </table:table-cell>
          <table:table-cell office:value-type="float" office:value="162" calcext:value-type="float">
            <text:p>16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6:3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4.3" calcext:value-type="float">
            <text:p>-44,3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6:3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4.3" calcext:value-type="float">
            <text:p>-44,3</text:p>
          </table:table-cell>
          <table:table-cell office:value-type="float" office:value="267" calcext:value-type="float">
            <text:p>2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6:4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4.3" calcext:value-type="float">
            <text:p>-44,3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6:4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4.3" calcext:value-type="float">
            <text:p>-44,3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6:4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4.3" calcext:value-type="float">
            <text:p>-44,3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6:4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4.3" calcext:value-type="float">
            <text:p>-44,3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6:4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4.3" calcext:value-type="float">
            <text:p>-44,3</text:p>
          </table:table-cell>
          <table:table-cell office:value-type="float" office:value="182" calcext:value-type="float">
            <text:p>18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6:5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4.3" calcext:value-type="float">
            <text:p>-44,3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6:5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4.3" calcext:value-type="float">
            <text:p>-44,3</text:p>
          </table:table-cell>
          <table:table-cell office:value-type="float" office:value="151" calcext:value-type="float">
            <text:p>1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6:5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4.3" calcext:value-type="float">
            <text:p>-44,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6:5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4.3" calcext:value-type="float">
            <text:p>-44,3</text:p>
          </table:table-cell>
          <table:table-cell office:value-type="float" office:value="163" calcext:value-type="float">
            <text:p>16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7: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4.3" calcext:value-type="float">
            <text:p>-44,3</text:p>
          </table:table-cell>
          <table:table-cell office:value-type="float" office:value="175" calcext:value-type="float">
            <text:p>1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7:0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4.3" calcext:value-type="float">
            <text:p>-44,3</text:p>
          </table:table-cell>
          <table:table-cell office:value-type="float" office:value="154" calcext:value-type="float">
            <text:p>1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7:0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4.3" calcext:value-type="float">
            <text:p>-44,3</text:p>
          </table:table-cell>
          <table:table-cell office:value-type="float" office:value="151" calcext:value-type="float">
            <text:p>1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7:0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4.3" calcext:value-type="float">
            <text:p>-44,3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7:0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4.3" calcext:value-type="float">
            <text:p>-44,3</text:p>
          </table:table-cell>
          <table:table-cell office:value-type="float" office:value="196" calcext:value-type="float">
            <text:p>19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7: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4.3" calcext:value-type="float">
            <text:p>-44,3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7:1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4.3" calcext:value-type="float">
            <text:p>-44,3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7:1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4.3" calcext:value-type="float">
            <text:p>-44,3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7:1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4.3" calcext:value-type="float">
            <text:p>-44,3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7:1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4.3" calcext:value-type="float">
            <text:p>-44,3</text:p>
          </table:table-cell>
          <table:table-cell office:value-type="float" office:value="202" calcext:value-type="float">
            <text:p>20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7:2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4.3" calcext:value-type="float">
            <text:p>-44,3</text:p>
          </table:table-cell>
          <table:table-cell office:value-type="float" office:value="228" calcext:value-type="float">
            <text:p>2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7:2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-44.3" calcext:value-type="float">
            <text:p>-44,3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7:2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4.3" calcext:value-type="float">
            <text:p>-44,3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7:2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4.3" calcext:value-type="float">
            <text:p>-44,3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7:2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4.3" calcext:value-type="float">
            <text:p>-44,3</text:p>
          </table:table-cell>
          <table:table-cell office:value-type="float" office:value="186" calcext:value-type="float">
            <text:p>18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7:3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4.3" calcext:value-type="float">
            <text:p>-44,3</text:p>
          </table:table-cell>
          <table:table-cell office:value-type="float" office:value="167" calcext:value-type="float">
            <text:p>1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7:3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4.3" calcext:value-type="float">
            <text:p>-44,3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7:3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4.3" calcext:value-type="float">
            <text:p>-44,3</text:p>
          </table:table-cell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7:3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4.3" calcext:value-type="float">
            <text:p>-44,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7:3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-44.3" calcext:value-type="float">
            <text:p>-44,3</text:p>
          </table:table-cell>
          <table:table-cell office:value-type="float" office:value="219" calcext:value-type="float">
            <text:p>219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10:57:4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4.3" calcext:value-type="float">
            <text:p>-44,3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7:4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4.3" calcext:value-type="float">
            <text:p>-44,3</text:p>
          </table:table-cell>
          <table:table-cell office:value-type="float" office:value="161" calcext:value-type="float">
            <text:p>161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0:57:4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4.3" calcext:value-type="float">
            <text:p>-44,3</text:p>
          </table:table-cell>
          <table:table-cell office:value-type="float" office:value="147" calcext:value-type="float">
            <text:p>1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7:4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-44.3" calcext:value-type="float">
            <text:p>-44,3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7:4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4.3" calcext:value-type="float">
            <text:p>-44,3</text:p>
          </table:table-cell>
          <table:table-cell office:value-type="float" office:value="200" calcext:value-type="float">
            <text:p>20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7:5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4.3" calcext:value-type="float">
            <text:p>-44,3</text:p>
          </table:table-cell>
          <table:table-cell office:value-type="float" office:value="151" calcext:value-type="float">
            <text:p>1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7:5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4.3" calcext:value-type="float">
            <text:p>-44,3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7:5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4.3" calcext:value-type="float">
            <text:p>-44,3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7:5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4.3" calcext:value-type="float">
            <text:p>-44,3</text:p>
          </table:table-cell>
          <table:table-cell office:value-type="float" office:value="164" calcext:value-type="float">
            <text:p>164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7:5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4.3" calcext:value-type="float">
            <text:p>-44,3</text:p>
          </table:table-cell>
          <table:table-cell office:value-type="float" office:value="186" calcext:value-type="float">
            <text:p>18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8:0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4.3" calcext:value-type="float">
            <text:p>-44,3</text:p>
          </table:table-cell>
          <table:table-cell office:value-type="float" office:value="213" calcext:value-type="float">
            <text:p>2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8:0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-44.79" calcext:value-type="float">
            <text:p>-44,79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8:0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4.79" calcext:value-type="float">
            <text:p>-44,79</text:p>
          </table:table-cell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8:0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4.79" calcext:value-type="float">
            <text:p>-44,79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8:0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-44.79" calcext:value-type="float">
            <text:p>-44,79</text:p>
          </table:table-cell>
          <table:table-cell office:value-type="float" office:value="190" calcext:value-type="float">
            <text:p>19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8:1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4.79" calcext:value-type="float">
            <text:p>-44,79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8:1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-44.79" calcext:value-type="float">
            <text:p>-44,79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8:1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4.79" calcext:value-type="float">
            <text:p>-44,79</text:p>
          </table:table-cell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10:58:1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4.79" calcext:value-type="float">
            <text:p>-44,79</text:p>
          </table:table-cell>
          <table:table-cell office:value-type="float" office:value="159" calcext:value-type="float">
            <text:p>159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0:58:1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4.79" calcext:value-type="float">
            <text:p>-44,79</text:p>
          </table:table-cell>
          <table:table-cell office:value-type="float" office:value="194" calcext:value-type="float">
            <text:p>19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8:2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-44.79" calcext:value-type="float">
            <text:p>-44,79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8:2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4.79" calcext:value-type="float">
            <text:p>-44,79</text:p>
          </table:table-cell>
          <table:table-cell office:value-type="float" office:value="155" calcext:value-type="float">
            <text:p>15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8:2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4.79" calcext:value-type="float">
            <text:p>-44,79</text:p>
          </table:table-cell>
          <table:table-cell office:value-type="float" office:value="151" calcext:value-type="float">
            <text:p>1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8:2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4.79" calcext:value-type="float">
            <text:p>-44,79</text:p>
          </table:table-cell>
          <table:table-cell office:value-type="float" office:value="164" calcext:value-type="float">
            <text:p>164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8:2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4.79" calcext:value-type="float">
            <text:p>-44,79</text:p>
          </table:table-cell>
          <table:table-cell office:value-type="float" office:value="193" calcext:value-type="float">
            <text:p>19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8:3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-44.79" calcext:value-type="float">
            <text:p>-44,79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8:3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4.79" calcext:value-type="float">
            <text:p>-44,79</text:p>
          </table:table-cell>
          <table:table-cell office:value-type="float" office:value="164" calcext:value-type="float">
            <text:p>164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8:3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4.79" calcext:value-type="float">
            <text:p>-44,79</text:p>
          </table:table-cell>
          <table:table-cell office:value-type="float" office:value="149" calcext:value-type="float">
            <text:p>14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8:3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4.79" calcext:value-type="float">
            <text:p>-44,79</text:p>
          </table:table-cell>
          <table:table-cell office:value-type="float" office:value="154" calcext:value-type="float">
            <text:p>1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8:3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4.79" calcext:value-type="float">
            <text:p>-44,79</text:p>
          </table:table-cell>
          <table:table-cell office:value-type="float" office:value="191" calcext:value-type="float">
            <text:p>19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8:4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float" office:value="-45.28" calcext:value-type="float">
            <text:p>-45,28</text:p>
          </table:table-cell>
          <table:table-cell office:value-type="float" office:value="229" calcext:value-type="float">
            <text:p>2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8:4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1" calcext:value-type="float">
            <text:p>1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8:4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8:4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8:4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92" calcext:value-type="float">
            <text:p>19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8:5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-45.28" calcext:value-type="float">
            <text:p>-45,28</text:p>
          </table:table-cell>
          <table:table-cell office:value-type="float" office:value="164" calcext:value-type="float">
            <text:p>164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8:5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1" calcext:value-type="float">
            <text:p>1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8:5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8:5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9: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5.28" calcext:value-type="float">
            <text:p>-45,28</text:p>
          </table:table-cell>
          <table:table-cell office:value-type="float" office:value="202" calcext:value-type="float">
            <text:p>20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9:0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9:0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9:0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9:0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9: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89" calcext:value-type="float">
            <text:p>18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9:1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float" office:value="-45.28" calcext:value-type="float">
            <text:p>-45,28</text:p>
          </table:table-cell>
          <table:table-cell office:value-type="float" office:value="167" calcext:value-type="float">
            <text:p>16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9:1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9:1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-45.28" calcext:value-type="float">
            <text:p>-45,28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9:1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9:2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237" calcext:value-type="float">
            <text:p>23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9:2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60" calcext:value-type="float">
            <text:p>16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9:2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-45.28" calcext:value-type="float">
            <text:p>-45,28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9:2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9:2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9:3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9:3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9:3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162" calcext:value-type="float">
            <text:p>16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9:3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9:3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81" calcext:value-type="float">
            <text:p>18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9:4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9:4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160" calcext:value-type="float">
            <text:p>16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9:4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9:4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67" calcext:value-type="float">
            <text:p>1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9:4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192" calcext:value-type="float">
            <text:p>19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9:5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-45.28" calcext:value-type="float">
            <text:p>-45,28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9:5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9:5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9:5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166" calcext:value-type="float">
            <text:p>16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:59:5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191" calcext:value-type="float">
            <text:p>19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0:0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206" calcext:value-type="float">
            <text:p>20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0:0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0:0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-45.28" calcext:value-type="float">
            <text:p>-45,28</text:p>
          </table:table-cell>
          <table:table-cell office:value-type="float" office:value="160" calcext:value-type="float">
            <text:p>16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0:0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0:0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193" calcext:value-type="float">
            <text:p>19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0:1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63" calcext:value-type="float">
            <text:p>16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0:1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float" office:value="-45.28" calcext:value-type="float">
            <text:p>-45,28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0:1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1" calcext:value-type="float">
            <text:p>1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0:1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63" calcext:value-type="float">
            <text:p>16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0:1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89" calcext:value-type="float">
            <text:p>18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0:2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0:2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61" calcext:value-type="float">
            <text:p>16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0:2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164" calcext:value-type="float">
            <text:p>164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0:2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9" calcext:value-type="float">
            <text:p>15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0:2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95" calcext:value-type="float">
            <text:p>19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0:3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0:3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5" calcext:value-type="float">
            <text:p>1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0:3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66" calcext:value-type="float">
            <text:p>16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0:3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4" calcext:value-type="float">
            <text:p>1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0:3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-45.28" calcext:value-type="float">
            <text:p>-45,28</text:p>
          </table:table-cell>
          <table:table-cell office:value-type="float" office:value="194" calcext:value-type="float">
            <text:p>19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0:4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290" calcext:value-type="float">
            <text:p>29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0:4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147" calcext:value-type="float">
            <text:p>1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0:4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5" calcext:value-type="float">
            <text:p>15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0:4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149" calcext:value-type="float">
            <text:p>14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0:4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87" calcext:value-type="float">
            <text:p>18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0:5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48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0:5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0:5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-45.28" calcext:value-type="float">
            <text:p>-45,28</text:p>
          </table:table-cell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0:5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1: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189" calcext:value-type="float">
            <text:p>18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1:0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1:0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1:0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1:0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1: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87" calcext:value-type="float">
            <text:p>18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1:1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170" calcext:value-type="float">
            <text:p>1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1:1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1" calcext:value-type="float">
            <text:p>1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1:1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4" calcext:value-type="float">
            <text:p>1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1:1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-45.28" calcext:value-type="float">
            <text:p>-45,28</text:p>
          </table:table-cell>
          <table:table-cell office:value-type="float" office:value="160" calcext:value-type="float">
            <text:p>16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1:2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float" office:value="-45.28" calcext:value-type="float">
            <text:p>-45,28</text:p>
          </table:table-cell>
          <table:table-cell office:value-type="float" office:value="189" calcext:value-type="float">
            <text:p>18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1:2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228" calcext:value-type="float">
            <text:p>22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1:2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61" calcext:value-type="float">
            <text:p>16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1:2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1:2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1:3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-45.28" calcext:value-type="float">
            <text:p>-45,28</text:p>
          </table:table-cell>
          <table:table-cell office:value-type="float" office:value="192" calcext:value-type="float">
            <text:p>19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1:3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4" calcext:value-type="float">
            <text:p>1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1:3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1:3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1:3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1:4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float" office:value="-45.28" calcext:value-type="float">
            <text:p>-45,28</text:p>
          </table:table-cell>
          <table:table-cell office:value-type="float" office:value="179" calcext:value-type="float">
            <text:p>17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1:4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9" calcext:value-type="float">
            <text:p>1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1:4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1:4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7" calcext:value-type="float">
            <text:p>1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1:4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-45.28" calcext:value-type="float">
            <text:p>-45,28</text:p>
          </table:table-cell>
          <table:table-cell office:value-type="float" office:value="167" calcext:value-type="float">
            <text:p>1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1:5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11:01:5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-45.28" calcext:value-type="float">
            <text:p>-45,28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1:5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float" office:value="-45.28" calcext:value-type="float">
            <text:p>-45,28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1:01:5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float" office:value="-45.28" calcext:value-type="float">
            <text:p>-45,28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1:59</text:p>
          </table:table-cell>
          <table:table-cell office:value-type="float" office:value="600" calcext:value-type="float">
            <text:p>60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float" office:value="-45.28" calcext:value-type="float">
            <text:p>-45,28</text:p>
          </table:table-cell>
          <table:table-cell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2:0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float" office:value="-45.28" calcext:value-type="float">
            <text:p>-45,2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2:0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-45.28" calcext:value-type="float">
            <text:p>-45,28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2:0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-45.28" calcext:value-type="float">
            <text:p>-45,28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2:0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float" office:value="-45.28" calcext:value-type="float">
            <text:p>-45,28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2:0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-45.28" calcext:value-type="float">
            <text:p>-45,28</text:p>
          </table:table-cell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2:1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45.28" calcext:value-type="float">
            <text:p>-45,28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2:1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-45.28" calcext:value-type="float">
            <text:p>-45,28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2:1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45.28" calcext:value-type="float">
            <text:p>-45,28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2:1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-45.28" calcext:value-type="float">
            <text:p>-45,28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2:1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45.28" calcext:value-type="float">
            <text:p>-45,28</text:p>
          </table:table-cell>
          <table:table-cell office:value-type="float" office:value="132" calcext:value-type="float">
            <text:p>1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2:2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-45.28" calcext:value-type="float">
            <text:p>-45,28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2:2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-45.28" calcext:value-type="float">
            <text:p>-45,28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2:26</text:p>
          </table:table-cell>
          <table:table-cell office:value-type="float" office:value="600" calcext:value-type="float">
            <text:p>600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45.28" calcext:value-type="float">
            <text:p>-45,28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2:2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45.28" calcext:value-type="float">
            <text:p>-45,28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2:3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-45.28" calcext:value-type="float">
            <text:p>-45,28</text:p>
          </table:table-cell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2:3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45.28" calcext:value-type="float">
            <text:p>-45,28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2:3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-45.28" calcext:value-type="float">
            <text:p>-45,28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2:3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45.28" calcext:value-type="float">
            <text:p>-45,28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2:3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-45.28" calcext:value-type="float">
            <text:p>-45,28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2:4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45.28" calcext:value-type="float">
            <text:p>-45,28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2:4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45.28" calcext:value-type="float">
            <text:p>-45,28</text:p>
          </table:table-cell>
          <table:table-cell office:value-type="float" office:value="142" calcext:value-type="float">
            <text:p>14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2:4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45.28" calcext:value-type="float">
            <text:p>-45,28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2:4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45.28" calcext:value-type="float">
            <text:p>-45,28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2:4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45.28" calcext:value-type="float">
            <text:p>-45,28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2:5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45.28" calcext:value-type="float">
            <text:p>-45,28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2:5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45.28" calcext:value-type="float">
            <text:p>-45,28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2:5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-45.28" calcext:value-type="float">
            <text:p>-45,2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2:5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45.28" calcext:value-type="float">
            <text:p>-45,28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2:5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45.28" calcext:value-type="float">
            <text:p>-45,28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3:0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45.28" calcext:value-type="float">
            <text:p>-45,28</text:p>
          </table:table-cell>
          <table:table-cell office:value-type="float" office:value="117" calcext:value-type="float">
            <text:p>1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3:03</text:p>
          </table:table-cell>
          <table:table-cell office:value-type="float" office:value="700" calcext:value-type="float">
            <text:p>7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45.28" calcext:value-type="float">
            <text:p>-45,28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3:05</text:p>
          </table:table-cell>
          <table:table-cell office:value-type="float" office:value="600" calcext:value-type="float">
            <text:p>60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45.28" calcext:value-type="float">
            <text:p>-45,28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3:0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-45.28" calcext:value-type="float">
            <text:p>-45,2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3:0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45.28" calcext:value-type="float">
            <text:p>-45,28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3:1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45.28" calcext:value-type="float">
            <text:p>-45,28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3:1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45.28" calcext:value-type="float">
            <text:p>-45,28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3:1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45.28" calcext:value-type="float">
            <text:p>-45,28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3:1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45.28" calcext:value-type="float">
            <text:p>-45,28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3:19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45.28" calcext:value-type="float">
            <text:p>-45,28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3:2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45.28" calcext:value-type="float">
            <text:p>-45,28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3:2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4" calcext:value-type="float">
            <text:p>154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3:2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45.28" calcext:value-type="float">
            <text:p>-45,2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3:2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45.28" calcext:value-type="float">
            <text:p>-45,28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3:30</text:p>
          </table:table-cell>
          <table:table-cell office:value-type="float" office:value="1000" calcext:value-type="float">
            <text:p>1000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45.28" calcext:value-type="float">
            <text:p>-45,28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3:3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45.28" calcext:value-type="float">
            <text:p>-45,28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3:3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45.28" calcext:value-type="float">
            <text:p>-45,28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3:3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float" office:value="-45.28" calcext:value-type="float">
            <text:p>-45,28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3:3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45.28" calcext:value-type="float">
            <text:p>-45,28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3:4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45.28" calcext:value-type="float">
            <text:p>-45,28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3:4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45.28" calcext:value-type="float">
            <text:p>-45,2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3:4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45.28" calcext:value-type="float">
            <text:p>-45,28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3:4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45.28" calcext:value-type="float">
            <text:p>-45,28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3:4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float" office:value="-45.28" calcext:value-type="float">
            <text:p>-45,28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3:5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45.28" calcext:value-type="float">
            <text:p>-45,28</text:p>
          </table:table-cell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3:5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45.28" calcext:value-type="float">
            <text:p>-45,28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3:5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45.28" calcext:value-type="float">
            <text:p>-45,28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3:5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45.28" calcext:value-type="float">
            <text:p>-45,28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3:58</text:p>
          </table:table-cell>
          <table:table-cell office:value-type="float" office:value="700" calcext:value-type="float">
            <text:p>7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45.28" calcext:value-type="float">
            <text:p>-45,2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4:0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45.28" calcext:value-type="float">
            <text:p>-45,28</text:p>
          </table:table-cell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4:0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45.28" calcext:value-type="float">
            <text:p>-45,28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4:0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45.28" calcext:value-type="float">
            <text:p>-45,28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4:0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45.28" calcext:value-type="float">
            <text:p>-45,2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4:0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45.28" calcext:value-type="float">
            <text:p>-45,28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4:1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45.28" calcext:value-type="float">
            <text:p>-45,28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4:1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45.28" calcext:value-type="float">
            <text:p>-45,2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4:1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45.28" calcext:value-type="float">
            <text:p>-45,2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4:1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45.28" calcext:value-type="float">
            <text:p>-45,28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4:1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45.28" calcext:value-type="float">
            <text:p>-45,28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4:2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45.28" calcext:value-type="float">
            <text:p>-45,28</text:p>
          </table:table-cell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4:2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45.28" calcext:value-type="float">
            <text:p>-45,28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4:2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float" office:value="-45.28" calcext:value-type="float">
            <text:p>-45,28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4:2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45.28" calcext:value-type="float">
            <text:p>-45,28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4:2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float" office:value="-45.28" calcext:value-type="float">
            <text:p>-45,28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4:3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float" office:value="-45.28" calcext:value-type="float">
            <text:p>-45,28</text:p>
          </table:table-cell>
          <table:table-cell office:value-type="float" office:value="123" calcext:value-type="float">
            <text:p>123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4:3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45.28" calcext:value-type="float">
            <text:p>-45,28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4:3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45.28" calcext:value-type="float">
            <text:p>-45,28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4:3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float" office:value="-45.28" calcext:value-type="float">
            <text:p>-45,28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4:40</text:p>
          </table:table-cell>
          <table:table-cell office:value-type="float" office:value="700" calcext:value-type="float">
            <text:p>7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float" office:value="-45.28" calcext:value-type="float">
            <text:p>-45,28</text:p>
          </table:table-cell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4:42</text:p>
          </table:table-cell>
          <table:table-cell office:value-type="float" office:value="600" calcext:value-type="float">
            <text:p>6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45.28" calcext:value-type="float">
            <text:p>-45,28</text:p>
          </table:table-cell>
          <table:table-cell office:value-type="float" office:value="87" calcext:value-type="float">
            <text:p>8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4:4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45.28" calcext:value-type="float">
            <text:p>-45,28</text:p>
          </table:table-cell>
          <table:table-cell office:value-type="float" office:value="133" calcext:value-type="float">
            <text:p>133</text:p>
          </table:table-cell>
          <table:table-cell office:value-type="float" office:value="155" calcext:value-type="float">
            <text:p>15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11:04:4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45.28" calcext:value-type="float">
            <text:p>-45,28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11:04:4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45.28" calcext:value-type="float">
            <text:p>-45,28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4:5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float" office:value="-45.28" calcext:value-type="float">
            <text:p>-45,28</text:p>
          </table:table-cell>
          <table:table-cell office:value-type="float" office:value="252" calcext:value-type="float">
            <text:p>252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11:04:5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-45.28" calcext:value-type="float">
            <text:p>-45,28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4:5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-45.28" calcext:value-type="float">
            <text:p>-45,28</text:p>
          </table:table-cell>
          <table:table-cell office:value-type="float" office:value="257" calcext:value-type="float">
            <text:p>257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1:04:5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-45.28" calcext:value-type="float">
            <text:p>-45,28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4:5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float" office:value="-45.28" calcext:value-type="float">
            <text:p>-45,28</text:p>
          </table:table-cell>
          <table:table-cell office:value-type="float" office:value="249" calcext:value-type="float">
            <text:p>2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5: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289" calcext:value-type="float">
            <text:p>28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5:0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45.28" calcext:value-type="float">
            <text:p>-45,28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5:0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249" calcext:value-type="float">
            <text:p>2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5:0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-45.28" calcext:value-type="float">
            <text:p>-45,28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5:0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-45.28" calcext:value-type="float">
            <text:p>-45,28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5: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45.28" calcext:value-type="float">
            <text:p>-45,28</text:p>
          </table:table-cell>
          <table:table-cell office:value-type="float" office:value="290" calcext:value-type="float">
            <text:p>29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5:1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76" calcext:value-type="float">
            <text:p>45,76</text:p>
          </table:table-cell>
          <table:table-cell office:value-type="float" office:value="-45.76" calcext:value-type="float">
            <text:p>-45,76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5:1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76" calcext:value-type="float">
            <text:p>45,76</text:p>
          </table:table-cell>
          <table:table-cell office:value-type="float" office:value="-45.76" calcext:value-type="float">
            <text:p>-45,76</text:p>
          </table:table-cell>
          <table:table-cell office:value-type="float" office:value="320" calcext:value-type="float">
            <text:p>32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5:1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float" office:value="-46.74" calcext:value-type="float">
            <text:p>-46,74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5:1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float" office:value="-46.74" calcext:value-type="float">
            <text:p>-46,74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5:2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76" calcext:value-type="float">
            <text:p>45,76</text:p>
          </table:table-cell>
          <table:table-cell office:value-type="float" office:value="-46.74" calcext:value-type="float">
            <text:p>-46,74</text:p>
          </table:table-cell>
          <table:table-cell office:value-type="float" office:value="284" calcext:value-type="float">
            <text:p>28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5:2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float" office:value="-46.74" calcext:value-type="float">
            <text:p>-46,74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5:2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float" office:value="-46.74" calcext:value-type="float">
            <text:p>-46,74</text:p>
          </table:table-cell>
          <table:table-cell office:value-type="float" office:value="258" calcext:value-type="float">
            <text:p>25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5:2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76" calcext:value-type="float">
            <text:p>45,76</text:p>
          </table:table-cell>
          <table:table-cell office:value-type="float" office:value="-46.74" calcext:value-type="float">
            <text:p>-46,74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5:2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float" office:value="-46.74" calcext:value-type="float">
            <text:p>-46,74</text:p>
          </table:table-cell>
          <table:table-cell office:value-type="float" office:value="249" calcext:value-type="float">
            <text:p>2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5:3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float" office:value="-46.74" calcext:value-type="float">
            <text:p>-46,74</text:p>
          </table:table-cell>
          <table:table-cell office:value-type="float" office:value="281" calcext:value-type="float">
            <text:p>28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5:3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float" office:value="-46.74" calcext:value-type="float">
            <text:p>-46,74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5:3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float" office:value="-46.74" calcext:value-type="float">
            <text:p>-46,74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5:3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76" calcext:value-type="float">
            <text:p>45,76</text:p>
          </table:table-cell>
          <table:table-cell office:value-type="float" office:value="-46.74" calcext:value-type="float">
            <text:p>-46,74</text:p>
          </table:table-cell>
          <table:table-cell office:value-type="float" office:value="252" calcext:value-type="float">
            <text:p>2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5:3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float" office:value="-46.74" calcext:value-type="float">
            <text:p>-46,74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5:4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float" office:value="-47.23" calcext:value-type="float">
            <text:p>-47,23</text:p>
          </table:table-cell>
          <table:table-cell office:value-type="float" office:value="281" calcext:value-type="float">
            <text:p>28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5:4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float" office:value="-47.23" calcext:value-type="float">
            <text:p>-47,23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5:4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float" office:value="-47.23" calcext:value-type="float">
            <text:p>-47,23</text:p>
          </table:table-cell>
          <table:table-cell office:value-type="float" office:value="259" calcext:value-type="float">
            <text:p>2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5:4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-48.2" calcext:value-type="float">
            <text:p>-48,2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5:4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float" office:value="-48.2" calcext:value-type="float">
            <text:p>-48,2</text:p>
          </table:table-cell>
          <table:table-cell office:value-type="float" office:value="252" calcext:value-type="float">
            <text:p>2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5:5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float" office:value="-48.2" calcext:value-type="float">
            <text:p>-48,2</text:p>
          </table:table-cell>
          <table:table-cell office:value-type="float" office:value="274" calcext:value-type="float">
            <text:p>2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5:5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float" office:value="-48.2" calcext:value-type="float">
            <text:p>-48,2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5:5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-48.2" calcext:value-type="float">
            <text:p>-48,2</text:p>
          </table:table-cell>
          <table:table-cell office:value-type="float" office:value="309" calcext:value-type="float">
            <text:p>30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5:5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-48.2" calcext:value-type="float">
            <text:p>-48,2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5:5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float" office:value="-48.2" calcext:value-type="float">
            <text:p>-48,2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6:0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float" office:value="-48.2" calcext:value-type="float">
            <text:p>-48,2</text:p>
          </table:table-cell>
          <table:table-cell office:value-type="float" office:value="282" calcext:value-type="float">
            <text:p>28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6:0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float" office:value="-48.2" calcext:value-type="float">
            <text:p>-48,2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6:0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-48.2" calcext:value-type="float">
            <text:p>-48,2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6:0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-48.2" calcext:value-type="float">
            <text:p>-48,2</text:p>
          </table:table-cell>
          <table:table-cell office:value-type="float" office:value="247" calcext:value-type="float">
            <text:p>24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6:0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-48.2" calcext:value-type="float">
            <text:p>-48,2</text:p>
          </table:table-cell>
          <table:table-cell office:value-type="float" office:value="253" calcext:value-type="float">
            <text:p>2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6:1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-48.2" calcext:value-type="float">
            <text:p>-48,2</text:p>
          </table:table-cell>
          <table:table-cell office:value-type="float" office:value="282" calcext:value-type="float">
            <text:p>28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6:1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-48.2" calcext:value-type="float">
            <text:p>-48,2</text:p>
          </table:table-cell>
          <table:table-cell office:value-type="float" office:value="252" calcext:value-type="float">
            <text:p>2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6:1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-48.2" calcext:value-type="float">
            <text:p>-48,2</text:p>
          </table:table-cell>
          <table:table-cell office:value-type="float" office:value="252" calcext:value-type="float">
            <text:p>2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6:1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-48.2" calcext:value-type="float">
            <text:p>-48,2</text:p>
          </table:table-cell>
          <table:table-cell office:value-type="float" office:value="252" calcext:value-type="float">
            <text:p>2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6:2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-48.69" calcext:value-type="float">
            <text:p>-48,69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6:2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float" office:value="-48.69" calcext:value-type="float">
            <text:p>-48,69</text:p>
          </table:table-cell>
          <table:table-cell office:value-type="float" office:value="277" calcext:value-type="float">
            <text:p>27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6:2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-48.69" calcext:value-type="float">
            <text:p>-48,69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6:2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-48.69" calcext:value-type="float">
            <text:p>-48,69</text:p>
          </table:table-cell>
          <table:table-cell office:value-type="float" office:value="252" calcext:value-type="float">
            <text:p>2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6:2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-48.69" calcext:value-type="float">
            <text:p>-48,69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6:3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-48.69" calcext:value-type="float">
            <text:p>-48,69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6:3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-48.69" calcext:value-type="float">
            <text:p>-48,69</text:p>
          </table:table-cell>
          <table:table-cell office:value-type="float" office:value="278" calcext:value-type="float">
            <text:p>27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6:3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-48.69" calcext:value-type="float">
            <text:p>-48,69</text:p>
          </table:table-cell>
          <table:table-cell office:value-type="float" office:value="249" calcext:value-type="float">
            <text:p>2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6:3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-48.69" calcext:value-type="float">
            <text:p>-48,69</text:p>
          </table:table-cell>
          <table:table-cell office:value-type="float" office:value="328" calcext:value-type="float">
            <text:p>3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6:3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49.17" calcext:value-type="float">
            <text:p>-49,17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6:4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-49.17" calcext:value-type="float">
            <text:p>-49,17</text:p>
          </table:table-cell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6:4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-49.17" calcext:value-type="float">
            <text:p>-49,17</text:p>
          </table:table-cell>
          <table:table-cell office:value-type="float" office:value="275" calcext:value-type="float">
            <text:p>2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6:4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-49.17" calcext:value-type="float">
            <text:p>-49,17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6:4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-49.17" calcext:value-type="float">
            <text:p>-49,17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6:4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float" office:value="-49.17" calcext:value-type="float">
            <text:p>-49,17</text:p>
          </table:table-cell>
          <table:table-cell office:value-type="float" office:value="257" calcext:value-type="float">
            <text:p>2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6:5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-49.17" calcext:value-type="float">
            <text:p>-49,17</text:p>
          </table:table-cell>
          <table:table-cell office:value-type="float" office:value="254" calcext:value-type="float">
            <text:p>2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6:5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-49.17" calcext:value-type="float">
            <text:p>-49,17</text:p>
          </table:table-cell>
          <table:table-cell office:value-type="float" office:value="276" calcext:value-type="float">
            <text:p>2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6:5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-49.17" calcext:value-type="float">
            <text:p>-49,17</text:p>
          </table:table-cell>
          <table:table-cell office:value-type="float" office:value="256" calcext:value-type="float">
            <text:p>2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6:5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-49.17" calcext:value-type="float">
            <text:p>-49,17</text:p>
          </table:table-cell>
          <table:table-cell office:value-type="float" office:value="259" calcext:value-type="float">
            <text:p>2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6:5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-49.17" calcext:value-type="float">
            <text:p>-49,17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7: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-49.17" calcext:value-type="float">
            <text:p>-49,17</text:p>
          </table:table-cell>
          <table:table-cell office:value-type="float" office:value="278" calcext:value-type="float">
            <text:p>27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7:0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49.17" calcext:value-type="float">
            <text:p>-49,17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7:0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-49.17" calcext:value-type="float">
            <text:p>-49,17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7:0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-49.17" calcext:value-type="float">
            <text:p>-49,17</text:p>
          </table:table-cell>
          <table:table-cell office:value-type="float" office:value="256" calcext:value-type="float">
            <text:p>2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7:0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49.66" calcext:value-type="float">
            <text:p>-49,66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7:1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-49.66" calcext:value-type="float">
            <text:p>-49,66</text:p>
          </table:table-cell>
          <table:table-cell office:value-type="float" office:value="283" calcext:value-type="float">
            <text:p>28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7:1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49.66" calcext:value-type="float">
            <text:p>-49,66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7:1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-49.66" calcext:value-type="float">
            <text:p>-49,66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7:1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-49.66" calcext:value-type="float">
            <text:p>-49,66</text:p>
          </table:table-cell>
          <table:table-cell office:value-type="float" office:value="321" calcext:value-type="float">
            <text:p>32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7:1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49.66" calcext:value-type="float">
            <text:p>-49,66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7:2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49.66" calcext:value-type="float">
            <text:p>-49,66</text:p>
          </table:table-cell>
          <table:table-cell office:value-type="float" office:value="281" calcext:value-type="float">
            <text:p>28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7:2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-49.66" calcext:value-type="float">
            <text:p>-49,66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7:2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49.66" calcext:value-type="float">
            <text:p>-49,66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7:2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49.66" calcext:value-type="float">
            <text:p>-49,66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7:2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49.66" calcext:value-type="float">
            <text:p>-49,66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7:3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-49.66" calcext:value-type="float">
            <text:p>-49,66</text:p>
          </table:table-cell>
          <table:table-cell office:value-type="float" office:value="280" calcext:value-type="float">
            <text:p>28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7:3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49.66" calcext:value-type="float">
            <text:p>-49,66</text:p>
          </table:table-cell>
          <table:table-cell office:value-type="float" office:value="249" calcext:value-type="float">
            <text:p>2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7:3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15" calcext:value-type="float">
            <text:p>50,15</text:p>
          </table:table-cell>
          <table:table-cell office:value-type="float" office:value="-50.15" calcext:value-type="float">
            <text:p>-50,15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7:3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0.15" calcext:value-type="float">
            <text:p>-50,15</text:p>
          </table:table-cell>
          <table:table-cell office:value-type="float" office:value="254" calcext:value-type="float">
            <text:p>2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7:3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-50.15" calcext:value-type="float">
            <text:p>-50,15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7:4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-50.15" calcext:value-type="float">
            <text:p>-50,15</text:p>
          </table:table-cell>
          <table:table-cell office:value-type="float" office:value="275" calcext:value-type="float">
            <text:p>2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7:4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-50.15" calcext:value-type="float">
            <text:p>-50,15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7:4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0.15" calcext:value-type="float">
            <text:p>-50,15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7:4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-50.15" calcext:value-type="float">
            <text:p>-50,15</text:p>
          </table:table-cell>
          <table:table-cell office:value-type="float" office:value="256" calcext:value-type="float">
            <text:p>2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7:4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15" calcext:value-type="float">
            <text:p>50,15</text:p>
          </table:table-cell>
          <table:table-cell office:value-type="float" office:value="-50.15" calcext:value-type="float">
            <text:p>-50,15</text:p>
          </table:table-cell>
          <table:table-cell office:value-type="float" office:value="257" calcext:value-type="float">
            <text:p>2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7:5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0.15" calcext:value-type="float">
            <text:p>-50,15</text:p>
          </table:table-cell>
          <table:table-cell office:value-type="float" office:value="284" calcext:value-type="float">
            <text:p>28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7:5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-50.15" calcext:value-type="float">
            <text:p>-50,15</text:p>
          </table:table-cell>
          <table:table-cell office:value-type="float" office:value="242" calcext:value-type="float">
            <text:p>24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7:5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15" calcext:value-type="float">
            <text:p>50,15</text:p>
          </table:table-cell>
          <table:table-cell office:value-type="float" office:value="-50.15" calcext:value-type="float">
            <text:p>-50,15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7:5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0.15" calcext:value-type="float">
            <text:p>-50,15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7:5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0.15" calcext:value-type="float">
            <text:p>-50,15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8:0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0.15" calcext:value-type="float">
            <text:p>-50,15</text:p>
          </table:table-cell>
          <table:table-cell office:value-type="float" office:value="292" calcext:value-type="float">
            <text:p>29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8:0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0.15" calcext:value-type="float">
            <text:p>-50,15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8:0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15" calcext:value-type="float">
            <text:p>50,15</text:p>
          </table:table-cell>
          <table:table-cell office:value-type="float" office:value="-50.15" calcext:value-type="float">
            <text:p>-50,15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8:0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0.15" calcext:value-type="float">
            <text:p>-50,15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8: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-50.15" calcext:value-type="float">
            <text:p>-50,15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8:1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-50.15" calcext:value-type="float">
            <text:p>-50,15</text:p>
          </table:table-cell>
          <table:table-cell office:value-type="float" office:value="281" calcext:value-type="float">
            <text:p>28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8:1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0.15" calcext:value-type="float">
            <text:p>-50,15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8:1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0.15" calcext:value-type="float">
            <text:p>-50,15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8:1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0.15" calcext:value-type="float">
            <text:p>-50,15</text:p>
          </table:table-cell>
          <table:table-cell office:value-type="float" office:value="262" calcext:value-type="float">
            <text:p>26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8:2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-50.15" calcext:value-type="float">
            <text:p>-50,15</text:p>
          </table:table-cell>
          <table:table-cell office:value-type="float" office:value="239" calcext:value-type="float">
            <text:p>23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8:2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0.15" calcext:value-type="float">
            <text:p>-50,15</text:p>
          </table:table-cell>
          <table:table-cell office:value-type="float" office:value="276" calcext:value-type="float">
            <text:p>2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8:2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0.15" calcext:value-type="float">
            <text:p>-50,15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8:2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0.15" calcext:value-type="float">
            <text:p>-50,15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8:2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0.15" calcext:value-type="float">
            <text:p>-50,15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8:3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0.15" calcext:value-type="float">
            <text:p>-50,15</text:p>
          </table:table-cell>
          <table:table-cell office:value-type="float" office:value="255" calcext:value-type="float">
            <text:p>25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8:3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0.15" calcext:value-type="float">
            <text:p>-50,15</text:p>
          </table:table-cell>
          <table:table-cell office:value-type="float" office:value="281" calcext:value-type="float">
            <text:p>28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8:3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15" calcext:value-type="float">
            <text:p>50,15</text:p>
          </table:table-cell>
          <table:table-cell office:value-type="float" office:value="-50.15" calcext:value-type="float">
            <text:p>-50,15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8:3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0.15" calcext:value-type="float">
            <text:p>-50,15</text:p>
          </table:table-cell>
          <table:table-cell office:value-type="float" office:value="331" calcext:value-type="float">
            <text:p>3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8:3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0.15" calcext:value-type="float">
            <text:p>-50,15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8:4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0.15" calcext:value-type="float">
            <text:p>-50,15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8:4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-50.15" calcext:value-type="float">
            <text:p>-50,15</text:p>
          </table:table-cell>
          <table:table-cell office:value-type="float" office:value="281" calcext:value-type="float">
            <text:p>28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8:4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0.15" calcext:value-type="float">
            <text:p>-50,15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8:4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63" calcext:value-type="float">
            <text:p>50,63</text:p>
          </table:table-cell>
          <table:table-cell office:value-type="float" office:value="-50.63" calcext:value-type="float">
            <text:p>-50,63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8:4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0.63" calcext:value-type="float">
            <text:p>-50,63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8:5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0.63" calcext:value-type="float">
            <text:p>-50,63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8:5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0.63" calcext:value-type="float">
            <text:p>-50,63</text:p>
          </table:table-cell>
          <table:table-cell office:value-type="float" office:value="281" calcext:value-type="float">
            <text:p>28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8:5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0.63" calcext:value-type="float">
            <text:p>-50,63</text:p>
          </table:table-cell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8:5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-50.63" calcext:value-type="float">
            <text:p>-50,63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8:5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-50.63" calcext:value-type="float">
            <text:p>-50,63</text:p>
          </table:table-cell>
          <table:table-cell office:value-type="float" office:value="254" calcext:value-type="float">
            <text:p>2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9: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0.63" calcext:value-type="float">
            <text:p>-50,63</text:p>
          </table:table-cell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9:0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0.63" calcext:value-type="float">
            <text:p>-50,63</text:p>
          </table:table-cell>
          <table:table-cell office:value-type="float" office:value="271" calcext:value-type="float">
            <text:p>2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9:0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15" calcext:value-type="float">
            <text:p>50,15</text:p>
          </table:table-cell>
          <table:table-cell office:value-type="float" office:value="-50.63" calcext:value-type="float">
            <text:p>-50,63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9:0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15" calcext:value-type="float">
            <text:p>50,15</text:p>
          </table:table-cell>
          <table:table-cell office:value-type="float" office:value="-50.63" calcext:value-type="float">
            <text:p>-50,63</text:p>
          </table:table-cell>
          <table:table-cell office:value-type="float" office:value="252" calcext:value-type="float">
            <text:p>2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9:0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0.63" calcext:value-type="float">
            <text:p>-50,63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9:1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63" calcext:value-type="float">
            <text:p>50,63</text:p>
          </table:table-cell>
          <table:table-cell office:value-type="float" office:value="-50.63" calcext:value-type="float">
            <text:p>-50,63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9:1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0.63" calcext:value-type="float">
            <text:p>-50,63</text:p>
          </table:table-cell>
          <table:table-cell office:value-type="float" office:value="345" calcext:value-type="float">
            <text:p>3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9:1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0.63" calcext:value-type="float">
            <text:p>-50,63</text:p>
          </table:table-cell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9:1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0.63" calcext:value-type="float">
            <text:p>-50,63</text:p>
          </table:table-cell>
          <table:table-cell office:value-type="float" office:value="249" calcext:value-type="float">
            <text:p>2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9:1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15" calcext:value-type="float">
            <text:p>50,15</text:p>
          </table:table-cell>
          <table:table-cell office:value-type="float" office:value="-50.63" calcext:value-type="float">
            <text:p>-50,63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9:2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15" calcext:value-type="float">
            <text:p>50,15</text:p>
          </table:table-cell>
          <table:table-cell office:value-type="float" office:value="-50.63" calcext:value-type="float">
            <text:p>-50,63</text:p>
          </table:table-cell>
          <table:table-cell office:value-type="float" office:value="258" calcext:value-type="float">
            <text:p>25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9:2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0.63" calcext:value-type="float">
            <text:p>-50,63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9:2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0.63" calcext:value-type="float">
            <text:p>-50,63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9:2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15" calcext:value-type="float">
            <text:p>50,15</text:p>
          </table:table-cell>
          <table:table-cell office:value-type="float" office:value="-50.63" calcext:value-type="float">
            <text:p>-50,63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9:2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15" calcext:value-type="float">
            <text:p>50,15</text:p>
          </table:table-cell>
          <table:table-cell office:value-type="float" office:value="-50.63" calcext:value-type="float">
            <text:p>-50,63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9:3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0.63" calcext:value-type="float">
            <text:p>-50,63</text:p>
          </table:table-cell>
          <table:table-cell office:value-type="float" office:value="271" calcext:value-type="float">
            <text:p>27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9:3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0.63" calcext:value-type="float">
            <text:p>-50,63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9:3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0.63" calcext:value-type="float">
            <text:p>-50,63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9:3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15" calcext:value-type="float">
            <text:p>50,15</text:p>
          </table:table-cell>
          <table:table-cell office:value-type="float" office:value="-50.63" calcext:value-type="float">
            <text:p>-50,63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9:3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0.63" calcext:value-type="float">
            <text:p>-50,63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9:4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-50.63" calcext:value-type="float">
            <text:p>-50,63</text:p>
          </table:table-cell>
          <table:table-cell office:value-type="float" office:value="280" calcext:value-type="float">
            <text:p>28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9:4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0.63" calcext:value-type="float">
            <text:p>-50,63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9:4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0.63" calcext:value-type="float">
            <text:p>-50,63</text:p>
          </table:table-cell>
          <table:table-cell office:value-type="float" office:value="242" calcext:value-type="float">
            <text:p>24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9:4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0.63" calcext:value-type="float">
            <text:p>-50,63</text:p>
          </table:table-cell>
          <table:table-cell office:value-type="float" office:value="260" calcext:value-type="float">
            <text:p>26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9:4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0.63" calcext:value-type="float">
            <text:p>-50,63</text:p>
          </table:table-cell>
          <table:table-cell office:value-type="float" office:value="254" calcext:value-type="float">
            <text:p>2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9:5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0.63" calcext:value-type="float">
            <text:p>-50,63</text:p>
          </table:table-cell>
          <table:table-cell office:value-type="float" office:value="274" calcext:value-type="float">
            <text:p>2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9:5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-50.63" calcext:value-type="float">
            <text:p>-50,63</text:p>
          </table:table-cell>
          <table:table-cell office:value-type="float" office:value="298" calcext:value-type="float">
            <text:p>29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9:5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0.63" calcext:value-type="float">
            <text:p>-50,63</text:p>
          </table:table-cell>
          <table:table-cell office:value-type="float" office:value="242" calcext:value-type="float">
            <text:p>24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9:5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15" calcext:value-type="float">
            <text:p>50,15</text:p>
          </table:table-cell>
          <table:table-cell office:value-type="float" office:value="-50.63" calcext:value-type="float">
            <text:p>-50,63</text:p>
          </table:table-cell>
          <table:table-cell office:value-type="float" office:value="245" calcext:value-type="float">
            <text:p>24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09:5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-50.63" calcext:value-type="float">
            <text:p>-50,63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0:0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0.63" calcext:value-type="float">
            <text:p>-50,63</text:p>
          </table:table-cell>
          <table:table-cell office:value-type="float" office:value="268" calcext:value-type="float">
            <text:p>2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0:0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0.63" calcext:value-type="float">
            <text:p>-50,63</text:p>
          </table:table-cell>
          <table:table-cell office:value-type="float" office:value="343" calcext:value-type="float">
            <text:p>34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0:0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63" calcext:value-type="float">
            <text:p>50,63</text:p>
          </table:table-cell>
          <table:table-cell office:value-type="float" office:value="-50.63" calcext:value-type="float">
            <text:p>-50,63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0:0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15" calcext:value-type="float">
            <text:p>50,15</text:p>
          </table:table-cell>
          <table:table-cell office:value-type="float" office:value="-50.63" calcext:value-type="float">
            <text:p>-50,63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0: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15" calcext:value-type="float">
            <text:p>50,15</text:p>
          </table:table-cell>
          <table:table-cell office:value-type="float" office:value="-50.63" calcext:value-type="float">
            <text:p>-50,63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0:1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0.63" calcext:value-type="float">
            <text:p>-50,63</text:p>
          </table:table-cell>
          <table:table-cell office:value-type="float" office:value="273" calcext:value-type="float">
            <text:p>2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0:1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63" calcext:value-type="float">
            <text:p>50,63</text:p>
          </table:table-cell>
          <table:table-cell office:value-type="float" office:value="-50.63" calcext:value-type="float">
            <text:p>-50,63</text:p>
          </table:table-cell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0:1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15" calcext:value-type="float">
            <text:p>50,15</text:p>
          </table:table-cell>
          <table:table-cell office:value-type="float" office:value="-50.63" calcext:value-type="float">
            <text:p>-50,63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0:1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15" calcext:value-type="float">
            <text:p>50,15</text:p>
          </table:table-cell>
          <table:table-cell office:value-type="float" office:value="-50.63" calcext:value-type="float">
            <text:p>-50,63</text:p>
          </table:table-cell>
          <table:table-cell office:value-type="float" office:value="253" calcext:value-type="float">
            <text:p>2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0:2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0.63" calcext:value-type="float">
            <text:p>-50,63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0:2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-50.63" calcext:value-type="float">
            <text:p>-50,63</text:p>
          </table:table-cell>
          <table:table-cell office:value-type="float" office:value="272" calcext:value-type="float">
            <text:p>2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0:2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0.63" calcext:value-type="float">
            <text:p>-50,63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0:2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15" calcext:value-type="float">
            <text:p>50,15</text:p>
          </table:table-cell>
          <table:table-cell office:value-type="float" office:value="-50.63" calcext:value-type="float">
            <text:p>-50,63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0:2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1.12" calcext:value-type="float">
            <text:p>51,12</text:p>
          </table:table-cell>
          <table:table-cell office:value-type="float" office:value="-51.12" calcext:value-type="float">
            <text:p>-51,12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0:3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-51.12" calcext:value-type="float">
            <text:p>-51,12</text:p>
          </table:table-cell>
          <table:table-cell office:value-type="float" office:value="247" calcext:value-type="float">
            <text:p>24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0:3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1.12" calcext:value-type="float">
            <text:p>-51,12</text:p>
          </table:table-cell>
          <table:table-cell office:value-type="float" office:value="274" calcext:value-type="float">
            <text:p>2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0:3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1.12" calcext:value-type="float">
            <text:p>-51,12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0:3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1.12" calcext:value-type="float">
            <text:p>-51,12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0:3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1.12" calcext:value-type="float">
            <text:p>-51,12</text:p>
          </table:table-cell>
          <table:table-cell office:value-type="float" office:value="252" calcext:value-type="float">
            <text:p>2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0:4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1.12" calcext:value-type="float">
            <text:p>-51,12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0:4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1.12" calcext:value-type="float">
            <text:p>-51,12</text:p>
          </table:table-cell>
          <table:table-cell office:value-type="float" office:value="271" calcext:value-type="float">
            <text:p>2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0:4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15" calcext:value-type="float">
            <text:p>50,15</text:p>
          </table:table-cell>
          <table:table-cell office:value-type="float" office:value="-51.12" calcext:value-type="float">
            <text:p>-51,12</text:p>
          </table:table-cell>
          <table:table-cell office:value-type="float" office:value="295" calcext:value-type="float">
            <text:p>29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0:4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1.12" calcext:value-type="float">
            <text:p>-51,12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0:4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1.12" calcext:value-type="float">
            <text:p>-51,12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0:5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1.12" calcext:value-type="float">
            <text:p>-51,12</text:p>
          </table:table-cell>
          <table:table-cell office:value-type="float" office:value="253" calcext:value-type="float">
            <text:p>2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0:5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1.12" calcext:value-type="float">
            <text:p>-51,12</text:p>
          </table:table-cell>
          <table:table-cell office:value-type="float" office:value="271" calcext:value-type="float">
            <text:p>2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0:5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1.12" calcext:value-type="float">
            <text:p>-51,12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0:5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15" calcext:value-type="float">
            <text:p>50,15</text:p>
          </table:table-cell>
          <table:table-cell office:value-type="float" office:value="-51.12" calcext:value-type="float">
            <text:p>-51,12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0:5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1.12" calcext:value-type="float">
            <text:p>-51,12</text:p>
          </table:table-cell>
          <table:table-cell office:value-type="float" office:value="261" calcext:value-type="float">
            <text:p>26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1:0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1.12" calcext:value-type="float">
            <text:p>-51,12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1:0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1.12" calcext:value-type="float">
            <text:p>-51,12</text:p>
          </table:table-cell>
          <table:table-cell office:value-type="float" office:value="274" calcext:value-type="float">
            <text:p>2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1:0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1.12" calcext:value-type="float">
            <text:p>-51,12</text:p>
          </table:table-cell>
          <table:table-cell office:value-type="float" office:value="252" calcext:value-type="float">
            <text:p>2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1:0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1.12" calcext:value-type="float">
            <text:p>-51,12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1:0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1.12" calcext:value-type="float">
            <text:p>-51,12</text:p>
          </table:table-cell>
          <table:table-cell office:value-type="float" office:value="248" calcext:value-type="float">
            <text:p>2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1:1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1.12" calcext:value-type="float">
            <text:p>-51,12</text:p>
          </table:table-cell>
          <table:table-cell office:value-type="float" office:value="262" calcext:value-type="float">
            <text:p>26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1:1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1.12" calcext:value-type="float">
            <text:p>-51,12</text:p>
          </table:table-cell>
          <table:table-cell office:value-type="float" office:value="276" calcext:value-type="float">
            <text:p>2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1:1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1.12" calcext:value-type="float">
            <text:p>-51,12</text:p>
          </table:table-cell>
          <table:table-cell office:value-type="float" office:value="252" calcext:value-type="float">
            <text:p>2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1:1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15" calcext:value-type="float">
            <text:p>50,15</text:p>
          </table:table-cell>
          <table:table-cell office:value-type="float" office:value="-51.12" calcext:value-type="float">
            <text:p>-51,12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1:1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1.12" calcext:value-type="float">
            <text:p>-51,12</text:p>
          </table:table-cell>
          <table:table-cell office:value-type="float" office:value="242" calcext:value-type="float">
            <text:p>24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1:2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1.12" calcext:value-type="float">
            <text:p>-51,12</text:p>
          </table:table-cell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1:2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15" calcext:value-type="float">
            <text:p>50,15</text:p>
          </table:table-cell>
          <table:table-cell office:value-type="float" office:value="-51.12" calcext:value-type="float">
            <text:p>-51,12</text:p>
          </table:table-cell>
          <table:table-cell office:value-type="float" office:value="275" calcext:value-type="float">
            <text:p>2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1:2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1.12" calcext:value-type="float">
            <text:p>-51,12</text:p>
          </table:table-cell>
          <table:table-cell office:value-type="float" office:value="321" calcext:value-type="float">
            <text:p>32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1:2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63" calcext:value-type="float">
            <text:p>50,63</text:p>
          </table:table-cell>
          <table:table-cell office:value-type="float" office:value="-51.12" calcext:value-type="float">
            <text:p>-51,12</text:p>
          </table:table-cell>
          <table:table-cell office:value-type="float" office:value="253" calcext:value-type="float">
            <text:p>2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1:2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63" calcext:value-type="float">
            <text:p>50,63</text:p>
          </table:table-cell>
          <table:table-cell office:value-type="float" office:value="-51.12" calcext:value-type="float">
            <text:p>-51,12</text:p>
          </table:table-cell>
          <table:table-cell office:value-type="float" office:value="246" calcext:value-type="float">
            <text:p>2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1:3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1.12" calcext:value-type="float">
            <text:p>-51,12</text:p>
          </table:table-cell>
          <table:table-cell office:value-type="float" office:value="251" calcext:value-type="float">
            <text:p>25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1:3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15" calcext:value-type="float">
            <text:p>50,15</text:p>
          </table:table-cell>
          <table:table-cell office:value-type="float" office:value="-51.12" calcext:value-type="float">
            <text:p>-51,12</text:p>
          </table:table-cell>
          <table:table-cell office:value-type="float" office:value="270" calcext:value-type="float">
            <text:p>2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1:3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1.12" calcext:value-type="float">
            <text:p>-51,12</text:p>
          </table:table-cell>
          <table:table-cell office:value-type="float" office:value="284" calcext:value-type="float">
            <text:p>284</text:p>
          </table:table-cell>
          <table:table-cell office:value-type="float" office:value="199" calcext:value-type="float">
            <text:p>199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11:11:3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1.12" calcext:value-type="float">
            <text:p>51,12</text:p>
          </table:table-cell>
          <table:table-cell office:value-type="float" office:value="-51.12" calcext:value-type="float">
            <text:p>-51,12</text:p>
          </table:table-cell>
          <table:table-cell office:value-type="float" office:value="251" calcext:value-type="float">
            <text:p>251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1:11:3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63" calcext:value-type="float">
            <text:p>50,63</text:p>
          </table:table-cell>
          <table:table-cell office:value-type="float" office:value="-51.12" calcext:value-type="float">
            <text:p>-51,12</text:p>
          </table:table-cell>
          <table:table-cell office:value-type="float" office:value="252" calcext:value-type="float">
            <text:p>2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1:4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63" calcext:value-type="float">
            <text:p>50,63</text:p>
          </table:table-cell>
          <table:table-cell office:value-type="float" office:value="-51.12" calcext:value-type="float">
            <text:p>-51,12</text:p>
          </table:table-cell>
          <table:table-cell office:value-type="float" office:value="256" calcext:value-type="float">
            <text:p>2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1:4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15" calcext:value-type="float">
            <text:p>50,15</text:p>
          </table:table-cell>
          <table:table-cell office:value-type="float" office:value="-51.12" calcext:value-type="float">
            <text:p>-51,12</text:p>
          </table:table-cell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1:4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63" calcext:value-type="float">
            <text:p>50,63</text:p>
          </table:table-cell>
          <table:table-cell office:value-type="float" office:value="-51.12" calcext:value-type="float">
            <text:p>-51,12</text:p>
          </table:table-cell>
          <table:table-cell office:value-type="float" office:value="254" calcext:value-type="float">
            <text:p>2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1:4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1.12" calcext:value-type="float">
            <text:p>-51,12</text:p>
          </table:table-cell>
          <table:table-cell office:value-type="float" office:value="247" calcext:value-type="float">
            <text:p>2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1:4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-51.12" calcext:value-type="float">
            <text:p>-51,12</text:p>
          </table:table-cell>
          <table:table-cell office:value-type="float" office:value="214" calcext:value-type="float">
            <text:p>214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11:11:51</text:p>
          </table:table-cell>
          <table:table-cell office:value-type="float" office:value="900" calcext:value-type="float">
            <text:p>9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float" office:value="-51.12" calcext:value-type="float">
            <text:p>-51,12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1:5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-51.12" calcext:value-type="float">
            <text:p>-51,12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1:5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51.12" calcext:value-type="float">
            <text:p>-51,12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1:11:5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51.12" calcext:value-type="float">
            <text:p>-51,12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2:0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-51.12" calcext:value-type="float">
            <text:p>-51,12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2:02</text:p>
          </table:table-cell>
          <table:table-cell office:value-type="float" office:value="800" calcext:value-type="float">
            <text:p>80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-51.12" calcext:value-type="float">
            <text:p>-51,12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2:0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-51.12" calcext:value-type="float">
            <text:p>-51,1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2:0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-51.12" calcext:value-type="float">
            <text:p>-51,12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2:0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float" office:value="-51.12" calcext:value-type="float">
            <text:p>-51,12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2:1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float" office:value="-51.12" calcext:value-type="float">
            <text:p>-51,12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2:1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-51.12" calcext:value-type="float">
            <text:p>-51,12</text:p>
          </table:table-cell>
          <table:table-cell office:value-type="float" office:value="136" calcext:value-type="float">
            <text:p>13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2:1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-51.12" calcext:value-type="float">
            <text:p>-51,12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2:1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float" office:value="-51.12" calcext:value-type="float">
            <text:p>-51,12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2:1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float" office:value="-51.12" calcext:value-type="float">
            <text:p>-51,12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2:2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float" office:value="-51.12" calcext:value-type="float">
            <text:p>-51,12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2:2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float" office:value="-51.12" calcext:value-type="float">
            <text:p>-51,12</text:p>
          </table:table-cell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2:2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-51.12" calcext:value-type="float">
            <text:p>-51,12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2:2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-51.12" calcext:value-type="float">
            <text:p>-51,12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2:2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-51.12" calcext:value-type="float">
            <text:p>-51,12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2:3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float" office:value="-51.12" calcext:value-type="float">
            <text:p>-51,12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2:33</text:p>
          </table:table-cell>
          <table:table-cell office:value-type="float" office:value="600" calcext:value-type="float">
            <text:p>6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float" office:value="-51.12" calcext:value-type="float">
            <text:p>-51,12</text:p>
          </table:table-cell>
          <table:table-cell office:value-type="float" office:value="142" calcext:value-type="float">
            <text:p>14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2:3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-51.12" calcext:value-type="float">
            <text:p>-51,12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2:37</text:p>
          </table:table-cell>
          <table:table-cell office:value-type="float" office:value="700" calcext:value-type="float">
            <text:p>7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-51.12" calcext:value-type="float">
            <text:p>-51,12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2:3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51.12" calcext:value-type="float">
            <text:p>-51,12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2:4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-51.12" calcext:value-type="float">
            <text:p>-51,12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2:4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51.12" calcext:value-type="float">
            <text:p>-51,12</text:p>
          </table:table-cell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2:4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-51.12" calcext:value-type="float">
            <text:p>-51,12</text:p>
          </table:table-cell>
          <table:table-cell office:value-type="float" office:value="103" calcext:value-type="float">
            <text:p>10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2:4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51.12" calcext:value-type="float">
            <text:p>-51,12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2:4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-51.12" calcext:value-type="float">
            <text:p>-51,12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2:5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float" office:value="-51.12" calcext:value-type="float">
            <text:p>-51,1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2:5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-51.12" calcext:value-type="float">
            <text:p>-51,12</text:p>
          </table:table-cell>
          <table:table-cell office:value-type="float" office:value="117" calcext:value-type="float">
            <text:p>1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2:5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51.12" calcext:value-type="float">
            <text:p>-51,12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2:5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float" office:value="-51.12" calcext:value-type="float">
            <text:p>-51,12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3:0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51.12" calcext:value-type="float">
            <text:p>-51,12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3:0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51.12" calcext:value-type="float">
            <text:p>-51,12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3:0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51.12" calcext:value-type="float">
            <text:p>-51,12</text:p>
          </table:table-cell>
          <table:table-cell office:value-type="float" office:value="117" calcext:value-type="float">
            <text:p>1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3:0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1.12" calcext:value-type="float">
            <text:p>-51,12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3:0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1.12" calcext:value-type="float">
            <text:p>-51,12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3:1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51.12" calcext:value-type="float">
            <text:p>-51,12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3:12</text:p>
          </table:table-cell>
          <table:table-cell office:value-type="float" office:value="600" calcext:value-type="float">
            <text:p>600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1.12" calcext:value-type="float">
            <text:p>-51,12</text:p>
          </table:table-cell>
          <table:table-cell office:value-type="float" office:value="109" calcext:value-type="float">
            <text:p>10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3:1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51.12" calcext:value-type="float">
            <text:p>-51,12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3:1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51.12" calcext:value-type="float">
            <text:p>-51,12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3:1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51.12" calcext:value-type="float">
            <text:p>-51,12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3:2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1.12" calcext:value-type="float">
            <text:p>-51,12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3:2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51.12" calcext:value-type="float">
            <text:p>-51,12</text:p>
          </table:table-cell>
          <table:table-cell office:value-type="float" office:value="123" calcext:value-type="float">
            <text:p>12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3:2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51.12" calcext:value-type="float">
            <text:p>-51,12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3:2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51.12" calcext:value-type="float">
            <text:p>-51,1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3:2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51.12" calcext:value-type="float">
            <text:p>-51,12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3:3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51.12" calcext:value-type="float">
            <text:p>-51,12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3:3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1.12" calcext:value-type="float">
            <text:p>-51,12</text:p>
          </table:table-cell>
          <table:table-cell office:value-type="float" office:value="125" calcext:value-type="float">
            <text:p>1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3:3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1.12" calcext:value-type="float">
            <text:p>-51,1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3:3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1.12" calcext:value-type="float">
            <text:p>-51,12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3:3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51.12" calcext:value-type="float">
            <text:p>-51,12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3:4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1.12" calcext:value-type="float">
            <text:p>-51,12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3:4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51.12" calcext:value-type="float">
            <text:p>-51,12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3:4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51.12" calcext:value-type="float">
            <text:p>-51,12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3:4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51.12" calcext:value-type="float">
            <text:p>-51,12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3:4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51.12" calcext:value-type="float">
            <text:p>-51,12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3:5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51.12" calcext:value-type="float">
            <text:p>-51,12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3:53</text:p>
          </table:table-cell>
          <table:table-cell office:value-type="float" office:value="700" calcext:value-type="float">
            <text:p>7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1.12" calcext:value-type="float">
            <text:p>-51,12</text:p>
          </table:table-cell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3:55</text:p>
          </table:table-cell>
          <table:table-cell office:value-type="float" office:value="600" calcext:value-type="float">
            <text:p>60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51.12" calcext:value-type="float">
            <text:p>-51,12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3:5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1.12" calcext:value-type="float">
            <text:p>-51,12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3:5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51.12" calcext:value-type="float">
            <text:p>-51,12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4:0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51.12" calcext:value-type="float">
            <text:p>-51,12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4:0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51.12" calcext:value-type="float">
            <text:p>-51,12</text:p>
          </table:table-cell>
          <table:table-cell office:value-type="float" office:value="124" calcext:value-type="float">
            <text:p>12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4:0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1.12" calcext:value-type="float">
            <text:p>-51,12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4:0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51.12" calcext:value-type="float">
            <text:p>-51,12</text:p>
          </table:table-cell>
          <table:table-cell office:value-type="float" office:value="136" calcext:value-type="float">
            <text:p>13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4:1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1.12" calcext:value-type="float">
            <text:p>-51,12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4:1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float" office:value="-51.12" calcext:value-type="float">
            <text:p>-51,12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4:1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51.12" calcext:value-type="float">
            <text:p>-51,12</text:p>
          </table:table-cell>
          <table:table-cell office:value-type="float" office:value="106" calcext:value-type="float">
            <text:p>10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4:1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float" office:value="-51.12" calcext:value-type="float">
            <text:p>-51,12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4:1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51.12" calcext:value-type="float">
            <text:p>-51,12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4:2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51.12" calcext:value-type="float">
            <text:p>-51,12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4:2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51.12" calcext:value-type="float">
            <text:p>-51,12</text:p>
          </table:table-cell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4:2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51.12" calcext:value-type="float">
            <text:p>-51,12</text:p>
          </table:table-cell>
          <table:table-cell office:value-type="float" office:value="108" calcext:value-type="float">
            <text:p>10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4:2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51.12" calcext:value-type="float">
            <text:p>-51,12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4:2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1.12" calcext:value-type="float">
            <text:p>-51,12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4:3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51.12" calcext:value-type="float">
            <text:p>-51,12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4:32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51.12" calcext:value-type="float">
            <text:p>-51,12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4:3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51.12" calcext:value-type="float">
            <text:p>-51,12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4:37</text:p>
          </table:table-cell>
          <table:table-cell office:value-type="float" office:value="700" calcext:value-type="float">
            <text:p>7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51.12" calcext:value-type="float">
            <text:p>-51,12</text:p>
          </table:table-cell>
          <table:table-cell office:value-type="float" office:value="132" calcext:value-type="float">
            <text:p>1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4:3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6.51" calcext:value-type="float">
            <text:p>36,51</text:p>
          </table:table-cell>
          <table:table-cell office:value-type="float" office:value="-51.12" calcext:value-type="float">
            <text:p>-51,12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4:4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1.12" calcext:value-type="float">
            <text:p>-51,12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4:4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-51.12" calcext:value-type="float">
            <text:p>-51,12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4:4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1.12" calcext:value-type="float">
            <text:p>-51,12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4:4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51.12" calcext:value-type="float">
            <text:p>-51,12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4:4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1.12" calcext:value-type="float">
            <text:p>-51,12</text:p>
          </table:table-cell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11:14:5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float" office:value="-51.12" calcext:value-type="float">
            <text:p>-51,12</text:p>
          </table:table-cell>
          <table:table-cell office:value-type="float" office:value="335" calcext:value-type="float">
            <text:p>3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4:5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-51.12" calcext:value-type="float">
            <text:p>-51,12</text:p>
          </table:table-cell>
          <table:table-cell office:value-type="float" office:value="410" calcext:value-type="float">
            <text:p>41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4:5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51.12" calcext:value-type="float">
            <text:p>-51,12</text:p>
          </table:table-cell>
          <table:table-cell office:value-type="float" office:value="333" calcext:value-type="float">
            <text:p>333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1:14:5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-51.12" calcext:value-type="float">
            <text:p>-51,12</text:p>
          </table:table-cell>
          <table:table-cell office:value-type="float" office:value="331" calcext:value-type="float">
            <text:p>3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4:5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float" office:value="-51.12" calcext:value-type="float">
            <text:p>-51,12</text:p>
          </table:table-cell>
          <table:table-cell office:value-type="float" office:value="337" calcext:value-type="float">
            <text:p>33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5:0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float" office:value="-51.12" calcext:value-type="float">
            <text:p>-51,12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5:0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float" office:value="-51.12" calcext:value-type="float">
            <text:p>-51,12</text:p>
          </table:table-cell>
          <table:table-cell office:value-type="float" office:value="365" calcext:value-type="float">
            <text:p>36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5:0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-51.12" calcext:value-type="float">
            <text:p>-51,12</text:p>
          </table:table-cell>
          <table:table-cell office:value-type="float" office:value="344" calcext:value-type="float">
            <text:p>34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5:0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-51.12" calcext:value-type="float">
            <text:p>-51,12</text:p>
          </table:table-cell>
          <table:table-cell office:value-type="float" office:value="336" calcext:value-type="float">
            <text:p>33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5:0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float" office:value="-51.12" calcext:value-type="float">
            <text:p>-51,12</text:p>
          </table:table-cell>
          <table:table-cell office:value-type="float" office:value="337" calcext:value-type="float">
            <text:p>33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5:1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-51.12" calcext:value-type="float">
            <text:p>-51,12</text:p>
          </table:table-cell>
          <table:table-cell office:value-type="float" office:value="336" calcext:value-type="float">
            <text:p>33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5:1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-51.12" calcext:value-type="float">
            <text:p>-51,12</text:p>
          </table:table-cell>
          <table:table-cell office:value-type="float" office:value="340" calcext:value-type="float">
            <text:p>34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5:1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-51.12" calcext:value-type="float">
            <text:p>-51,12</text:p>
          </table:table-cell>
          <table:table-cell office:value-type="float" office:value="326" calcext:value-type="float">
            <text:p>32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5:1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1.12" calcext:value-type="float">
            <text:p>-51,12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5:1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1.12" calcext:value-type="float">
            <text:p>-51,12</text:p>
          </table:table-cell>
          <table:table-cell office:value-type="float" office:value="329" calcext:value-type="float">
            <text:p>3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5:2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1.12" calcext:value-type="float">
            <text:p>-51,12</text:p>
          </table:table-cell>
          <table:table-cell office:value-type="float" office:value="329" calcext:value-type="float">
            <text:p>3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5:2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1.12" calcext:value-type="float">
            <text:p>-51,12</text:p>
          </table:table-cell>
          <table:table-cell office:value-type="float" office:value="397" calcext:value-type="float">
            <text:p>39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5:2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1.12" calcext:value-type="float">
            <text:p>-51,12</text:p>
          </table:table-cell>
          <table:table-cell office:value-type="float" office:value="325" calcext:value-type="float">
            <text:p>3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5:2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1.12" calcext:value-type="float">
            <text:p>-51,12</text:p>
          </table:table-cell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5:3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15" calcext:value-type="float">
            <text:p>50,15</text:p>
          </table:table-cell>
          <table:table-cell office:value-type="float" office:value="-51.12" calcext:value-type="float">
            <text:p>-51,12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5:3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1.12" calcext:value-type="float">
            <text:p>51,12</text:p>
          </table:table-cell>
          <table:table-cell office:value-type="float" office:value="-51.12" calcext:value-type="float">
            <text:p>-51,12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5:3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51.12" calcext:value-type="float">
            <text:p>-51,12</text:p>
          </table:table-cell>
          <table:table-cell office:value-type="float" office:value="347" calcext:value-type="float">
            <text:p>3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5:3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15" calcext:value-type="float">
            <text:p>50,15</text:p>
          </table:table-cell>
          <table:table-cell office:value-type="float" office:value="-51.12" calcext:value-type="float">
            <text:p>-51,12</text:p>
          </table:table-cell>
          <table:table-cell office:value-type="float" office:value="328" calcext:value-type="float">
            <text:p>3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5:3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63" calcext:value-type="float">
            <text:p>50,63</text:p>
          </table:table-cell>
          <table:table-cell office:value-type="float" office:value="-51.12" calcext:value-type="float">
            <text:p>-51,12</text:p>
          </table:table-cell>
          <table:table-cell office:value-type="float" office:value="331" calcext:value-type="float">
            <text:p>3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5:4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1.12" calcext:value-type="float">
            <text:p>51,12</text:p>
          </table:table-cell>
          <table:table-cell office:value-type="float" office:value="-51.12" calcext:value-type="float">
            <text:p>-51,12</text:p>
          </table:table-cell>
          <table:table-cell office:value-type="float" office:value="328" calcext:value-type="float">
            <text:p>3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5:4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1.12" calcext:value-type="float">
            <text:p>51,12</text:p>
          </table:table-cell>
          <table:table-cell office:value-type="float" office:value="-51.12" calcext:value-type="float">
            <text:p>-51,12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5:4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1.12" calcext:value-type="float">
            <text:p>51,12</text:p>
          </table:table-cell>
          <table:table-cell office:value-type="float" office:value="-51.12" calcext:value-type="float">
            <text:p>-51,12</text:p>
          </table:table-cell>
          <table:table-cell office:value-type="float" office:value="342" calcext:value-type="float">
            <text:p>34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5:4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15" calcext:value-type="float">
            <text:p>50,15</text:p>
          </table:table-cell>
          <table:table-cell office:value-type="float" office:value="-51.12" calcext:value-type="float">
            <text:p>-51,12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5:4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63" calcext:value-type="float">
            <text:p>50,63</text:p>
          </table:table-cell>
          <table:table-cell office:value-type="float" office:value="-51.12" calcext:value-type="float">
            <text:p>-51,12</text:p>
          </table:table-cell>
          <table:table-cell office:value-type="float" office:value="331" calcext:value-type="float">
            <text:p>3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5:5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1.12" calcext:value-type="float">
            <text:p>51,12</text:p>
          </table:table-cell>
          <table:table-cell office:value-type="float" office:value="-51.12" calcext:value-type="float">
            <text:p>-51,12</text:p>
          </table:table-cell>
          <table:table-cell office:value-type="float" office:value="325" calcext:value-type="float">
            <text:p>3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5:5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1.12" calcext:value-type="float">
            <text:p>51,12</text:p>
          </table:table-cell>
          <table:table-cell office:value-type="float" office:value="-51.12" calcext:value-type="float">
            <text:p>-51,12</text:p>
          </table:table-cell>
          <table:table-cell office:value-type="float" office:value="324" calcext:value-type="float">
            <text:p>32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5:5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63" calcext:value-type="float">
            <text:p>50,63</text:p>
          </table:table-cell>
          <table:table-cell office:value-type="float" office:value="-51.12" calcext:value-type="float">
            <text:p>-51,12</text:p>
          </table:table-cell>
          <table:table-cell office:value-type="float" office:value="351" calcext:value-type="float">
            <text:p>35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5:5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1.61" calcext:value-type="float">
            <text:p>51,61</text:p>
          </table:table-cell>
          <table:table-cell office:value-type="float" office:value="-51.61" calcext:value-type="float">
            <text:p>-51,61</text:p>
          </table:table-cell>
          <table:table-cell office:value-type="float" office:value="326" calcext:value-type="float">
            <text:p>3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5:5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1.12" calcext:value-type="float">
            <text:p>51,12</text:p>
          </table:table-cell>
          <table:table-cell office:value-type="float" office:value="-51.61" calcext:value-type="float">
            <text:p>-51,61</text:p>
          </table:table-cell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6: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1.12" calcext:value-type="float">
            <text:p>51,12</text:p>
          </table:table-cell>
          <table:table-cell office:value-type="float" office:value="-51.61" calcext:value-type="float">
            <text:p>-51,61</text:p>
          </table:table-cell>
          <table:table-cell office:value-type="float" office:value="334" calcext:value-type="float">
            <text:p>3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6:0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1.12" calcext:value-type="float">
            <text:p>51,12</text:p>
          </table:table-cell>
          <table:table-cell office:value-type="float" office:value="-51.61" calcext:value-type="float">
            <text:p>-51,61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6:0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1.61" calcext:value-type="float">
            <text:p>51,61</text:p>
          </table:table-cell>
          <table:table-cell office:value-type="float" office:value="-51.61" calcext:value-type="float">
            <text:p>-51,61</text:p>
          </table:table-cell>
          <table:table-cell office:value-type="float" office:value="391" calcext:value-type="float">
            <text:p>39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6:0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-53.07" calcext:value-type="float">
            <text:p>-53,07</text:p>
          </table:table-cell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6:0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1.61" calcext:value-type="float">
            <text:p>51,61</text:p>
          </table:table-cell>
          <table:table-cell office:value-type="float" office:value="-53.07" calcext:value-type="float">
            <text:p>-53,07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6: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1.61" calcext:value-type="float">
            <text:p>51,61</text:p>
          </table:table-cell>
          <table:table-cell office:value-type="float" office:value="-53.07" calcext:value-type="float">
            <text:p>-53,07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6:1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1.12" calcext:value-type="float">
            <text:p>51,12</text:p>
          </table:table-cell>
          <table:table-cell office:value-type="float" office:value="-53.07" calcext:value-type="float">
            <text:p>-53,07</text:p>
          </table:table-cell>
          <table:table-cell office:value-type="float" office:value="334" calcext:value-type="float">
            <text:p>3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6:1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2.09" calcext:value-type="float">
            <text:p>52,09</text:p>
          </table:table-cell>
          <table:table-cell office:value-type="float" office:value="-53.07" calcext:value-type="float">
            <text:p>-53,07</text:p>
          </table:table-cell>
          <table:table-cell office:value-type="float" office:value="342" calcext:value-type="float">
            <text:p>34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6:1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2.09" calcext:value-type="float">
            <text:p>52,09</text:p>
          </table:table-cell>
          <table:table-cell office:value-type="float" office:value="-53.07" calcext:value-type="float">
            <text:p>-53,07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6:1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1.12" calcext:value-type="float">
            <text:p>51,12</text:p>
          </table:table-cell>
          <table:table-cell office:value-type="float" office:value="-53.07" calcext:value-type="float">
            <text:p>-53,07</text:p>
          </table:table-cell>
          <table:table-cell office:value-type="float" office:value="337" calcext:value-type="float">
            <text:p>33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6:2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-53.07" calcext:value-type="float">
            <text:p>-53,07</text:p>
          </table:table-cell>
          <table:table-cell office:value-type="float" office:value="325" calcext:value-type="float">
            <text:p>3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6:2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1.61" calcext:value-type="float">
            <text:p>51,61</text:p>
          </table:table-cell>
          <table:table-cell office:value-type="float" office:value="-53.07" calcext:value-type="float">
            <text:p>-53,07</text:p>
          </table:table-cell>
          <table:table-cell office:value-type="float" office:value="329" calcext:value-type="float">
            <text:p>3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6:2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2.58" calcext:value-type="float">
            <text:p>52,58</text:p>
          </table:table-cell>
          <table:table-cell office:value-type="float" office:value="-53.07" calcext:value-type="float">
            <text:p>-53,07</text:p>
          </table:table-cell>
          <table:table-cell office:value-type="float" office:value="346" calcext:value-type="float">
            <text:p>3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6:2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2.58" calcext:value-type="float">
            <text:p>52,58</text:p>
          </table:table-cell>
          <table:table-cell office:value-type="float" office:value="-53.07" calcext:value-type="float">
            <text:p>-53,07</text:p>
          </table:table-cell>
          <table:table-cell office:value-type="float" office:value="338" calcext:value-type="float">
            <text:p>33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6:2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-53.56" calcext:value-type="float">
            <text:p>-53,56</text:p>
          </table:table-cell>
          <table:table-cell office:value-type="float" office:value="329" calcext:value-type="float">
            <text:p>3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6:3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2.09" calcext:value-type="float">
            <text:p>52,09</text:p>
          </table:table-cell>
          <table:table-cell office:value-type="float" office:value="-53.56" calcext:value-type="float">
            <text:p>-53,56</text:p>
          </table:table-cell>
          <table:table-cell office:value-type="float" office:value="336" calcext:value-type="float">
            <text:p>33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6:3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2.58" calcext:value-type="float">
            <text:p>52,58</text:p>
          </table:table-cell>
          <table:table-cell office:value-type="float" office:value="-53.56" calcext:value-type="float">
            <text:p>-53,56</text:p>
          </table:table-cell>
          <table:table-cell office:value-type="float" office:value="331" calcext:value-type="float">
            <text:p>3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6:3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-53.56" calcext:value-type="float">
            <text:p>-53,56</text:p>
          </table:table-cell>
          <table:table-cell office:value-type="float" office:value="347" calcext:value-type="float">
            <text:p>3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6:3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-53.56" calcext:value-type="float">
            <text:p>-53,56</text:p>
          </table:table-cell>
          <table:table-cell office:value-type="float" office:value="334" calcext:value-type="float">
            <text:p>3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6:3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-53.56" calcext:value-type="float">
            <text:p>-53,56</text:p>
          </table:table-cell>
          <table:table-cell office:value-type="float" office:value="331" calcext:value-type="float">
            <text:p>3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6:4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-53.56" calcext:value-type="float">
            <text:p>-53,56</text:p>
          </table:table-cell>
          <table:table-cell office:value-type="float" office:value="322" calcext:value-type="float">
            <text:p>32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6:4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-53.56" calcext:value-type="float">
            <text:p>-53,56</text:p>
          </table:table-cell>
          <table:table-cell office:value-type="float" office:value="340" calcext:value-type="float">
            <text:p>34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6:4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2.58" calcext:value-type="float">
            <text:p>52,58</text:p>
          </table:table-cell>
          <table:table-cell office:value-type="float" office:value="-53.56" calcext:value-type="float">
            <text:p>-53,56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6:4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-53.56" calcext:value-type="float">
            <text:p>-53,56</text:p>
          </table:table-cell>
          <table:table-cell office:value-type="float" office:value="325" calcext:value-type="float">
            <text:p>3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6:4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-53.56" calcext:value-type="float">
            <text:p>-53,56</text:p>
          </table:table-cell>
          <table:table-cell office:value-type="float" office:value="335" calcext:value-type="float">
            <text:p>3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6:5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2.58" calcext:value-type="float">
            <text:p>52,58</text:p>
          </table:table-cell>
          <table:table-cell office:value-type="float" office:value="-53.56" calcext:value-type="float">
            <text:p>-53,56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6:5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-53.56" calcext:value-type="float">
            <text:p>-53,56</text:p>
          </table:table-cell>
          <table:table-cell office:value-type="float" office:value="341" calcext:value-type="float">
            <text:p>34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6:5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-53.56" calcext:value-type="float">
            <text:p>-53,56</text:p>
          </table:table-cell>
          <table:table-cell office:value-type="float" office:value="334" calcext:value-type="float">
            <text:p>3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6:5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-53.56" calcext:value-type="float">
            <text:p>-53,56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6:5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-54.04" calcext:value-type="float">
            <text:p>-54,04</text:p>
          </table:table-cell>
          <table:table-cell office:value-type="float" office:value="329" calcext:value-type="float">
            <text:p>3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7:0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-54.04" calcext:value-type="float">
            <text:p>-54,04</text:p>
          </table:table-cell>
          <table:table-cell office:value-type="float" office:value="359" calcext:value-type="float">
            <text:p>3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7:0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2.58" calcext:value-type="float">
            <text:p>52,58</text:p>
          </table:table-cell>
          <table:table-cell office:value-type="float" office:value="-54.04" calcext:value-type="float">
            <text:p>-54,04</text:p>
          </table:table-cell>
          <table:table-cell office:value-type="float" office:value="350" calcext:value-type="float">
            <text:p>3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7:0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2.58" calcext:value-type="float">
            <text:p>52,58</text:p>
          </table:table-cell>
          <table:table-cell office:value-type="float" office:value="-54.04" calcext:value-type="float">
            <text:p>-54,04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7:0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2.58" calcext:value-type="float">
            <text:p>52,58</text:p>
          </table:table-cell>
          <table:table-cell office:value-type="float" office:value="-54.04" calcext:value-type="float">
            <text:p>-54,04</text:p>
          </table:table-cell>
          <table:table-cell office:value-type="float" office:value="338" calcext:value-type="float">
            <text:p>33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7:0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2.09" calcext:value-type="float">
            <text:p>52,09</text:p>
          </table:table-cell>
          <table:table-cell office:value-type="float" office:value="-54.04" calcext:value-type="float">
            <text:p>-54,04</text:p>
          </table:table-cell>
          <table:table-cell office:value-type="float" office:value="340" calcext:value-type="float">
            <text:p>34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7:1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-54.04" calcext:value-type="float">
            <text:p>-54,04</text:p>
          </table:table-cell>
          <table:table-cell office:value-type="float" office:value="336" calcext:value-type="float">
            <text:p>33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7:1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-54.04" calcext:value-type="float">
            <text:p>-54,04</text:p>
          </table:table-cell>
          <table:table-cell office:value-type="float" office:value="356" calcext:value-type="float">
            <text:p>3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7:1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-54.04" calcext:value-type="float">
            <text:p>-54,04</text:p>
          </table:table-cell>
          <table:table-cell office:value-type="float" office:value="326" calcext:value-type="float">
            <text:p>3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7:1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-54.04" calcext:value-type="float">
            <text:p>-54,04</text:p>
          </table:table-cell>
          <table:table-cell office:value-type="float" office:value="326" calcext:value-type="float">
            <text:p>3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7:2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-54.04" calcext:value-type="float">
            <text:p>-54,04</text:p>
          </table:table-cell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7:2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-54.04" calcext:value-type="float">
            <text:p>-54,04</text:p>
          </table:table-cell>
          <table:table-cell office:value-type="float" office:value="324" calcext:value-type="float">
            <text:p>32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7:2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-54.04" calcext:value-type="float">
            <text:p>-54,04</text:p>
          </table:table-cell>
          <table:table-cell office:value-type="float" office:value="345" calcext:value-type="float">
            <text:p>3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7:2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2.58" calcext:value-type="float">
            <text:p>52,58</text:p>
          </table:table-cell>
          <table:table-cell office:value-type="float" office:value="-54.04" calcext:value-type="float">
            <text:p>-54,04</text:p>
          </table:table-cell>
          <table:table-cell office:value-type="float" office:value="373" calcext:value-type="float">
            <text:p>3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7:2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-54.04" calcext:value-type="float">
            <text:p>-54,04</text:p>
          </table:table-cell>
          <table:table-cell office:value-type="float" office:value="325" calcext:value-type="float">
            <text:p>3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7:3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-54.04" calcext:value-type="float">
            <text:p>-54,04</text:p>
          </table:table-cell>
          <table:table-cell office:value-type="float" office:value="324" calcext:value-type="float">
            <text:p>32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7:3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-54.04" calcext:value-type="float">
            <text:p>-54,04</text:p>
          </table:table-cell>
          <table:table-cell office:value-type="float" office:value="333" calcext:value-type="float">
            <text:p>33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7:3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-54.04" calcext:value-type="float">
            <text:p>-54,04</text:p>
          </table:table-cell>
          <table:table-cell office:value-type="float" office:value="352" calcext:value-type="float">
            <text:p>35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7:3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2.58" calcext:value-type="float">
            <text:p>52,58</text:p>
          </table:table-cell>
          <table:table-cell office:value-type="float" office:value="-54.04" calcext:value-type="float">
            <text:p>-54,04</text:p>
          </table:table-cell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7:3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-54.04" calcext:value-type="float">
            <text:p>-54,04</text:p>
          </table:table-cell>
          <table:table-cell office:value-type="float" office:value="334" calcext:value-type="float">
            <text:p>3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7:4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-54.04" calcext:value-type="float">
            <text:p>-54,04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7:4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-54.04" calcext:value-type="float">
            <text:p>-54,04</text:p>
          </table:table-cell>
          <table:table-cell office:value-type="float" office:value="329" calcext:value-type="float">
            <text:p>3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7:4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-54.04" calcext:value-type="float">
            <text:p>-54,04</text:p>
          </table:table-cell>
          <table:table-cell office:value-type="float" office:value="354" calcext:value-type="float">
            <text:p>3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7:4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-54.04" calcext:value-type="float">
            <text:p>-54,04</text:p>
          </table:table-cell>
          <table:table-cell office:value-type="float" office:value="331" calcext:value-type="float">
            <text:p>3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7:4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-54.04" calcext:value-type="float">
            <text:p>-54,04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7:5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-54.04" calcext:value-type="float">
            <text:p>-54,04</text:p>
          </table:table-cell>
          <table:table-cell office:value-type="float" office:value="336" calcext:value-type="float">
            <text:p>33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7:5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-54.04" calcext:value-type="float">
            <text:p>-54,04</text:p>
          </table:table-cell>
          <table:table-cell office:value-type="float" office:value="326" calcext:value-type="float">
            <text:p>3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7:5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-54.04" calcext:value-type="float">
            <text:p>-54,04</text:p>
          </table:table-cell>
          <table:table-cell office:value-type="float" office:value="350" calcext:value-type="float">
            <text:p>3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7:5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-54.04" calcext:value-type="float">
            <text:p>-54,04</text:p>
          </table:table-cell>
          <table:table-cell office:value-type="float" office:value="332" calcext:value-type="float">
            <text:p>33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7:5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-54.04" calcext:value-type="float">
            <text:p>-54,04</text:p>
          </table:table-cell>
          <table:table-cell office:value-type="float" office:value="333" calcext:value-type="float">
            <text:p>33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8: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-54.04" calcext:value-type="float">
            <text:p>-54,04</text:p>
          </table:table-cell>
          <table:table-cell office:value-type="float" office:value="338" calcext:value-type="float">
            <text:p>33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8:0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07" calcext:value-type="float">
            <text:p>53,07</text:p>
          </table:table-cell>
          <table:table-cell office:value-type="float" office:value="-54.04" calcext:value-type="float">
            <text:p>-54,04</text:p>
          </table:table-cell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8:0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-54.04" calcext:value-type="float">
            <text:p>-54,04</text:p>
          </table:table-cell>
          <table:table-cell office:value-type="float" office:value="389" calcext:value-type="float">
            <text:p>38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8:0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53" calcext:value-type="float">
            <text:p>54,53</text:p>
          </table:table-cell>
          <table:table-cell office:value-type="float" office:value="-54.53" calcext:value-type="float">
            <text:p>-54,53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8:0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53" calcext:value-type="float">
            <text:p>54,53</text:p>
          </table:table-cell>
          <table:table-cell office:value-type="float" office:value="-54.53" calcext:value-type="float">
            <text:p>-54,53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8:1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53" calcext:value-type="float">
            <text:p>54,53</text:p>
          </table:table-cell>
          <table:table-cell office:value-type="float" office:value="-54.53" calcext:value-type="float">
            <text:p>-54,53</text:p>
          </table:table-cell>
          <table:table-cell office:value-type="float" office:value="331" calcext:value-type="float">
            <text:p>3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8:1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53" calcext:value-type="float">
            <text:p>54,53</text:p>
          </table:table-cell>
          <table:table-cell office:value-type="float" office:value="-54.53" calcext:value-type="float">
            <text:p>-54,53</text:p>
          </table:table-cell>
          <table:table-cell office:value-type="float" office:value="331" calcext:value-type="float">
            <text:p>3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8:1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-54.53" calcext:value-type="float">
            <text:p>-54,53</text:p>
          </table:table-cell>
          <table:table-cell office:value-type="float" office:value="349" calcext:value-type="float">
            <text:p>3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8:1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53" calcext:value-type="float">
            <text:p>54,53</text:p>
          </table:table-cell>
          <table:table-cell office:value-type="float" office:value="-54.53" calcext:value-type="float">
            <text:p>-54,53</text:p>
          </table:table-cell>
          <table:table-cell office:value-type="float" office:value="321" calcext:value-type="float">
            <text:p>32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8:1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-54.53" calcext:value-type="float">
            <text:p>-54,53</text:p>
          </table:table-cell>
          <table:table-cell office:value-type="float" office:value="329" calcext:value-type="float">
            <text:p>32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8:2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53" calcext:value-type="float">
            <text:p>54,53</text:p>
          </table:table-cell>
          <table:table-cell office:value-type="float" office:value="-54.53" calcext:value-type="float">
            <text:p>-54,53</text:p>
          </table:table-cell>
          <table:table-cell office:value-type="float" office:value="334" calcext:value-type="float">
            <text:p>3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8:2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-54.53" calcext:value-type="float">
            <text:p>-54,53</text:p>
          </table:table-cell>
          <table:table-cell office:value-type="float" office:value="325" calcext:value-type="float">
            <text:p>3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8:2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5.02" calcext:value-type="float">
            <text:p>-55,02</text:p>
          </table:table-cell>
          <table:table-cell office:value-type="float" office:value="354" calcext:value-type="float">
            <text:p>35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8:2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53" calcext:value-type="float">
            <text:p>54,53</text:p>
          </table:table-cell>
          <table:table-cell office:value-type="float" office:value="-55.02" calcext:value-type="float">
            <text:p>-55,02</text:p>
          </table:table-cell>
          <table:table-cell office:value-type="float" office:value="326" calcext:value-type="float">
            <text:p>3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8:2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-55.5" calcext:value-type="float">
            <text:p>-55,5</text:p>
          </table:table-cell>
          <table:table-cell office:value-type="float" office:value="325" calcext:value-type="float">
            <text:p>3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8:3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-55.5" calcext:value-type="float">
            <text:p>-55,5</text:p>
          </table:table-cell>
          <table:table-cell office:value-type="float" office:value="328" calcext:value-type="float">
            <text:p>3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8:3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-55.5" calcext:value-type="float">
            <text:p>-55,5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8:3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-55.5" calcext:value-type="float">
            <text:p>-55,5</text:p>
          </table:table-cell>
          <table:table-cell office:value-type="float" office:value="344" calcext:value-type="float">
            <text:p>34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8:3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5.5" calcext:value-type="float">
            <text:p>-55,5</text:p>
          </table:table-cell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8:3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-55.5" calcext:value-type="float">
            <text:p>-55,5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8:4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-55.5" calcext:value-type="float">
            <text:p>-55,5</text:p>
          </table:table-cell>
          <table:table-cell office:value-type="float" office:value="325" calcext:value-type="float">
            <text:p>3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8:4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-55.5" calcext:value-type="float">
            <text:p>-55,5</text:p>
          </table:table-cell>
          <table:table-cell office:value-type="float" office:value="331" calcext:value-type="float">
            <text:p>3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8:4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-55.5" calcext:value-type="float">
            <text:p>-55,5</text:p>
          </table:table-cell>
          <table:table-cell office:value-type="float" office:value="374" calcext:value-type="float">
            <text:p>3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8:4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53" calcext:value-type="float">
            <text:p>54,53</text:p>
          </table:table-cell>
          <table:table-cell office:value-type="float" office:value="-55.5" calcext:value-type="float">
            <text:p>-55,5</text:p>
          </table:table-cell>
          <table:table-cell office:value-type="float" office:value="326" calcext:value-type="float">
            <text:p>3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8:4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53" calcext:value-type="float">
            <text:p>54,53</text:p>
          </table:table-cell>
          <table:table-cell office:value-type="float" office:value="-55.5" calcext:value-type="float">
            <text:p>-55,5</text:p>
          </table:table-cell>
          <table:table-cell office:value-type="float" office:value="331" calcext:value-type="float">
            <text:p>3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8:5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53" calcext:value-type="float">
            <text:p>54,53</text:p>
          </table:table-cell>
          <table:table-cell office:value-type="float" office:value="-55.5" calcext:value-type="float">
            <text:p>-55,5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8:5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53" calcext:value-type="float">
            <text:p>54,53</text:p>
          </table:table-cell>
          <table:table-cell office:value-type="float" office:value="-55.5" calcext:value-type="float">
            <text:p>-55,5</text:p>
          </table:table-cell>
          <table:table-cell office:value-type="float" office:value="341" calcext:value-type="float">
            <text:p>34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8:5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53" calcext:value-type="float">
            <text:p>54,53</text:p>
          </table:table-cell>
          <table:table-cell office:value-type="float" office:value="-55.5" calcext:value-type="float">
            <text:p>-55,5</text:p>
          </table:table-cell>
          <table:table-cell office:value-type="float" office:value="340" calcext:value-type="float">
            <text:p>34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8:5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53" calcext:value-type="float">
            <text:p>54,53</text:p>
          </table:table-cell>
          <table:table-cell office:value-type="float" office:value="-55.5" calcext:value-type="float">
            <text:p>-55,5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9: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53" calcext:value-type="float">
            <text:p>54,53</text:p>
          </table:table-cell>
          <table:table-cell office:value-type="float" office:value="-55.5" calcext:value-type="float">
            <text:p>-55,5</text:p>
          </table:table-cell>
          <table:table-cell office:value-type="float" office:value="331" calcext:value-type="float">
            <text:p>3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9:0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5.5" calcext:value-type="float">
            <text:p>-55,5</text:p>
          </table:table-cell>
          <table:table-cell office:value-type="float" office:value="333" calcext:value-type="float">
            <text:p>33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9:0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-55.5" calcext:value-type="float">
            <text:p>-55,5</text:p>
          </table:table-cell>
          <table:table-cell office:value-type="float" office:value="347" calcext:value-type="float">
            <text:p>3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9:0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-55.5" calcext:value-type="float">
            <text:p>-55,5</text:p>
          </table:table-cell>
          <table:table-cell office:value-type="float" office:value="337" calcext:value-type="float">
            <text:p>33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9:0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-55.5" calcext:value-type="float">
            <text:p>-55,5</text:p>
          </table:table-cell>
          <table:table-cell office:value-type="float" office:value="334" calcext:value-type="float">
            <text:p>3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9: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5.5" calcext:value-type="float">
            <text:p>-55,5</text:p>
          </table:table-cell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9:1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-55.5" calcext:value-type="float">
            <text:p>-55,5</text:p>
          </table:table-cell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9:1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-55.5" calcext:value-type="float">
            <text:p>-55,5</text:p>
          </table:table-cell>
          <table:table-cell office:value-type="float" office:value="359" calcext:value-type="float">
            <text:p>3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9:1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53" calcext:value-type="float">
            <text:p>54,53</text:p>
          </table:table-cell>
          <table:table-cell office:value-type="float" office:value="-55.5" calcext:value-type="float">
            <text:p>-55,5</text:p>
          </table:table-cell>
          <table:table-cell office:value-type="float" office:value="328" calcext:value-type="float">
            <text:p>3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9:1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-55.5" calcext:value-type="float">
            <text:p>-55,5</text:p>
          </table:table-cell>
          <table:table-cell office:value-type="float" office:value="326" calcext:value-type="float">
            <text:p>3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9:2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-55.5" calcext:value-type="float">
            <text:p>-55,5</text:p>
          </table:table-cell>
          <table:table-cell office:value-type="float" office:value="335" calcext:value-type="float">
            <text:p>33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9:2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53" calcext:value-type="float">
            <text:p>54,53</text:p>
          </table:table-cell>
          <table:table-cell office:value-type="float" office:value="-55.5" calcext:value-type="float">
            <text:p>-55,5</text:p>
          </table:table-cell>
          <table:table-cell office:value-type="float" office:value="326" calcext:value-type="float">
            <text:p>3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9:2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-55.5" calcext:value-type="float">
            <text:p>-55,5</text:p>
          </table:table-cell>
          <table:table-cell office:value-type="float" office:value="356" calcext:value-type="float">
            <text:p>3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9:2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-55.5" calcext:value-type="float">
            <text:p>-55,5</text:p>
          </table:table-cell>
          <table:table-cell office:value-type="float" office:value="408" calcext:value-type="float">
            <text:p>40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9:2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-55.5" calcext:value-type="float">
            <text:p>-55,5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9:3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5.5" calcext:value-type="float">
            <text:p>-55,5</text:p>
          </table:table-cell>
          <table:table-cell office:value-type="float" office:value="325" calcext:value-type="float">
            <text:p>3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9:3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5.5" calcext:value-type="float">
            <text:p>-55,5</text:p>
          </table:table-cell>
          <table:table-cell office:value-type="float" office:value="333" calcext:value-type="float">
            <text:p>33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9:3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-55.5" calcext:value-type="float">
            <text:p>-55,5</text:p>
          </table:table-cell>
          <table:table-cell office:value-type="float" office:value="357" calcext:value-type="float">
            <text:p>3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9:3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-55.5" calcext:value-type="float">
            <text:p>-55,5</text:p>
          </table:table-cell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9:3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-55.5" calcext:value-type="float">
            <text:p>-55,5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9:4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-55.5" calcext:value-type="float">
            <text:p>-55,5</text:p>
          </table:table-cell>
          <table:table-cell office:value-type="float" office:value="338" calcext:value-type="float">
            <text:p>33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9:4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-55.5" calcext:value-type="float">
            <text:p>-55,5</text:p>
          </table:table-cell>
          <table:table-cell office:value-type="float" office:value="327" calcext:value-type="float">
            <text:p>3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9:4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5.5" calcext:value-type="float">
            <text:p>-55,5</text:p>
          </table:table-cell>
          <table:table-cell office:value-type="float" office:value="356" calcext:value-type="float">
            <text:p>3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9:4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-55.5" calcext:value-type="float">
            <text:p>-55,5</text:p>
          </table:table-cell>
          <table:table-cell office:value-type="float" office:value="334" calcext:value-type="float">
            <text:p>3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9:4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53" calcext:value-type="float">
            <text:p>54,53</text:p>
          </table:table-cell>
          <table:table-cell office:value-type="float" office:value="-55.5" calcext:value-type="float">
            <text:p>-55,5</text:p>
          </table:table-cell>
          <table:table-cell office:value-type="float" office:value="329" calcext:value-type="float">
            <text:p>3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9:5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-55.5" calcext:value-type="float">
            <text:p>-55,5</text:p>
          </table:table-cell>
          <table:table-cell office:value-type="float" office:value="337" calcext:value-type="float">
            <text:p>33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9:5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5.5" calcext:value-type="float">
            <text:p>-55,5</text:p>
          </table:table-cell>
          <table:table-cell office:value-type="float" office:value="325" calcext:value-type="float">
            <text:p>3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9:5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5.5" calcext:value-type="float">
            <text:p>-55,5</text:p>
          </table:table-cell>
          <table:table-cell office:value-type="float" office:value="344" calcext:value-type="float">
            <text:p>34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9:5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5.5" calcext:value-type="float">
            <text:p>-55,5</text:p>
          </table:table-cell>
          <table:table-cell office:value-type="float" office:value="324" calcext:value-type="float">
            <text:p>32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19:5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5.5" calcext:value-type="float">
            <text:p>-55,5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0:0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-55.5" calcext:value-type="float">
            <text:p>-55,5</text:p>
          </table:table-cell>
          <table:table-cell office:value-type="float" office:value="329" calcext:value-type="float">
            <text:p>3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0:0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53" calcext:value-type="float">
            <text:p>54,53</text:p>
          </table:table-cell>
          <table:table-cell office:value-type="float" office:value="-55.5" calcext:value-type="float">
            <text:p>-55,5</text:p>
          </table:table-cell>
          <table:table-cell office:value-type="float" office:value="328" calcext:value-type="float">
            <text:p>3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0:0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5.5" calcext:value-type="float">
            <text:p>-55,5</text:p>
          </table:table-cell>
          <table:table-cell office:value-type="float" office:value="349" calcext:value-type="float">
            <text:p>3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0:0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-55.5" calcext:value-type="float">
            <text:p>-55,5</text:p>
          </table:table-cell>
          <table:table-cell office:value-type="float" office:value="432" calcext:value-type="float">
            <text:p>4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0:0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5.5" calcext:value-type="float">
            <text:p>-55,5</text:p>
          </table:table-cell>
          <table:table-cell office:value-type="float" office:value="333" calcext:value-type="float">
            <text:p>33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0:1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5.5" calcext:value-type="float">
            <text:p>-55,5</text:p>
          </table:table-cell>
          <table:table-cell office:value-type="float" office:value="340" calcext:value-type="float">
            <text:p>34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0:1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-55.5" calcext:value-type="float">
            <text:p>-55,5</text:p>
          </table:table-cell>
          <table:table-cell office:value-type="float" office:value="331" calcext:value-type="float">
            <text:p>3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0:1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-55.5" calcext:value-type="float">
            <text:p>-55,5</text:p>
          </table:table-cell>
          <table:table-cell office:value-type="float" office:value="359" calcext:value-type="float">
            <text:p>3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0:1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-55.5" calcext:value-type="float">
            <text:p>-55,5</text:p>
          </table:table-cell>
          <table:table-cell office:value-type="float" office:value="334" calcext:value-type="float">
            <text:p>3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0:1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5.5" calcext:value-type="float">
            <text:p>-55,5</text:p>
          </table:table-cell>
          <table:table-cell office:value-type="float" office:value="332" calcext:value-type="float">
            <text:p>33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0:2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53" calcext:value-type="float">
            <text:p>54,53</text:p>
          </table:table-cell>
          <table:table-cell office:value-type="float" office:value="-55.5" calcext:value-type="float">
            <text:p>-55,5</text:p>
          </table:table-cell>
          <table:table-cell office:value-type="float" office:value="328" calcext:value-type="float">
            <text:p>3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0:2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-55.5" calcext:value-type="float">
            <text:p>-55,5</text:p>
          </table:table-cell>
          <table:table-cell office:value-type="float" office:value="326" calcext:value-type="float">
            <text:p>3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0:2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5.5" calcext:value-type="float">
            <text:p>-55,5</text:p>
          </table:table-cell>
          <table:table-cell office:value-type="float" office:value="347" calcext:value-type="float">
            <text:p>34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0:2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5.5" calcext:value-type="float">
            <text:p>-55,5</text:p>
          </table:table-cell>
          <table:table-cell office:value-type="float" office:value="338" calcext:value-type="float">
            <text:p>33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0:2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53" calcext:value-type="float">
            <text:p>54,53</text:p>
          </table:table-cell>
          <table:table-cell office:value-type="float" office:value="-55.5" calcext:value-type="float">
            <text:p>-55,5</text:p>
          </table:table-cell>
          <table:table-cell office:value-type="float" office:value="323" calcext:value-type="float">
            <text:p>32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0:3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99" calcext:value-type="float">
            <text:p>55,99</text:p>
          </table:table-cell>
          <table:table-cell office:value-type="float" office:value="-55.99" calcext:value-type="float">
            <text:p>-55,99</text:p>
          </table:table-cell>
          <table:table-cell office:value-type="float" office:value="333" calcext:value-type="float">
            <text:p>33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0:3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-55.99" calcext:value-type="float">
            <text:p>-55,99</text:p>
          </table:table-cell>
          <table:table-cell office:value-type="float" office:value="329" calcext:value-type="float">
            <text:p>3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0:3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5.99" calcext:value-type="float">
            <text:p>-55,99</text:p>
          </table:table-cell>
          <table:table-cell office:value-type="float" office:value="349" calcext:value-type="float">
            <text:p>3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0:3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-55.99" calcext:value-type="float">
            <text:p>-55,99</text:p>
          </table:table-cell>
          <table:table-cell office:value-type="float" office:value="328" calcext:value-type="float">
            <text:p>3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0:3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5.99" calcext:value-type="float">
            <text:p>-55,99</text:p>
          </table:table-cell>
          <table:table-cell office:value-type="float" office:value="338" calcext:value-type="float">
            <text:p>33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0:4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5.99" calcext:value-type="float">
            <text:p>-55,99</text:p>
          </table:table-cell>
          <table:table-cell office:value-type="float" office:value="329" calcext:value-type="float">
            <text:p>32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0:4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-55.99" calcext:value-type="float">
            <text:p>-55,99</text:p>
          </table:table-cell>
          <table:table-cell office:value-type="float" office:value="325" calcext:value-type="float">
            <text:p>3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0:4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-55.99" calcext:value-type="float">
            <text:p>-55,99</text:p>
          </table:table-cell>
          <table:table-cell office:value-type="float" office:value="405" calcext:value-type="float">
            <text:p>40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0:4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-55.99" calcext:value-type="float">
            <text:p>-55,99</text:p>
          </table:table-cell>
          <table:table-cell office:value-type="float" office:value="325" calcext:value-type="float">
            <text:p>3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0:5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-55.99" calcext:value-type="float">
            <text:p>-55,99</text:p>
          </table:table-cell>
          <table:table-cell office:value-type="float" office:value="326" calcext:value-type="float">
            <text:p>3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0:5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53" calcext:value-type="float">
            <text:p>54,53</text:p>
          </table:table-cell>
          <table:table-cell office:value-type="float" office:value="-55.99" calcext:value-type="float">
            <text:p>-55,99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0:5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53" calcext:value-type="float">
            <text:p>54,53</text:p>
          </table:table-cell>
          <table:table-cell office:value-type="float" office:value="-55.99" calcext:value-type="float">
            <text:p>-55,99</text:p>
          </table:table-cell>
          <table:table-cell office:value-type="float" office:value="326" calcext:value-type="float">
            <text:p>3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0:5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5.99" calcext:value-type="float">
            <text:p>-55,99</text:p>
          </table:table-cell>
          <table:table-cell office:value-type="float" office:value="350" calcext:value-type="float">
            <text:p>3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0:5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-55.99" calcext:value-type="float">
            <text:p>-55,99</text:p>
          </table:table-cell>
          <table:table-cell office:value-type="float" office:value="335" calcext:value-type="float">
            <text:p>3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1: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-55.99" calcext:value-type="float">
            <text:p>-55,99</text:p>
          </table:table-cell>
          <table:table-cell office:value-type="float" office:value="330" calcext:value-type="float">
            <text:p>3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1:0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99" calcext:value-type="float">
            <text:p>55,99</text:p>
          </table:table-cell>
          <table:table-cell office:value-type="float" office:value="-55.99" calcext:value-type="float">
            <text:p>-55,99</text:p>
          </table:table-cell>
          <table:table-cell office:value-type="float" office:value="335" calcext:value-type="float">
            <text:p>3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1:0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6.48" calcext:value-type="float">
            <text:p>56,48</text:p>
          </table:table-cell>
          <table:table-cell office:value-type="float" office:value="-56.48" calcext:value-type="float">
            <text:p>-56,48</text:p>
          </table:table-cell>
          <table:table-cell office:value-type="float" office:value="335" calcext:value-type="float">
            <text:p>3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1:0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6.48" calcext:value-type="float">
            <text:p>-56,48</text:p>
          </table:table-cell>
          <table:table-cell office:value-type="float" office:value="346" calcext:value-type="float">
            <text:p>34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1:0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-56.48" calcext:value-type="float">
            <text:p>-56,48</text:p>
          </table:table-cell>
          <table:table-cell office:value-type="float" office:value="333" calcext:value-type="float">
            <text:p>33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1: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-56.48" calcext:value-type="float">
            <text:p>-56,48</text:p>
          </table:table-cell>
          <table:table-cell office:value-type="float" office:value="334" calcext:value-type="float">
            <text:p>3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1:1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53" calcext:value-type="float">
            <text:p>54,53</text:p>
          </table:table-cell>
          <table:table-cell office:value-type="float" office:value="-56.48" calcext:value-type="float">
            <text:p>-56,48</text:p>
          </table:table-cell>
          <table:table-cell office:value-type="float" office:value="335" calcext:value-type="float">
            <text:p>3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1:1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-56.48" calcext:value-type="float">
            <text:p>-56,48</text:p>
          </table:table-cell>
          <table:table-cell office:value-type="float" office:value="340" calcext:value-type="float">
            <text:p>34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1:1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6.48" calcext:value-type="float">
            <text:p>-56,48</text:p>
          </table:table-cell>
          <table:table-cell office:value-type="float" office:value="347" calcext:value-type="float">
            <text:p>347</text:p>
          </table:table-cell>
          <table:table-cell office:value-type="float" office:value="157" calcext:value-type="float">
            <text:p>15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11:21:1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99" calcext:value-type="float">
            <text:p>55,99</text:p>
          </table:table-cell>
          <table:table-cell office:value-type="float" office:value="-56.48" calcext:value-type="float">
            <text:p>-56,48</text:p>
          </table:table-cell>
          <table:table-cell office:value-type="float" office:value="338" calcext:value-type="float">
            <text:p>338</text:p>
          </table:table-cell>
          <table:table-cell office:value-type="float" office:value="113" calcext:value-type="float">
            <text:p>11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11:21:2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6.48" calcext:value-type="float">
            <text:p>-56,48</text:p>
          </table:table-cell>
          <table:table-cell office:value-type="float" office:value="329" calcext:value-type="float">
            <text:p>32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1:2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-56.48" calcext:value-type="float">
            <text:p>-56,48</text:p>
          </table:table-cell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1:2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6.48" calcext:value-type="float">
            <text:p>-56,48</text:p>
          </table:table-cell>
          <table:table-cell office:value-type="float" office:value="344" calcext:value-type="float">
            <text:p>34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1:2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6.48" calcext:value-type="float">
            <text:p>-56,48</text:p>
          </table:table-cell>
          <table:table-cell office:value-type="float" office:value="404" calcext:value-type="float">
            <text:p>40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1:2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-56.48" calcext:value-type="float">
            <text:p>-56,48</text:p>
          </table:table-cell>
          <table:table-cell office:value-type="float" office:value="335" calcext:value-type="float">
            <text:p>3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1:3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6.48" calcext:value-type="float">
            <text:p>56,48</text:p>
          </table:table-cell>
          <table:table-cell office:value-type="float" office:value="-56.48" calcext:value-type="float">
            <text:p>-56,48</text:p>
          </table:table-cell>
          <table:table-cell office:value-type="float" office:value="325" calcext:value-type="float">
            <text:p>32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1:3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6.48" calcext:value-type="float">
            <text:p>-56,48</text:p>
          </table:table-cell>
          <table:table-cell office:value-type="float" office:value="321" calcext:value-type="float">
            <text:p>32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1:3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6.48" calcext:value-type="float">
            <text:p>-56,48</text:p>
          </table:table-cell>
          <table:table-cell office:value-type="float" office:value="353" calcext:value-type="float">
            <text:p>3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1:3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-56.48" calcext:value-type="float">
            <text:p>-56,48</text:p>
          </table:table-cell>
          <table:table-cell office:value-type="float" office:value="331" calcext:value-type="float">
            <text:p>3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1:3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6.48" calcext:value-type="float">
            <text:p>-56,48</text:p>
          </table:table-cell>
          <table:table-cell office:value-type="float" office:value="331" calcext:value-type="float">
            <text:p>3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1:4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99" calcext:value-type="float">
            <text:p>55,99</text:p>
          </table:table-cell>
          <table:table-cell office:value-type="float" office:value="-56.48" calcext:value-type="float">
            <text:p>-56,48</text:p>
          </table:table-cell>
          <table:table-cell office:value-type="float" office:value="337" calcext:value-type="float">
            <text:p>33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1:4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-56.48" calcext:value-type="float">
            <text:p>-56,48</text:p>
          </table:table-cell>
          <table:table-cell office:value-type="float" office:value="331" calcext:value-type="float">
            <text:p>3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1:4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6.48" calcext:value-type="float">
            <text:p>-56,48</text:p>
          </table:table-cell>
          <table:table-cell office:value-type="float" office:value="350" calcext:value-type="float">
            <text:p>35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1:4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6.48" calcext:value-type="float">
            <text:p>-56,48</text:p>
          </table:table-cell>
          <table:table-cell office:value-type="float" office:value="337" calcext:value-type="float">
            <text:p>33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1:4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53" calcext:value-type="float">
            <text:p>54,53</text:p>
          </table:table-cell>
          <table:table-cell office:value-type="float" office:value="-56.48" calcext:value-type="float">
            <text:p>-56,48</text:p>
          </table:table-cell>
          <table:table-cell office:value-type="float" office:value="336" calcext:value-type="float">
            <text:p>33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1:5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2.58" calcext:value-type="float">
            <text:p>52,58</text:p>
          </table:table-cell>
          <table:table-cell office:value-type="float" office:value="-56.48" calcext:value-type="float">
            <text:p>-56,48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11:21:5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6.48" calcext:value-type="float">
            <text:p>-56,48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1:5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8.2" calcext:value-type="float">
            <text:p>48,2</text:p>
          </table:table-cell>
          <table:table-cell office:value-type="float" office:value="-56.48" calcext:value-type="float">
            <text:p>-56,48</text:p>
          </table:table-cell>
          <table:table-cell office:value-type="float" office:value="121" calcext:value-type="float">
            <text:p>121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1:21:5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float" office:value="-56.48" calcext:value-type="float">
            <text:p>-56,48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1:5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float" office:value="-56.48" calcext:value-type="float">
            <text:p>-56,48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2:0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float" office:value="-56.48" calcext:value-type="float">
            <text:p>-56,4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2:0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5.76" calcext:value-type="float">
            <text:p>45,76</text:p>
          </table:table-cell>
          <table:table-cell office:value-type="float" office:value="-56.48" calcext:value-type="float">
            <text:p>-56,48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2:0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5.76" calcext:value-type="float">
            <text:p>45,76</text:p>
          </table:table-cell>
          <table:table-cell office:value-type="float" office:value="-56.48" calcext:value-type="float">
            <text:p>-56,48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2:0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float" office:value="-56.48" calcext:value-type="float">
            <text:p>-56,48</text:p>
          </table:table-cell>
          <table:table-cell office:value-type="float" office:value="141" calcext:value-type="float">
            <text:p>14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2:0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56.48" calcext:value-type="float">
            <text:p>-56,48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2:1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56.48" calcext:value-type="float">
            <text:p>-56,4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2:1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56.48" calcext:value-type="float">
            <text:p>-56,48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2:15</text:p>
          </table:table-cell>
          <table:table-cell office:value-type="float" office:value="600" calcext:value-type="float">
            <text:p>6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56.48" calcext:value-type="float">
            <text:p>-56,48</text:p>
          </table:table-cell>
          <table:table-cell office:value-type="float" office:value="131" calcext:value-type="float">
            <text:p>13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2:1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3.33" calcext:value-type="float">
            <text:p>43,33</text:p>
          </table:table-cell>
          <table:table-cell office:value-type="float" office:value="-56.48" calcext:value-type="float">
            <text:p>-56,48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2:2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56.48" calcext:value-type="float">
            <text:p>-56,48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2:2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-56.48" calcext:value-type="float">
            <text:p>-56,48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2:2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float" office:value="-56.48" calcext:value-type="float">
            <text:p>-56,48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2:2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-56.48" calcext:value-type="float">
            <text:p>-56,48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2:2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float" office:value="-56.48" calcext:value-type="float">
            <text:p>-56,48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2:3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float" office:value="-56.48" calcext:value-type="float">
            <text:p>-56,48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2:3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float" office:value="-56.48" calcext:value-type="float">
            <text:p>-56,48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2:3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float" office:value="-56.48" calcext:value-type="float">
            <text:p>-56,48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2:3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float" office:value="-56.48" calcext:value-type="float">
            <text:p>-56,48</text:p>
          </table:table-cell>
          <table:table-cell office:value-type="float" office:value="109" calcext:value-type="float">
            <text:p>10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2:3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float" office:value="-56.48" calcext:value-type="float">
            <text:p>-56,48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2:4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float" office:value="-56.48" calcext:value-type="float">
            <text:p>-56,48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2:4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float" office:value="-56.48" calcext:value-type="float">
            <text:p>-56,48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2:4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float" office:value="-56.48" calcext:value-type="float">
            <text:p>-56,4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2:4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float" office:value="-56.48" calcext:value-type="float">
            <text:p>-56,48</text:p>
          </table:table-cell>
          <table:table-cell office:value-type="float" office:value="142" calcext:value-type="float">
            <text:p>14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2:4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float" office:value="-56.48" calcext:value-type="float">
            <text:p>-56,48</text:p>
          </table:table-cell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2:5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float" office:value="-56.48" calcext:value-type="float">
            <text:p>-56,4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2:5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float" office:value="-56.48" calcext:value-type="float">
            <text:p>-56,48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2:55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float" office:value="-56.48" calcext:value-type="float">
            <text:p>-56,48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2:5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float" office:value="-56.48" calcext:value-type="float">
            <text:p>-56,48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2:5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-56.48" calcext:value-type="float">
            <text:p>-56,48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3:0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-56.48" calcext:value-type="float">
            <text:p>-56,48</text:p>
          </table:table-cell>
          <table:table-cell office:value-type="float" office:value="65" calcext:value-type="float">
            <text:p>6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3:0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float" office:value="-56.48" calcext:value-type="float">
            <text:p>-56,48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3:05</text:p>
          </table:table-cell>
          <table:table-cell office:value-type="float" office:value="600" calcext:value-type="float">
            <text:p>6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float" office:value="-56.48" calcext:value-type="float">
            <text:p>-56,48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3:0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56.48" calcext:value-type="float">
            <text:p>-56,48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3:0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float" office:value="-56.48" calcext:value-type="float">
            <text:p>-56,48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3:1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-56.48" calcext:value-type="float">
            <text:p>-56,48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3:1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-56.48" calcext:value-type="float">
            <text:p>-56,48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3:15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float" office:value="-56.48" calcext:value-type="float">
            <text:p>-56,48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3:1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float" office:value="-56.48" calcext:value-type="float">
            <text:p>-56,4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3:19</text:p>
          </table:table-cell>
          <table:table-cell office:value-type="float" office:value="600" calcext:value-type="float">
            <text:p>6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-56.48" calcext:value-type="float">
            <text:p>-56,48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3:2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-56.48" calcext:value-type="float">
            <text:p>-56,48</text:p>
          </table:table-cell>
          <table:table-cell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3:2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56.48" calcext:value-type="float">
            <text:p>-56,48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3:2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-56.48" calcext:value-type="float">
            <text:p>-56,48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3:2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56.48" calcext:value-type="float">
            <text:p>-56,48</text:p>
          </table:table-cell>
          <table:table-cell office:value-type="float" office:value="145" calcext:value-type="float">
            <text:p>14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3:3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float" office:value="-56.48" calcext:value-type="float">
            <text:p>-56,48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3:3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56.48" calcext:value-type="float">
            <text:p>-56,48</text:p>
          </table:table-cell>
          <table:table-cell office:value-type="float" office:value="67" calcext:value-type="float">
            <text:p>6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3:3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56.48" calcext:value-type="float">
            <text:p>-56,48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3:3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-56.48" calcext:value-type="float">
            <text:p>-56,48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3:3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6.48" calcext:value-type="float">
            <text:p>-56,48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3:4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56.48" calcext:value-type="float">
            <text:p>-56,48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3:4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6.48" calcext:value-type="float">
            <text:p>-56,48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3:4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6.48" calcext:value-type="float">
            <text:p>-56,48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3:4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6.48" calcext:value-type="float">
            <text:p>-56,48</text:p>
          </table:table-cell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3:4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56.48" calcext:value-type="float">
            <text:p>-56,48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3:5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56.48" calcext:value-type="float">
            <text:p>-56,48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3:5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56.48" calcext:value-type="float">
            <text:p>-56,48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3:54</text:p>
          </table:table-cell>
          <table:table-cell office:value-type="float" office:value="600" calcext:value-type="float">
            <text:p>600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6.48" calcext:value-type="float">
            <text:p>-56,48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3:5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56.48" calcext:value-type="float">
            <text:p>-56,48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3:5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6.48" calcext:value-type="float">
            <text:p>-56,48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4:0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56.48" calcext:value-type="float">
            <text:p>-56,48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4:0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6.48" calcext:value-type="float">
            <text:p>-56,48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4:0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56.48" calcext:value-type="float">
            <text:p>-56,48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4:0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56.48" calcext:value-type="float">
            <text:p>-56,48</text:p>
          </table:table-cell>
          <table:table-cell office:value-type="float" office:value="124" calcext:value-type="float">
            <text:p>12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4:0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56.48" calcext:value-type="float">
            <text:p>-56,48</text:p>
          </table:table-cell>
          <table:table-cell office:value-type="float" office:value="135" calcext:value-type="float">
            <text:p>13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4:1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56.48" calcext:value-type="float">
            <text:p>-56,4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4:1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6.48" calcext:value-type="float">
            <text:p>-56,48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4:1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56.48" calcext:value-type="float">
            <text:p>-56,48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4:17</text:p>
          </table:table-cell>
          <table:table-cell office:value-type="float" office:value="600" calcext:value-type="float">
            <text:p>6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-56.48" calcext:value-type="float">
            <text:p>-56,48</text:p>
          </table:table-cell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4:1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6.48" calcext:value-type="float">
            <text:p>-56,48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4:2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56.48" calcext:value-type="float">
            <text:p>-56,48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4:2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56.48" calcext:value-type="float">
            <text:p>-56,48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4:2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6.48" calcext:value-type="float">
            <text:p>-56,48</text:p>
          </table:table-cell>
          <table:table-cell office:value-type="float" office:value="131" calcext:value-type="float">
            <text:p>13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4:2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56.48" calcext:value-type="float">
            <text:p>-56,48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4:3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56.48" calcext:value-type="float">
            <text:p>-56,48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4:3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6.48" calcext:value-type="float">
            <text:p>-56,48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4:3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6.48" calcext:value-type="float">
            <text:p>-56,48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4:36</text:p>
          </table:table-cell>
          <table:table-cell office:value-type="float" office:value="1000" calcext:value-type="float">
            <text:p>1000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6.48" calcext:value-type="float">
            <text:p>-56,48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4:3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56.48" calcext:value-type="float">
            <text:p>-56,48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4:4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56.48" calcext:value-type="float">
            <text:p>-56,48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4:4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56.48" calcext:value-type="float">
            <text:p>-56,48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4:4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6.48" calcext:value-type="float">
            <text:p>-56,48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4:4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48" calcext:value-type="float">
            <text:p>37,48</text:p>
          </table:table-cell>
          <table:table-cell office:value-type="float" office:value="-56.48" calcext:value-type="float">
            <text:p>-56,48</text:p>
          </table:table-cell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4:4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56.48" calcext:value-type="float">
            <text:p>-56,48</text:p>
          </table:table-cell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4:5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float" office:value="-56.48" calcext:value-type="float">
            <text:p>-56,48</text:p>
          </table:table-cell>
          <table:table-cell office:value-type="float" office:value="377" calcext:value-type="float">
            <text:p>37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11:24:5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5.76" calcext:value-type="float">
            <text:p>45,76</text:p>
          </table:table-cell>
          <table:table-cell office:value-type="float" office:value="-56.48" calcext:value-type="float">
            <text:p>-56,48</text:p>
          </table:table-cell>
          <table:table-cell office:value-type="float" office:value="417" calcext:value-type="float">
            <text:p>417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11:24:5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-56.48" calcext:value-type="float">
            <text:p>-56,48</text:p>
          </table:table-cell>
          <table:table-cell office:value-type="float" office:value="430" calcext:value-type="float">
            <text:p>43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5:0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9.17" calcext:value-type="float">
            <text:p>49,17</text:p>
          </table:table-cell>
          <table:table-cell office:value-type="float" office:value="-56.48" calcext:value-type="float">
            <text:p>-56,48</text:p>
          </table:table-cell>
          <table:table-cell office:value-type="float" office:value="414" calcext:value-type="float">
            <text:p>4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5:0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-56.48" calcext:value-type="float">
            <text:p>-56,48</text:p>
          </table:table-cell>
          <table:table-cell office:value-type="float" office:value="417" calcext:value-type="float">
            <text:p>417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5:0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.63" calcext:value-type="float">
            <text:p>50,63</text:p>
          </table:table-cell>
          <table:table-cell office:value-type="float" office:value="-56.48" calcext:value-type="float">
            <text:p>-56,48</text:p>
          </table:table-cell>
          <table:table-cell office:value-type="float" office:value="424" calcext:value-type="float">
            <text:p>4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5: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2.09" calcext:value-type="float">
            <text:p>52,09</text:p>
          </table:table-cell>
          <table:table-cell office:value-type="float" office:value="-56.48" calcext:value-type="float">
            <text:p>-56,48</text:p>
          </table:table-cell>
          <table:table-cell office:value-type="float" office:value="416" calcext:value-type="float">
            <text:p>41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5:1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1.61" calcext:value-type="float">
            <text:p>51,61</text:p>
          </table:table-cell>
          <table:table-cell office:value-type="float" office:value="-56.48" calcext:value-type="float">
            <text:p>-56,48</text:p>
          </table:table-cell>
          <table:table-cell office:value-type="float" office:value="414" calcext:value-type="float">
            <text:p>41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5:1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1.61" calcext:value-type="float">
            <text:p>51,61</text:p>
          </table:table-cell>
          <table:table-cell office:value-type="float" office:value="-56.48" calcext:value-type="float">
            <text:p>-56,48</text:p>
          </table:table-cell>
          <table:table-cell office:value-type="float" office:value="428" calcext:value-type="float">
            <text:p>42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5:2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-56.48" calcext:value-type="float">
            <text:p>-56,48</text:p>
          </table:table-cell>
          <table:table-cell office:value-type="float" office:value="414" calcext:value-type="float">
            <text:p>41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5:2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2.58" calcext:value-type="float">
            <text:p>52,58</text:p>
          </table:table-cell>
          <table:table-cell office:value-type="float" office:value="-56.48" calcext:value-type="float">
            <text:p>-56,48</text:p>
          </table:table-cell>
          <table:table-cell office:value-type="float" office:value="417" calcext:value-type="float">
            <text:p>4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5:2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2.09" calcext:value-type="float">
            <text:p>52,09</text:p>
          </table:table-cell>
          <table:table-cell office:value-type="float" office:value="-56.48" calcext:value-type="float">
            <text:p>-56,48</text:p>
          </table:table-cell>
          <table:table-cell office:value-type="float" office:value="425" calcext:value-type="float">
            <text:p>42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5:3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-56.48" calcext:value-type="float">
            <text:p>-56,48</text:p>
          </table:table-cell>
          <table:table-cell office:value-type="float" office:value="462" calcext:value-type="float">
            <text:p>46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5:3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-56.48" calcext:value-type="float">
            <text:p>-56,48</text:p>
          </table:table-cell>
          <table:table-cell office:value-type="float" office:value="414" calcext:value-type="float">
            <text:p>4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5:3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3.56" calcext:value-type="float">
            <text:p>53,56</text:p>
          </table:table-cell>
          <table:table-cell office:value-type="float" office:value="-56.48" calcext:value-type="float">
            <text:p>-56,48</text:p>
          </table:table-cell>
          <table:table-cell office:value-type="float" office:value="424" calcext:value-type="float">
            <text:p>42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5:3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6.48" calcext:value-type="float">
            <text:p>-56,48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5:4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-56.48" calcext:value-type="float">
            <text:p>-56,48</text:p>
          </table:table-cell>
          <table:table-cell office:value-type="float" office:value="413" calcext:value-type="float">
            <text:p>4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5:4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02" calcext:value-type="float">
            <text:p>55,02</text:p>
          </table:table-cell>
          <table:table-cell office:value-type="float" office:value="-56.48" calcext:value-type="float">
            <text:p>-56,48</text:p>
          </table:table-cell>
          <table:table-cell office:value-type="float" office:value="429" calcext:value-type="float">
            <text:p>42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5:4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99" calcext:value-type="float">
            <text:p>55,99</text:p>
          </table:table-cell>
          <table:table-cell office:value-type="float" office:value="-56.48" calcext:value-type="float">
            <text:p>-56,48</text:p>
          </table:table-cell>
          <table:table-cell office:value-type="float" office:value="416" calcext:value-type="float">
            <text:p>4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5:5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-56.48" calcext:value-type="float">
            <text:p>-56,48</text:p>
          </table:table-cell>
          <table:table-cell office:value-type="float" office:value="416" calcext:value-type="float">
            <text:p>41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5:5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-56.48" calcext:value-type="float">
            <text:p>-56,48</text:p>
          </table:table-cell>
          <table:table-cell office:value-type="float" office:value="415" calcext:value-type="float">
            <text:p>41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5:5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5" calcext:value-type="float">
            <text:p>55,5</text:p>
          </table:table-cell>
          <table:table-cell office:value-type="float" office:value="-56.48" calcext:value-type="float">
            <text:p>-56,48</text:p>
          </table:table-cell>
          <table:table-cell office:value-type="float" office:value="429" calcext:value-type="float">
            <text:p>42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6:0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99" calcext:value-type="float">
            <text:p>55,99</text:p>
          </table:table-cell>
          <table:table-cell office:value-type="float" office:value="-56.48" calcext:value-type="float">
            <text:p>-56,48</text:p>
          </table:table-cell>
          <table:table-cell office:value-type="float" office:value="417" calcext:value-type="float">
            <text:p>41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6:0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6.48" calcext:value-type="float">
            <text:p>56,48</text:p>
          </table:table-cell>
          <table:table-cell office:value-type="float" office:value="-56.48" calcext:value-type="float">
            <text:p>-56,48</text:p>
          </table:table-cell>
          <table:table-cell office:value-type="float" office:value="418" calcext:value-type="float">
            <text:p>41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6:0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5.99" calcext:value-type="float">
            <text:p>55,99</text:p>
          </table:table-cell>
          <table:table-cell office:value-type="float" office:value="-56.48" calcext:value-type="float">
            <text:p>-56,48</text:p>
          </table:table-cell>
          <table:table-cell office:value-type="float" office:value="471" calcext:value-type="float">
            <text:p>47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6:1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6.97" calcext:value-type="float">
            <text:p>56,97</text:p>
          </table:table-cell>
          <table:table-cell office:value-type="float" office:value="-56.97" calcext:value-type="float">
            <text:p>-56,97</text:p>
          </table:table-cell>
          <table:table-cell office:value-type="float" office:value="416" calcext:value-type="float">
            <text:p>41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6:1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6.97" calcext:value-type="float">
            <text:p>56,97</text:p>
          </table:table-cell>
          <table:table-cell office:value-type="float" office:value="-56.97" calcext:value-type="float">
            <text:p>-56,97</text:p>
          </table:table-cell>
          <table:table-cell office:value-type="float" office:value="415" calcext:value-type="float">
            <text:p>4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6:1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7.45" calcext:value-type="float">
            <text:p>57,45</text:p>
          </table:table-cell>
          <table:table-cell office:value-type="float" office:value="-57.45" calcext:value-type="float">
            <text:p>-57,45</text:p>
          </table:table-cell>
          <table:table-cell office:value-type="float" office:value="429" calcext:value-type="float">
            <text:p>42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6:2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6.97" calcext:value-type="float">
            <text:p>56,97</text:p>
          </table:table-cell>
          <table:table-cell office:value-type="float" office:value="-57.45" calcext:value-type="float">
            <text:p>-57,45</text:p>
          </table:table-cell>
          <table:table-cell office:value-type="float" office:value="416" calcext:value-type="float">
            <text:p>4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6:2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7.45" calcext:value-type="float">
            <text:p>57,45</text:p>
          </table:table-cell>
          <table:table-cell office:value-type="float" office:value="-57.45" calcext:value-type="float">
            <text:p>-57,45</text:p>
          </table:table-cell>
          <table:table-cell office:value-type="float" office:value="418" calcext:value-type="float">
            <text:p>4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6:2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6.97" calcext:value-type="float">
            <text:p>56,97</text:p>
          </table:table-cell>
          <table:table-cell office:value-type="float" office:value="-57.45" calcext:value-type="float">
            <text:p>-57,45</text:p>
          </table:table-cell>
          <table:table-cell office:value-type="float" office:value="423" calcext:value-type="float">
            <text:p>42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6:3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7.45" calcext:value-type="float">
            <text:p>57,45</text:p>
          </table:table-cell>
          <table:table-cell office:value-type="float" office:value="-57.45" calcext:value-type="float">
            <text:p>-57,45</text:p>
          </table:table-cell>
          <table:table-cell office:value-type="float" office:value="413" calcext:value-type="float">
            <text:p>4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6:3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7.45" calcext:value-type="float">
            <text:p>57,45</text:p>
          </table:table-cell>
          <table:table-cell office:value-type="float" office:value="-57.45" calcext:value-type="float">
            <text:p>-57,45</text:p>
          </table:table-cell>
          <table:table-cell office:value-type="float" office:value="419" calcext:value-type="float">
            <text:p>41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6:3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8.43" calcext:value-type="float">
            <text:p>58,43</text:p>
          </table:table-cell>
          <table:table-cell office:value-type="float" office:value="-58.43" calcext:value-type="float">
            <text:p>-58,43</text:p>
          </table:table-cell>
          <table:table-cell office:value-type="float" office:value="429" calcext:value-type="float">
            <text:p>42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6:4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7.94" calcext:value-type="float">
            <text:p>57,94</text:p>
          </table:table-cell>
          <table:table-cell office:value-type="float" office:value="-58.43" calcext:value-type="float">
            <text:p>-58,43</text:p>
          </table:table-cell>
          <table:table-cell office:value-type="float" office:value="413" calcext:value-type="float">
            <text:p>4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6:4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7.94" calcext:value-type="float">
            <text:p>57,94</text:p>
          </table:table-cell>
          <table:table-cell office:value-type="float" office:value="-58.43" calcext:value-type="float">
            <text:p>-58,43</text:p>
          </table:table-cell>
          <table:table-cell office:value-type="float" office:value="419" calcext:value-type="float">
            <text:p>41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6:4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6.97" calcext:value-type="float">
            <text:p>56,97</text:p>
          </table:table-cell>
          <table:table-cell office:value-type="float" office:value="-58.43" calcext:value-type="float">
            <text:p>-58,43</text:p>
          </table:table-cell>
          <table:table-cell office:value-type="float" office:value="426" calcext:value-type="float">
            <text:p>4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6:5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8.91" calcext:value-type="float">
            <text:p>58,91</text:p>
          </table:table-cell>
          <table:table-cell office:value-type="float" office:value="-58.91" calcext:value-type="float">
            <text:p>-58,91</text:p>
          </table:table-cell>
          <table:table-cell office:value-type="float" office:value="450" calcext:value-type="float">
            <text:p>45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6:5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8.43" calcext:value-type="float">
            <text:p>58,43</text:p>
          </table:table-cell>
          <table:table-cell office:value-type="float" office:value="-58.91" calcext:value-type="float">
            <text:p>-58,91</text:p>
          </table:table-cell>
          <table:table-cell office:value-type="float" office:value="414" calcext:value-type="float">
            <text:p>41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6:5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8.43" calcext:value-type="float">
            <text:p>58,43</text:p>
          </table:table-cell>
          <table:table-cell office:value-type="float" office:value="-58.91" calcext:value-type="float">
            <text:p>-58,91</text:p>
          </table:table-cell>
          <table:table-cell office:value-type="float" office:value="426" calcext:value-type="float">
            <text:p>4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7: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8.91" calcext:value-type="float">
            <text:p>58,91</text:p>
          </table:table-cell>
          <table:table-cell office:value-type="float" office:value="-58.91" calcext:value-type="float">
            <text:p>-58,91</text:p>
          </table:table-cell>
          <table:table-cell office:value-type="float" office:value="417" calcext:value-type="float">
            <text:p>41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7:0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8.43" calcext:value-type="float">
            <text:p>58,43</text:p>
          </table:table-cell>
          <table:table-cell office:value-type="float" office:value="-58.91" calcext:value-type="float">
            <text:p>-58,91</text:p>
          </table:table-cell>
          <table:table-cell office:value-type="float" office:value="416" calcext:value-type="float">
            <text:p>4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7:0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8.91" calcext:value-type="float">
            <text:p>58,91</text:p>
          </table:table-cell>
          <table:table-cell office:value-type="float" office:value="-58.91" calcext:value-type="float">
            <text:p>-58,91</text:p>
          </table:table-cell>
          <table:table-cell office:value-type="float" office:value="423" calcext:value-type="float">
            <text:p>42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7: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8.43" calcext:value-type="float">
            <text:p>58,43</text:p>
          </table:table-cell>
          <table:table-cell office:value-type="float" office:value="-58.91" calcext:value-type="float">
            <text:p>-58,91</text:p>
          </table:table-cell>
          <table:table-cell office:value-type="float" office:value="422" calcext:value-type="float">
            <text:p>4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7:1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8.43" calcext:value-type="float">
            <text:p>58,43</text:p>
          </table:table-cell>
          <table:table-cell office:value-type="float" office:value="-58.91" calcext:value-type="float">
            <text:p>-58,91</text:p>
          </table:table-cell>
          <table:table-cell office:value-type="float" office:value="416" calcext:value-type="float">
            <text:p>4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7:1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9.89" calcext:value-type="float">
            <text:p>59,89</text:p>
          </table:table-cell>
          <table:table-cell office:value-type="float" office:value="-59.89" calcext:value-type="float">
            <text:p>-59,89</text:p>
          </table:table-cell>
          <table:table-cell office:value-type="float" office:value="418" calcext:value-type="float">
            <text:p>4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7:1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8.91" calcext:value-type="float">
            <text:p>58,91</text:p>
          </table:table-cell>
          <table:table-cell office:value-type="float" office:value="-59.89" calcext:value-type="float">
            <text:p>-59,89</text:p>
          </table:table-cell>
          <table:table-cell office:value-type="float" office:value="423" calcext:value-type="float">
            <text:p>4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7:2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8.91" calcext:value-type="float">
            <text:p>58,91</text:p>
          </table:table-cell>
          <table:table-cell office:value-type="float" office:value="-59.89" calcext:value-type="float">
            <text:p>-59,89</text:p>
          </table:table-cell>
          <table:table-cell office:value-type="float" office:value="418" calcext:value-type="float">
            <text:p>4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7:2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9.4" calcext:value-type="float">
            <text:p>59,4</text:p>
          </table:table-cell>
          <table:table-cell office:value-type="float" office:value="-59.89" calcext:value-type="float">
            <text:p>-59,89</text:p>
          </table:table-cell>
          <table:table-cell office:value-type="float" office:value="415" calcext:value-type="float">
            <text:p>41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7:2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9.4" calcext:value-type="float">
            <text:p>59,4</text:p>
          </table:table-cell>
          <table:table-cell office:value-type="float" office:value="-59.89" calcext:value-type="float">
            <text:p>-59,89</text:p>
          </table:table-cell>
          <table:table-cell office:value-type="float" office:value="428" calcext:value-type="float">
            <text:p>42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7:3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8.91" calcext:value-type="float">
            <text:p>58,91</text:p>
          </table:table-cell>
          <table:table-cell office:value-type="float" office:value="-59.89" calcext:value-type="float">
            <text:p>-59,89</text:p>
          </table:table-cell>
          <table:table-cell office:value-type="float" office:value="457" calcext:value-type="float">
            <text:p>45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7:3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9.89" calcext:value-type="float">
            <text:p>59,89</text:p>
          </table:table-cell>
          <table:table-cell office:value-type="float" office:value="-59.89" calcext:value-type="float">
            <text:p>-59,89</text:p>
          </table:table-cell>
          <table:table-cell office:value-type="float" office:value="416" calcext:value-type="float">
            <text:p>4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7:3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9.4" calcext:value-type="float">
            <text:p>59,4</text:p>
          </table:table-cell>
          <table:table-cell office:value-type="float" office:value="-59.89" calcext:value-type="float">
            <text:p>-59,89</text:p>
          </table:table-cell>
          <table:table-cell office:value-type="float" office:value="429" calcext:value-type="float">
            <text:p>42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7:4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37" calcext:value-type="float">
            <text:p>60,37</text:p>
          </table:table-cell>
          <table:table-cell office:value-type="float" office:value="-60.37" calcext:value-type="float">
            <text:p>-60,37</text:p>
          </table:table-cell>
          <table:table-cell office:value-type="float" office:value="416" calcext:value-type="float">
            <text:p>41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7:4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9.89" calcext:value-type="float">
            <text:p>59,89</text:p>
          </table:table-cell>
          <table:table-cell office:value-type="float" office:value="-60.37" calcext:value-type="float">
            <text:p>-60,37</text:p>
          </table:table-cell>
          <table:table-cell office:value-type="float" office:value="412" calcext:value-type="float">
            <text:p>4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7:4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8.91" calcext:value-type="float">
            <text:p>58,91</text:p>
          </table:table-cell>
          <table:table-cell office:value-type="float" office:value="-60.37" calcext:value-type="float">
            <text:p>-60,37</text:p>
          </table:table-cell>
          <table:table-cell office:value-type="float" office:value="427" calcext:value-type="float">
            <text:p>42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7:5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9.89" calcext:value-type="float">
            <text:p>59,89</text:p>
          </table:table-cell>
          <table:table-cell office:value-type="float" office:value="-60.37" calcext:value-type="float">
            <text:p>-60,37</text:p>
          </table:table-cell>
          <table:table-cell office:value-type="float" office:value="413" calcext:value-type="float">
            <text:p>4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7:5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37" calcext:value-type="float">
            <text:p>60,37</text:p>
          </table:table-cell>
          <table:table-cell office:value-type="float" office:value="-60.37" calcext:value-type="float">
            <text:p>-60,37</text:p>
          </table:table-cell>
          <table:table-cell office:value-type="float" office:value="415" calcext:value-type="float">
            <text:p>41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7:5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9.89" calcext:value-type="float">
            <text:p>59,89</text:p>
          </table:table-cell>
          <table:table-cell office:value-type="float" office:value="-60.37" calcext:value-type="float">
            <text:p>-60,37</text:p>
          </table:table-cell>
          <table:table-cell office:value-type="float" office:value="426" calcext:value-type="float">
            <text:p>42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8:0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8.91" calcext:value-type="float">
            <text:p>58,91</text:p>
          </table:table-cell>
          <table:table-cell office:value-type="float" office:value="-60.37" calcext:value-type="float">
            <text:p>-60,37</text:p>
          </table:table-cell>
          <table:table-cell office:value-type="float" office:value="417" calcext:value-type="float">
            <text:p>4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8:0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9.4" calcext:value-type="float">
            <text:p>59,4</text:p>
          </table:table-cell>
          <table:table-cell office:value-type="float" office:value="-60.37" calcext:value-type="float">
            <text:p>-60,37</text:p>
          </table:table-cell>
          <table:table-cell office:value-type="float" office:value="415" calcext:value-type="float">
            <text:p>41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8:0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9.4" calcext:value-type="float">
            <text:p>59,4</text:p>
          </table:table-cell>
          <table:table-cell office:value-type="float" office:value="-60.37" calcext:value-type="float">
            <text:p>-60,37</text:p>
          </table:table-cell>
          <table:table-cell office:value-type="float" office:value="425" calcext:value-type="float">
            <text:p>4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8: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8.91" calcext:value-type="float">
            <text:p>58,91</text:p>
          </table:table-cell>
          <table:table-cell office:value-type="float" office:value="-60.37" calcext:value-type="float">
            <text:p>-60,37</text:p>
          </table:table-cell>
          <table:table-cell office:value-type="float" office:value="458" calcext:value-type="float">
            <text:p>45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8:1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8.43" calcext:value-type="float">
            <text:p>58,43</text:p>
          </table:table-cell>
          <table:table-cell office:value-type="float" office:value="-60.37" calcext:value-type="float">
            <text:p>-60,37</text:p>
          </table:table-cell>
          <table:table-cell office:value-type="float" office:value="417" calcext:value-type="float">
            <text:p>41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8:1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9.89" calcext:value-type="float">
            <text:p>59,89</text:p>
          </table:table-cell>
          <table:table-cell office:value-type="float" office:value="-60.37" calcext:value-type="float">
            <text:p>-60,37</text:p>
          </table:table-cell>
          <table:table-cell office:value-type="float" office:value="436" calcext:value-type="float">
            <text:p>436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11:28:2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9.89" calcext:value-type="float">
            <text:p>59,89</text:p>
          </table:table-cell>
          <table:table-cell office:value-type="float" office:value="-60.37" calcext:value-type="float">
            <text:p>-60,37</text:p>
          </table:table-cell>
          <table:table-cell office:value-type="float" office:value="421" calcext:value-type="float">
            <text:p>421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11:28:2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86" calcext:value-type="float">
            <text:p>60,86</text:p>
          </table:table-cell>
          <table:table-cell office:value-type="float" office:value="-60.86" calcext:value-type="float">
            <text:p>-60,86</text:p>
          </table:table-cell>
          <table:table-cell office:value-type="float" office:value="414" calcext:value-type="float">
            <text:p>4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8:2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9.4" calcext:value-type="float">
            <text:p>59,4</text:p>
          </table:table-cell>
          <table:table-cell office:value-type="float" office:value="-60.86" calcext:value-type="float">
            <text:p>-60,86</text:p>
          </table:table-cell>
          <table:table-cell office:value-type="float" office:value="417" calcext:value-type="float">
            <text:p>41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8:3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37" calcext:value-type="float">
            <text:p>60,37</text:p>
          </table:table-cell>
          <table:table-cell office:value-type="float" office:value="-60.86" calcext:value-type="float">
            <text:p>-60,86</text:p>
          </table:table-cell>
          <table:table-cell office:value-type="float" office:value="425" calcext:value-type="float">
            <text:p>42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8:3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9.89" calcext:value-type="float">
            <text:p>59,89</text:p>
          </table:table-cell>
          <table:table-cell office:value-type="float" office:value="-60.86" calcext:value-type="float">
            <text:p>-60,86</text:p>
          </table:table-cell>
          <table:table-cell office:value-type="float" office:value="416" calcext:value-type="float">
            <text:p>416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8:3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9.4" calcext:value-type="float">
            <text:p>59,4</text:p>
          </table:table-cell>
          <table:table-cell office:value-type="float" office:value="-60.86" calcext:value-type="float">
            <text:p>-60,86</text:p>
          </table:table-cell>
          <table:table-cell office:value-type="float" office:value="413" calcext:value-type="float">
            <text:p>41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8:3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8.91" calcext:value-type="float">
            <text:p>58,91</text:p>
          </table:table-cell>
          <table:table-cell office:value-type="float" office:value="-60.86" calcext:value-type="float">
            <text:p>-60,86</text:p>
          </table:table-cell>
          <table:table-cell office:value-type="float" office:value="425" calcext:value-type="float">
            <text:p>4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8:4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37" calcext:value-type="float">
            <text:p>60,37</text:p>
          </table:table-cell>
          <table:table-cell office:value-type="float" office:value="-60.86" calcext:value-type="float">
            <text:p>-60,86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8:4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9.89" calcext:value-type="float">
            <text:p>59,89</text:p>
          </table:table-cell>
          <table:table-cell office:value-type="float" office:value="-60.86" calcext:value-type="float">
            <text:p>-60,86</text:p>
          </table:table-cell>
          <table:table-cell office:value-type="float" office:value="413" calcext:value-type="float">
            <text:p>41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8:4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86" calcext:value-type="float">
            <text:p>60,86</text:p>
          </table:table-cell>
          <table:table-cell office:value-type="float" office:value="-60.86" calcext:value-type="float">
            <text:p>-60,86</text:p>
          </table:table-cell>
          <table:table-cell office:value-type="float" office:value="425" calcext:value-type="float">
            <text:p>4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8:5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37" calcext:value-type="float">
            <text:p>60,37</text:p>
          </table:table-cell>
          <table:table-cell office:value-type="float" office:value="-60.86" calcext:value-type="float">
            <text:p>-60,86</text:p>
          </table:table-cell>
          <table:table-cell office:value-type="float" office:value="446" calcext:value-type="float">
            <text:p>44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8:5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37" calcext:value-type="float">
            <text:p>60,37</text:p>
          </table:table-cell>
          <table:table-cell office:value-type="float" office:value="-60.86" calcext:value-type="float">
            <text:p>-60,86</text:p>
          </table:table-cell>
          <table:table-cell office:value-type="float" office:value="416" calcext:value-type="float">
            <text:p>41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8:5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37" calcext:value-type="float">
            <text:p>60,37</text:p>
          </table:table-cell>
          <table:table-cell office:value-type="float" office:value="-60.86" calcext:value-type="float">
            <text:p>-60,86</text:p>
          </table:table-cell>
          <table:table-cell office:value-type="float" office:value="427" calcext:value-type="float">
            <text:p>42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9:0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37" calcext:value-type="float">
            <text:p>60,37</text:p>
          </table:table-cell>
          <table:table-cell office:value-type="float" office:value="-60.86" calcext:value-type="float">
            <text:p>-60,86</text:p>
          </table:table-cell>
          <table:table-cell office:value-type="float" office:value="418" calcext:value-type="float">
            <text:p>4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9:0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9.89" calcext:value-type="float">
            <text:p>59,89</text:p>
          </table:table-cell>
          <table:table-cell office:value-type="float" office:value="-60.86" calcext:value-type="float">
            <text:p>-60,86</text:p>
          </table:table-cell>
          <table:table-cell office:value-type="float" office:value="415" calcext:value-type="float">
            <text:p>4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9:0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37" calcext:value-type="float">
            <text:p>60,37</text:p>
          </table:table-cell>
          <table:table-cell office:value-type="float" office:value="-60.86" calcext:value-type="float">
            <text:p>-60,86</text:p>
          </table:table-cell>
          <table:table-cell office:value-type="float" office:value="425" calcext:value-type="float">
            <text:p>42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9:1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37" calcext:value-type="float">
            <text:p>60,37</text:p>
          </table:table-cell>
          <table:table-cell office:value-type="float" office:value="-60.86" calcext:value-type="float">
            <text:p>-60,86</text:p>
          </table:table-cell>
          <table:table-cell office:value-type="float" office:value="415" calcext:value-type="float">
            <text:p>4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9:1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37" calcext:value-type="float">
            <text:p>60,37</text:p>
          </table:table-cell>
          <table:table-cell office:value-type="float" office:value="-60.86" calcext:value-type="float">
            <text:p>-60,86</text:p>
          </table:table-cell>
          <table:table-cell office:value-type="float" office:value="412" calcext:value-type="float">
            <text:p>4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9:1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37" calcext:value-type="float">
            <text:p>60,37</text:p>
          </table:table-cell>
          <table:table-cell office:value-type="float" office:value="-60.86" calcext:value-type="float">
            <text:p>-60,86</text:p>
          </table:table-cell>
          <table:table-cell office:value-type="float" office:value="430" calcext:value-type="float">
            <text:p>43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9:2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9.89" calcext:value-type="float">
            <text:p>59,89</text:p>
          </table:table-cell>
          <table:table-cell office:value-type="float" office:value="-60.86" calcext:value-type="float">
            <text:p>-60,86</text:p>
          </table:table-cell>
          <table:table-cell office:value-type="float" office:value="416" calcext:value-type="float">
            <text:p>4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9:2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86" calcext:value-type="float">
            <text:p>60,86</text:p>
          </table:table-cell>
          <table:table-cell office:value-type="float" office:value="-60.86" calcext:value-type="float">
            <text:p>-60,86</text:p>
          </table:table-cell>
          <table:table-cell office:value-type="float" office:value="419" calcext:value-type="float">
            <text:p>41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9:2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37" calcext:value-type="float">
            <text:p>60,37</text:p>
          </table:table-cell>
          <table:table-cell office:value-type="float" office:value="-60.86" calcext:value-type="float">
            <text:p>-60,86</text:p>
          </table:table-cell>
          <table:table-cell office:value-type="float" office:value="424" calcext:value-type="float">
            <text:p>42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9:3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86" calcext:value-type="float">
            <text:p>60,86</text:p>
          </table:table-cell>
          <table:table-cell office:value-type="float" office:value="-60.86" calcext:value-type="float">
            <text:p>-60,86</text:p>
          </table:table-cell>
          <table:table-cell office:value-type="float" office:value="447" calcext:value-type="float">
            <text:p>44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9:3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9.89" calcext:value-type="float">
            <text:p>59,89</text:p>
          </table:table-cell>
          <table:table-cell office:value-type="float" office:value="-60.86" calcext:value-type="float">
            <text:p>-60,86</text:p>
          </table:table-cell>
          <table:table-cell office:value-type="float" office:value="414" calcext:value-type="float">
            <text:p>41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9:3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9.89" calcext:value-type="float">
            <text:p>59,89</text:p>
          </table:table-cell>
          <table:table-cell office:value-type="float" office:value="-60.86" calcext:value-type="float">
            <text:p>-60,86</text:p>
          </table:table-cell>
          <table:table-cell office:value-type="float" office:value="414" calcext:value-type="float">
            <text:p>4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9:4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1.35" calcext:value-type="float">
            <text:p>61,35</text:p>
          </table:table-cell>
          <table:table-cell office:value-type="float" office:value="-61.35" calcext:value-type="float">
            <text:p>-61,35</text:p>
          </table:table-cell>
          <table:table-cell office:value-type="float" office:value="426" calcext:value-type="float">
            <text:p>42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9:4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86" calcext:value-type="float">
            <text:p>60,86</text:p>
          </table:table-cell>
          <table:table-cell office:value-type="float" office:value="-61.35" calcext:value-type="float">
            <text:p>-61,35</text:p>
          </table:table-cell>
          <table:table-cell office:value-type="float" office:value="418" calcext:value-type="float">
            <text:p>41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9:4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9.89" calcext:value-type="float">
            <text:p>59,89</text:p>
          </table:table-cell>
          <table:table-cell office:value-type="float" office:value="-61.35" calcext:value-type="float">
            <text:p>-61,35</text:p>
          </table:table-cell>
          <table:table-cell office:value-type="float" office:value="416" calcext:value-type="float">
            <text:p>41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9:5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37" calcext:value-type="float">
            <text:p>60,37</text:p>
          </table:table-cell>
          <table:table-cell office:value-type="float" office:value="-61.35" calcext:value-type="float">
            <text:p>-61,35</text:p>
          </table:table-cell>
          <table:table-cell office:value-type="float" office:value="424" calcext:value-type="float">
            <text:p>42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9:5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1.35" calcext:value-type="float">
            <text:p>61,35</text:p>
          </table:table-cell>
          <table:table-cell office:value-type="float" office:value="-61.35" calcext:value-type="float">
            <text:p>-61,35</text:p>
          </table:table-cell>
          <table:table-cell office:value-type="float" office:value="413" calcext:value-type="float">
            <text:p>41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9:5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37" calcext:value-type="float">
            <text:p>60,37</text:p>
          </table:table-cell>
          <table:table-cell office:value-type="float" office:value="-61.35" calcext:value-type="float">
            <text:p>-61,35</text:p>
          </table:table-cell>
          <table:table-cell office:value-type="float" office:value="421" calcext:value-type="float">
            <text:p>42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29:5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9.89" calcext:value-type="float">
            <text:p>59,89</text:p>
          </table:table-cell>
          <table:table-cell office:value-type="float" office:value="-61.35" calcext:value-type="float">
            <text:p>-61,35</text:p>
          </table:table-cell>
          <table:table-cell office:value-type="float" office:value="421" calcext:value-type="float">
            <text:p>42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0:0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86" calcext:value-type="float">
            <text:p>60,86</text:p>
          </table:table-cell>
          <table:table-cell office:value-type="float" office:value="-61.35" calcext:value-type="float">
            <text:p>-61,35</text:p>
          </table:table-cell>
          <table:table-cell office:value-type="float" office:value="416" calcext:value-type="float">
            <text:p>4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0:0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37" calcext:value-type="float">
            <text:p>60,37</text:p>
          </table:table-cell>
          <table:table-cell office:value-type="float" office:value="-61.35" calcext:value-type="float">
            <text:p>-61,35</text:p>
          </table:table-cell>
          <table:table-cell office:value-type="float" office:value="415" calcext:value-type="float">
            <text:p>41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0:0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37" calcext:value-type="float">
            <text:p>60,37</text:p>
          </table:table-cell>
          <table:table-cell office:value-type="float" office:value="-61.35" calcext:value-type="float">
            <text:p>-61,35</text:p>
          </table:table-cell>
          <table:table-cell office:value-type="float" office:value="427" calcext:value-type="float">
            <text:p>42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0:1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9.89" calcext:value-type="float">
            <text:p>59,89</text:p>
          </table:table-cell>
          <table:table-cell office:value-type="float" office:value="-61.35" calcext:value-type="float">
            <text:p>-61,35</text:p>
          </table:table-cell>
          <table:table-cell office:value-type="float" office:value="457" calcext:value-type="float">
            <text:p>45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0:1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86" calcext:value-type="float">
            <text:p>60,86</text:p>
          </table:table-cell>
          <table:table-cell office:value-type="float" office:value="-61.35" calcext:value-type="float">
            <text:p>-61,35</text:p>
          </table:table-cell>
          <table:table-cell office:value-type="float" office:value="416" calcext:value-type="float">
            <text:p>4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0:1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37" calcext:value-type="float">
            <text:p>60,37</text:p>
          </table:table-cell>
          <table:table-cell office:value-type="float" office:value="-61.35" calcext:value-type="float">
            <text:p>-61,35</text:p>
          </table:table-cell>
          <table:table-cell office:value-type="float" office:value="426" calcext:value-type="float">
            <text:p>42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0:2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37" calcext:value-type="float">
            <text:p>60,37</text:p>
          </table:table-cell>
          <table:table-cell office:value-type="float" office:value="-61.35" calcext:value-type="float">
            <text:p>-61,35</text:p>
          </table:table-cell>
          <table:table-cell office:value-type="float" office:value="418" calcext:value-type="float">
            <text:p>41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0:2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37" calcext:value-type="float">
            <text:p>60,37</text:p>
          </table:table-cell>
          <table:table-cell office:value-type="float" office:value="-61.35" calcext:value-type="float">
            <text:p>-61,35</text:p>
          </table:table-cell>
          <table:table-cell office:value-type="float" office:value="414" calcext:value-type="float">
            <text:p>4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0:2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9.4" calcext:value-type="float">
            <text:p>59,4</text:p>
          </table:table-cell>
          <table:table-cell office:value-type="float" office:value="-61.35" calcext:value-type="float">
            <text:p>-61,35</text:p>
          </table:table-cell>
          <table:table-cell office:value-type="float" office:value="427" calcext:value-type="float">
            <text:p>42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0:3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86" calcext:value-type="float">
            <text:p>60,86</text:p>
          </table:table-cell>
          <table:table-cell office:value-type="float" office:value="-61.35" calcext:value-type="float">
            <text:p>-61,35</text:p>
          </table:table-cell>
          <table:table-cell office:value-type="float" office:value="416" calcext:value-type="float">
            <text:p>4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0:3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9.4" calcext:value-type="float">
            <text:p>59,4</text:p>
          </table:table-cell>
          <table:table-cell office:value-type="float" office:value="-61.35" calcext:value-type="float">
            <text:p>-61,35</text:p>
          </table:table-cell>
          <table:table-cell office:value-type="float" office:value="415" calcext:value-type="float">
            <text:p>41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0:3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86" calcext:value-type="float">
            <text:p>60,86</text:p>
          </table:table-cell>
          <table:table-cell office:value-type="float" office:value="-61.35" calcext:value-type="float">
            <text:p>-61,35</text:p>
          </table:table-cell>
          <table:table-cell office:value-type="float" office:value="424" calcext:value-type="float">
            <text:p>42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0:4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86" calcext:value-type="float">
            <text:p>60,86</text:p>
          </table:table-cell>
          <table:table-cell office:value-type="float" office:value="-61.35" calcext:value-type="float">
            <text:p>-61,35</text:p>
          </table:table-cell>
          <table:table-cell office:value-type="float" office:value="416" calcext:value-type="float">
            <text:p>41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0:4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37" calcext:value-type="float">
            <text:p>60,37</text:p>
          </table:table-cell>
          <table:table-cell office:value-type="float" office:value="-61.35" calcext:value-type="float">
            <text:p>-61,35</text:p>
          </table:table-cell>
          <table:table-cell office:value-type="float" office:value="413" calcext:value-type="float">
            <text:p>41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0:4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1.35" calcext:value-type="float">
            <text:p>61,35</text:p>
          </table:table-cell>
          <table:table-cell office:value-type="float" office:value="-61.35" calcext:value-type="float">
            <text:p>-61,35</text:p>
          </table:table-cell>
          <table:table-cell office:value-type="float" office:value="417" calcext:value-type="float">
            <text:p>4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0:51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37" calcext:value-type="float">
            <text:p>60,37</text:p>
          </table:table-cell>
          <table:table-cell office:value-type="float" office:value="-61.35" calcext:value-type="float">
            <text:p>-61,35</text:p>
          </table:table-cell>
          <table:table-cell office:value-type="float" office:value="442" calcext:value-type="float">
            <text:p>44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0:54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37" calcext:value-type="float">
            <text:p>60,37</text:p>
          </table:table-cell>
          <table:table-cell office:value-type="float" office:value="-61.35" calcext:value-type="float">
            <text:p>-61,35</text:p>
          </table:table-cell>
          <table:table-cell office:value-type="float" office:value="416" calcext:value-type="float">
            <text:p>41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0:57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37" calcext:value-type="float">
            <text:p>60,37</text:p>
          </table:table-cell>
          <table:table-cell office:value-type="float" office:value="-61.35" calcext:value-type="float">
            <text:p>-61,35</text:p>
          </table:table-cell>
          <table:table-cell office:value-type="float" office:value="412" calcext:value-type="float">
            <text:p>4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1:0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86" calcext:value-type="float">
            <text:p>60,86</text:p>
          </table:table-cell>
          <table:table-cell office:value-type="float" office:value="-61.35" calcext:value-type="float">
            <text:p>-61,35</text:p>
          </table:table-cell>
          <table:table-cell office:value-type="float" office:value="426" calcext:value-type="float">
            <text:p>42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1:0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37" calcext:value-type="float">
            <text:p>60,37</text:p>
          </table:table-cell>
          <table:table-cell office:value-type="float" office:value="-61.35" calcext:value-type="float">
            <text:p>-61,35</text:p>
          </table:table-cell>
          <table:table-cell office:value-type="float" office:value="414" calcext:value-type="float">
            <text:p>4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1:0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86" calcext:value-type="float">
            <text:p>60,86</text:p>
          </table:table-cell>
          <table:table-cell office:value-type="float" office:value="-61.35" calcext:value-type="float">
            <text:p>-61,35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1:10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9.89" calcext:value-type="float">
            <text:p>59,89</text:p>
          </table:table-cell>
          <table:table-cell office:value-type="float" office:value="-61.35" calcext:value-type="float">
            <text:p>-61,35</text:p>
          </table:table-cell>
          <table:table-cell office:value-type="float" office:value="425" calcext:value-type="float">
            <text:p>42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1:13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37" calcext:value-type="float">
            <text:p>60,37</text:p>
          </table:table-cell>
          <table:table-cell office:value-type="float" office:value="-61.35" calcext:value-type="float">
            <text:p>-61,35</text:p>
          </table:table-cell>
          <table:table-cell office:value-type="float" office:value="417" calcext:value-type="float">
            <text:p>4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1:1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1.35" calcext:value-type="float">
            <text:p>61,35</text:p>
          </table:table-cell>
          <table:table-cell office:value-type="float" office:value="-61.35" calcext:value-type="float">
            <text:p>-61,35</text:p>
          </table:table-cell>
          <table:table-cell office:value-type="float" office:value="415" calcext:value-type="float">
            <text:p>41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1:1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86" calcext:value-type="float">
            <text:p>60,86</text:p>
          </table:table-cell>
          <table:table-cell office:value-type="float" office:value="-61.35" calcext:value-type="float">
            <text:p>-61,35</text:p>
          </table:table-cell>
          <table:table-cell office:value-type="float" office:value="427" calcext:value-type="float">
            <text:p>42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1:2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37" calcext:value-type="float">
            <text:p>60,37</text:p>
          </table:table-cell>
          <table:table-cell office:value-type="float" office:value="-61.35" calcext:value-type="float">
            <text:p>-61,35</text:p>
          </table:table-cell>
          <table:table-cell office:value-type="float" office:value="415" calcext:value-type="float">
            <text:p>41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1:26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9.89" calcext:value-type="float">
            <text:p>59,89</text:p>
          </table:table-cell>
          <table:table-cell office:value-type="float" office:value="-61.35" calcext:value-type="float">
            <text:p>-61,35</text:p>
          </table:table-cell>
          <table:table-cell office:value-type="float" office:value="416" calcext:value-type="float">
            <text:p>41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1:29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37" calcext:value-type="float">
            <text:p>60,37</text:p>
          </table:table-cell>
          <table:table-cell office:value-type="float" office:value="-61.35" calcext:value-type="float">
            <text:p>-61,35</text:p>
          </table:table-cell>
          <table:table-cell office:value-type="float" office:value="425" calcext:value-type="float">
            <text:p>4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1:3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1.35" calcext:value-type="float">
            <text:p>61,35</text:p>
          </table:table-cell>
          <table:table-cell office:value-type="float" office:value="-61.35" calcext:value-type="float">
            <text:p>-61,35</text:p>
          </table:table-cell>
          <table:table-cell office:value-type="float" office:value="444" calcext:value-type="float">
            <text:p>44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1:3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1.35" calcext:value-type="float">
            <text:p>61,35</text:p>
          </table:table-cell>
          <table:table-cell office:value-type="float" office:value="-61.35" calcext:value-type="float">
            <text:p>-61,35</text:p>
          </table:table-cell>
          <table:table-cell office:value-type="float" office:value="414" calcext:value-type="float">
            <text:p>4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1:3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1.35" calcext:value-type="float">
            <text:p>61,35</text:p>
          </table:table-cell>
          <table:table-cell office:value-type="float" office:value="-61.35" calcext:value-type="float">
            <text:p>-61,35</text:p>
          </table:table-cell>
          <table:table-cell office:value-type="float" office:value="425" calcext:value-type="float">
            <text:p>42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1:42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0.86" calcext:value-type="float">
            <text:p>60,86</text:p>
          </table:table-cell>
          <table:table-cell office:value-type="float" office:value="-61.35" calcext:value-type="float">
            <text:p>-61,35</text:p>
          </table:table-cell>
          <table:table-cell office:value-type="float" office:value="417" calcext:value-type="float">
            <text:p>41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1:45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1.35" calcext:value-type="float">
            <text:p>61,35</text:p>
          </table:table-cell>
          <table:table-cell office:value-type="float" office:value="-61.35" calcext:value-type="float">
            <text:p>-61,35</text:p>
          </table:table-cell>
          <table:table-cell office:value-type="float" office:value="415" calcext:value-type="float">
            <text:p>4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1:48</text:p>
          </table:table-cell>
          <table:table-cell office:value-type="float" office:value="1500" calcext:value-type="float">
            <text:p>15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2.32" calcext:value-type="float">
            <text:p>62,32</text:p>
          </table:table-cell>
          <table:table-cell office:value-type="float" office:value="-62.32" calcext:value-type="float">
            <text:p>-62,32</text:p>
          </table:table-cell>
          <table:table-cell office:value-type="float" office:value="424" calcext:value-type="float">
            <text:p>424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1:31:5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5.99" calcext:value-type="float">
            <text:p>55,99</text:p>
          </table:table-cell>
          <table:table-cell office:value-type="float" office:value="-62.32" calcext:value-type="float">
            <text:p>-62,32</text:p>
          </table:table-cell>
          <table:table-cell office:value-type="float" office:value="228" calcext:value-type="float">
            <text:p>228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11:31:5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4.04" calcext:value-type="float">
            <text:p>54,04</text:p>
          </table:table-cell>
          <table:table-cell office:value-type="float" office:value="-62.32" calcext:value-type="float">
            <text:p>-62,32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1:31:5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1.61" calcext:value-type="float">
            <text:p>51,61</text:p>
          </table:table-cell>
          <table:table-cell office:value-type="float" office:value="-62.32" calcext:value-type="float">
            <text:p>-62,32</text:p>
          </table:table-cell>
          <table:table-cell office:value-type="float" office:value="72" calcext:value-type="float">
            <text:p>72</text:p>
          </table:table-cell>
          <table:table-cell office:value-type="float" office:value="443" calcext:value-type="float">
            <text:p>44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1:31:5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1.12" calcext:value-type="float">
            <text:p>51,12</text:p>
          </table:table-cell>
          <table:table-cell office:value-type="float" office:value="-62.32" calcext:value-type="float">
            <text:p>-62,32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1:58</text:p>
          </table:table-cell>
          <table:table-cell office:value-type="float" office:value="900" calcext:value-type="float">
            <text:p>9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50.15" calcext:value-type="float">
            <text:p>50,15</text:p>
          </table:table-cell>
          <table:table-cell office:value-type="float" office:value="-62.32" calcext:value-type="float">
            <text:p>-62,32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2:0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9.66" calcext:value-type="float">
            <text:p>49,66</text:p>
          </table:table-cell>
          <table:table-cell office:value-type="float" office:value="-62.32" calcext:value-type="float">
            <text:p>-62,32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2:0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8.69" calcext:value-type="float">
            <text:p>48,69</text:p>
          </table:table-cell>
          <table:table-cell office:value-type="float" office:value="-62.32" calcext:value-type="float">
            <text:p>-62,32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2:0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7.71" calcext:value-type="float">
            <text:p>47,71</text:p>
          </table:table-cell>
          <table:table-cell office:value-type="float" office:value="-62.32" calcext:value-type="float">
            <text:p>-62,32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2:0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float" office:value="-62.32" calcext:value-type="float">
            <text:p>-62,32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2:0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float" office:value="-62.32" calcext:value-type="float">
            <text:p>-62,32</text:p>
          </table:table-cell>
          <table:table-cell office:value-type="float" office:value="124" calcext:value-type="float">
            <text:p>12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2:1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7.23" calcext:value-type="float">
            <text:p>47,23</text:p>
          </table:table-cell>
          <table:table-cell office:value-type="float" office:value="-62.32" calcext:value-type="float">
            <text:p>-62,32</text:p>
          </table:table-cell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2:1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6.74" calcext:value-type="float">
            <text:p>46,74</text:p>
          </table:table-cell>
          <table:table-cell office:value-type="float" office:value="-62.32" calcext:value-type="float">
            <text:p>-62,32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2:1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6.25" calcext:value-type="float">
            <text:p>46,25</text:p>
          </table:table-cell>
          <table:table-cell office:value-type="float" office:value="-62.32" calcext:value-type="float">
            <text:p>-62,32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2:1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float" office:value="-62.32" calcext:value-type="float">
            <text:p>-62,32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2:1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4.79" calcext:value-type="float">
            <text:p>44,79</text:p>
          </table:table-cell>
          <table:table-cell office:value-type="float" office:value="-62.32" calcext:value-type="float">
            <text:p>-62,32</text:p>
          </table:table-cell>
          <table:table-cell office:value-type="float" office:value="130" calcext:value-type="float">
            <text:p>13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2:2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float" office:value="-62.32" calcext:value-type="float">
            <text:p>-62,32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2:2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float" office:value="-62.32" calcext:value-type="float">
            <text:p>-62,32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2:2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62.32" calcext:value-type="float">
            <text:p>-62,32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2:2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5.28" calcext:value-type="float">
            <text:p>45,28</text:p>
          </table:table-cell>
          <table:table-cell office:value-type="float" office:value="-62.32" calcext:value-type="float">
            <text:p>-62,32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2:2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62.32" calcext:value-type="float">
            <text:p>-62,32</text:p>
          </table:table-cell>
          <table:table-cell office:value-type="float" office:value="121" calcext:value-type="float">
            <text:p>12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2:3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-62.32" calcext:value-type="float">
            <text:p>-62,3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2:3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4.3" calcext:value-type="float">
            <text:p>44,3</text:p>
          </table:table-cell>
          <table:table-cell office:value-type="float" office:value="-62.32" calcext:value-type="float">
            <text:p>-62,32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2:3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3.82" calcext:value-type="float">
            <text:p>43,82</text:p>
          </table:table-cell>
          <table:table-cell office:value-type="float" office:value="-62.32" calcext:value-type="float">
            <text:p>-62,32</text:p>
          </table:table-cell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2:3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-62.32" calcext:value-type="float">
            <text:p>-62,3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2:4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-62.32" calcext:value-type="float">
            <text:p>-62,32</text:p>
          </table:table-cell>
          <table:table-cell office:value-type="float" office:value="126" calcext:value-type="float">
            <text:p>12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2:4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-62.32" calcext:value-type="float">
            <text:p>-62,32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2:4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-62.32" calcext:value-type="float">
            <text:p>-62,32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2:4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-62.32" calcext:value-type="float">
            <text:p>-62,32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2:4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-62.32" calcext:value-type="float">
            <text:p>-62,32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2:5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2.84" calcext:value-type="float">
            <text:p>42,84</text:p>
          </table:table-cell>
          <table:table-cell office:value-type="float" office:value="-62.32" calcext:value-type="float">
            <text:p>-62,32</text:p>
          </table:table-cell>
          <table:table-cell office:value-type="float" office:value="123" calcext:value-type="float">
            <text:p>12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2:52</text:p>
          </table:table-cell>
          <table:table-cell office:value-type="float" office:value="600" calcext:value-type="float">
            <text:p>6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float" office:value="-62.32" calcext:value-type="float">
            <text:p>-62,32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2:5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-62.32" calcext:value-type="float">
            <text:p>-62,32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2:5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-62.32" calcext:value-type="float">
            <text:p>-62,32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2:5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2.35" calcext:value-type="float">
            <text:p>42,35</text:p>
          </table:table-cell>
          <table:table-cell office:value-type="float" office:value="-62.32" calcext:value-type="float">
            <text:p>-62,32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3:0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float" office:value="-62.32" calcext:value-type="float">
            <text:p>-62,32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3:0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float" office:value="-62.32" calcext:value-type="float">
            <text:p>-62,32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3:0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float" office:value="-62.32" calcext:value-type="float">
            <text:p>-62,32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3:0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float" office:value="-62.32" calcext:value-type="float">
            <text:p>-62,32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3:0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float" office:value="-62.32" calcext:value-type="float">
            <text:p>-62,3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3:1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float" office:value="-62.32" calcext:value-type="float">
            <text:p>-62,32</text:p>
          </table:table-cell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3:1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float" office:value="-62.32" calcext:value-type="float">
            <text:p>-62,32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3:1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1.87" calcext:value-type="float">
            <text:p>41,87</text:p>
          </table:table-cell>
          <table:table-cell office:value-type="float" office:value="-62.32" calcext:value-type="float">
            <text:p>-62,32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3:1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float" office:value="-62.32" calcext:value-type="float">
            <text:p>-62,32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3:19</text:p>
          </table:table-cell>
          <table:table-cell office:value-type="float" office:value="700" calcext:value-type="float">
            <text:p>7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-62.32" calcext:value-type="float">
            <text:p>-62,32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3:2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1.38" calcext:value-type="float">
            <text:p>41,38</text:p>
          </table:table-cell>
          <table:table-cell office:value-type="float" office:value="-62.32" calcext:value-type="float">
            <text:p>-62,32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3:2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float" office:value="-62.32" calcext:value-type="float">
            <text:p>-62,32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3:2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float" office:value="-62.32" calcext:value-type="float">
            <text:p>-62,32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3:2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float" office:value="-62.32" calcext:value-type="float">
            <text:p>-62,32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3:2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float" office:value="-62.32" calcext:value-type="float">
            <text:p>-62,32</text:p>
          </table:table-cell>
          <table:table-cell office:value-type="float" office:value="131" calcext:value-type="float">
            <text:p>13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3:31</text:p>
          </table:table-cell>
          <table:table-cell office:value-type="float" office:value="600" calcext:value-type="float">
            <text:p>60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-62.32" calcext:value-type="float">
            <text:p>-62,32</text:p>
          </table:table-cell>
          <table:table-cell office:value-type="float" office:value="86" calcext:value-type="float">
            <text:p>8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3:3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.41" calcext:value-type="float">
            <text:p>40,41</text:p>
          </table:table-cell>
          <table:table-cell office:value-type="float" office:value="-62.32" calcext:value-type="float">
            <text:p>-62,32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3:3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-62.32" calcext:value-type="float">
            <text:p>-62,32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3:3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-62.32" calcext:value-type="float">
            <text:p>-62,32</text:p>
          </table:table-cell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3:3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-62.32" calcext:value-type="float">
            <text:p>-62,32</text:p>
          </table:table-cell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3:4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-62.32" calcext:value-type="float">
            <text:p>-62,32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3:4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-62.32" calcext:value-type="float">
            <text:p>-62,32</text:p>
          </table:table-cell>
          <table:table-cell office:value-type="float" office:value="139" calcext:value-type="float">
            <text:p>139</text:p>
          </table:table-cell>
          <table:table-cell office:value-type="float" office:value="155" calcext:value-type="float">
            <text:p>15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11:33:4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-62.32" calcext:value-type="float">
            <text:p>-62,32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11:33:4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-62.32" calcext:value-type="float">
            <text:p>-62,32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3:50</text:p>
          </table:table-cell>
          <table:table-cell office:value-type="float" office:value="900" calcext:value-type="float">
            <text:p>9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40.89" calcext:value-type="float">
            <text:p>40,89</text:p>
          </table:table-cell>
          <table:table-cell office:value-type="float" office:value="-62.32" calcext:value-type="float">
            <text:p>-62,32</text:p>
          </table:table-cell>
          <table:table-cell office:value-type="float" office:value="124" calcext:value-type="float">
            <text:p>12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3:5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62.32" calcext:value-type="float">
            <text:p>-62,32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3:5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-62.32" calcext:value-type="float">
            <text:p>-62,32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3:5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62.32" calcext:value-type="float">
            <text:p>-62,32</text:p>
          </table:table-cell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3:5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62.32" calcext:value-type="float">
            <text:p>-62,32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4:0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-62.32" calcext:value-type="float">
            <text:p>-62,32</text:p>
          </table:table-cell>
          <table:table-cell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4:0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62.32" calcext:value-type="float">
            <text:p>-62,32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4:0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62.32" calcext:value-type="float">
            <text:p>-62,32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4:0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62.32" calcext:value-type="float">
            <text:p>-62,32</text:p>
          </table:table-cell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4:08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62.32" calcext:value-type="float">
            <text:p>-62,32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4:1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62.32" calcext:value-type="float">
            <text:p>-62,32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4:12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43" calcext:value-type="float">
            <text:p>39,43</text:p>
          </table:table-cell>
          <table:table-cell office:value-type="float" office:value="-62.32" calcext:value-type="float">
            <text:p>-62,32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4:14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62.32" calcext:value-type="float">
            <text:p>-62,32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4:16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62.32" calcext:value-type="float">
            <text:p>-62,32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4:1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62.32" calcext:value-type="float">
            <text:p>-62,32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4:2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62.32" calcext:value-type="float">
            <text:p>-62,32</text:p>
          </table:table-cell>
          <table:table-cell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4:2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62.32" calcext:value-type="float">
            <text:p>-62,32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4:2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62.32" calcext:value-type="float">
            <text:p>-62,32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4:2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62.32" calcext:value-type="float">
            <text:p>-62,32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4:2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9.92" calcext:value-type="float">
            <text:p>39,92</text:p>
          </table:table-cell>
          <table:table-cell office:value-type="float" office:value="-62.32" calcext:value-type="float">
            <text:p>-62,32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4:3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62.32" calcext:value-type="float">
            <text:p>-62,32</text:p>
          </table:table-cell>
          <table:table-cell office:value-type="float" office:value="112" calcext:value-type="float">
            <text:p>1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4:3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62.32" calcext:value-type="float">
            <text:p>-62,32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4:3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62.32" calcext:value-type="float">
            <text:p>-62,32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4:3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62.32" calcext:value-type="float">
            <text:p>-62,32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4:39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62.32" calcext:value-type="float">
            <text:p>-62,32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4:41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95" calcext:value-type="float">
            <text:p>38,95</text:p>
          </table:table-cell>
          <table:table-cell office:value-type="float" office:value="-62.32" calcext:value-type="float">
            <text:p>-62,32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4:43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62.32" calcext:value-type="float">
            <text:p>-62,32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4:45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7.97" calcext:value-type="float">
            <text:p>37,97</text:p>
          </table:table-cell>
          <table:table-cell office:value-type="float" office:value="-62.32" calcext:value-type="float">
            <text:p>-62,32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:34:47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8.46" calcext:value-type="float">
            <text:p>38,46</text:p>
          </table:table-cell>
          <table:table-cell office:value-type="float" office:value="-62.32" calcext:value-type="float">
            <text:p>-62,32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30T09:15:55.745818760</dc:date>
    <meta:editing-duration>PT9M56S</meta:editing-duration>
    <meta:editing-cycles>1</meta:editing-cycles>
    <meta:document-statistic meta:table-count="1" meta:cell-count="994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54cm" svg:y="3.952cm" style:legend-expansion="high" chart:style-name="ch2"/>
        <chart:plot-area chart:style-name="ch3" table:cell-range-address="rpi_towerWithFanSuck21_5C.B1:rpi_towerWithFanSuck21_5C.B1106 rpi_towerWithFanSuck21_5C.E1:rpi_towerWithFanSuck21_5C.E1106" chart:data-source-has-labels="row" svg:x="0.32cm" svg:y="0.18cm" svg:width="12.614cm" svg:height="8.64cm">
          <chartooo:coordinate-region svg:x="0.941cm" svg:y="0.18cm" svg:width="11cm" svg:height="7.3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rpi_towerWithFanSuck21_5C.B3:rpi_towerWithFanSuck21_5C.B1106" chart:label-cell-address="rpi_towerWithFanSuck21_5C.B1:rpi_towerWithFanSuck21_5C.B2" chart:class="chart:line">
            <chart:data-point chart:repeated="1104"/>
          </chart:series>
          <chart:series chart:attached-axis="primary-y" chart:style-name="ch8" chart:values-cell-range-address="rpi_towerWithFanSuck21_5C.E3:rpi_towerWithFanSuck21_5C.E1106" chart:label-cell-address="rpi_towerWithFanSuck21_5C.E1:rpi_towerWithFanSuck21_5C.E2" chart:class="chart:line">
            <chart:data-point chart:repeated="110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    ARM</text:p>
                <text:list>
                  <text:list-item>
                    <text:p>     ARM</text:p>
                  </text:list-item>
                  <text:list-item>
                    <text:p/>
                  </text:list-item>
                </text:list>
                <draw:g>
                  <svg:desc>rpi_towerWithFanSuck21_5C.B1:rpi_towerWithFanSuck21_5C.B2</svg:desc>
                </draw:g>
              </table:table-cell>
              <table:table-cell office:value-type="string">
                <text:p> ore Te</text:p>
                <text:list>
                  <text:list-item>
                    <text:p> ore Te</text:p>
                  </text:list-item>
                  <text:list-item>
                    <text:p/>
                  </text:list-item>
                </text:list>
                <draw:g>
                  <svg:desc>rpi_towerWithFanSuck21_5C.E1:rpi_towerWithFanSuck21_5C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rpi_towerWithFanSuck21_5C.B3:rpi_towerWithFanSuck21_5C.B1106</svg:desc>
                </draw:g>
              </table:table-cell>
              <table:table-cell office:value-type="float" office:value="38.46">
                <text:p>38.46</text:p>
                <draw:g>
                  <svg:desc>rpi_towerWithFanSuck21_5C.E3:rpi_towerWithFanSuck21_5C.E11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">
                <text:p>15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00">
                <text:p>15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">
                <text:p>15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">
                <text:p>15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0">
                <text:p>15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0">
                <text:p>15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">
                <text:p>15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">
                <text:p>15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">
                <text:p>15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0">
                <text:p>15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0">
                <text:p>15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00">
                <text:p>15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0">
                <text:p>15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00">
                <text:p>15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00">
                <text:p>15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0">
                <text:p>15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00">
                <text:p>15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00">
                <text:p>15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00">
                <text:p>15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00">
                <text:p>15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0">
                <text:p>15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">
                <text:p>15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00">
                <text:p>15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00">
                <text:p>15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00">
                <text:p>15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0">
                <text:p>15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00">
                <text:p>15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00">
                <text:p>15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00">
                <text:p>15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00">
                <text:p>15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00">
                <text:p>15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0">
                <text:p>15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00">
                <text:p>15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00">
                <text:p>15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00">
                <text:p>15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00">
                <text:p>15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00">
                <text:p>15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00">
                <text:p>15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00">
                <text:p>6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00">
                <text:p>6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00">
                <text:p>6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00">
                <text:p>6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00">
                <text:p>6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00">
                <text:p>6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00">
                <text:p>6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00">
                <text:p>6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00">
                <text:p>6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00">
                <text:p>6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00">
                <text:p>6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00">
                <text:p>7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00">
                <text:p>9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00">
                <text:p>10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0">
                <text:p>7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00">
                <text:p>7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00">
                <text:p>15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0">
                <text:p>15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00">
                <text:p>15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00">
                <text:p>15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00">
                <text:p>15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00">
                <text:p>15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00">
                <text:p>1500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00">
                <text:p>1500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00">
                <text:p>15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00">
                <text:p>15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00">
                <text:p>1500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00">
                <text:p>15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00">
                <text:p>15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00">
                <text:p>1500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00">
                <text:p>15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00">
                <text:p>15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00">
                <text:p>15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00">
                <text:p>15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00">
                <text:p>1500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00">
                <text:p>15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00">
                <text:p>15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00">
                <text:p>15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00">
                <text:p>15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00">
                <text:p>15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00">
                <text:p>15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00">
                <text:p>15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00">
                <text:p>15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00">
                <text:p>15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00">
                <text:p>15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00">
                <text:p>15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00">
                <text:p>15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00">
                <text:p>1500</text:p>
              </table:table-cell>
              <table:table-cell office:value-type="float" office:value="50.63">
                <text:p>50.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00">
                <text:p>1500</text:p>
              </table:table-cell>
              <table:table-cell office:value-type="float" office:value="50.63">
                <text:p>50.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00">
                <text:p>1500</text:p>
              </table:table-cell>
              <table:table-cell office:value-type="float" office:value="50.63">
                <text:p>50.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00">
                <text:p>1500</text:p>
              </table:table-cell>
              <table:table-cell office:value-type="float" office:value="50.63">
                <text:p>50.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00">
                <text:p>1500</text:p>
              </table:table-cell>
              <table:table-cell office:value-type="float" office:value="51.12">
                <text:p>51.1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00">
                <text:p>1500</text:p>
              </table:table-cell>
              <table:table-cell office:value-type="float" office:value="50.63">
                <text:p>50.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00">
                <text:p>1500</text:p>
              </table:table-cell>
              <table:table-cell office:value-type="float" office:value="50.63">
                <text:p>50.6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00">
                <text:p>1500</text:p>
              </table:table-cell>
              <table:table-cell office:value-type="float" office:value="51.12">
                <text:p>51.1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00">
                <text:p>1500</text:p>
              </table:table-cell>
              <table:table-cell office:value-type="float" office:value="50.63">
                <text:p>50.6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500">
                <text:p>1500</text:p>
              </table:table-cell>
              <table:table-cell office:value-type="float" office:value="50.63">
                <text:p>50.6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00">
                <text:p>1500</text:p>
              </table:table-cell>
              <table:table-cell office:value-type="float" office:value="50.63">
                <text:p>50.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00">
                <text:p>6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00">
                <text:p>9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00">
                <text:p>6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00">
                <text:p>6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00">
                <text:p>6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00">
                <text:p>6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00">
                <text:p>8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00">
                <text:p>6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00">
                <text:p>6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00">
                <text:p>6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00">
                <text:p>6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00">
                <text:p>6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00">
                <text:p>6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00">
                <text:p>6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00">
                <text:p>6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00">
                <text:p>6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00">
                <text:p>6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00">
                <text:p>6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00">
                <text:p>6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00">
                <text:p>6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00">
                <text:p>6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00">
                <text:p>6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00">
                <text:p>6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700">
                <text:p>7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00">
                <text:p>6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00">
                <text:p>6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00">
                <text:p>6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00">
                <text:p>6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00">
                <text:p>6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00">
                <text:p>6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700">
                <text:p>7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00">
                <text:p>9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00">
                <text:p>7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00">
                <text:p>600</text:p>
              </table:table-cell>
              <table:table-cell office:value-type="float" office:value="36.51">
                <text:p>36.5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00">
                <text:p>60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500">
                <text:p>15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500">
                <text:p>15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00">
                <text:p>15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500">
                <text:p>15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00">
                <text:p>15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00">
                <text:p>15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00">
                <text:p>15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00">
                <text:p>15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500">
                <text:p>15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500">
                <text:p>15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500">
                <text:p>1500</text:p>
              </table:table-cell>
              <table:table-cell office:value-type="float" office:value="51.12">
                <text:p>51.1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500">
                <text:p>15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00">
                <text:p>1500</text:p>
              </table:table-cell>
              <table:table-cell office:value-type="float" office:value="50.63">
                <text:p>50.6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00">
                <text:p>1500</text:p>
              </table:table-cell>
              <table:table-cell office:value-type="float" office:value="51.12">
                <text:p>51.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00">
                <text:p>1500</text:p>
              </table:table-cell>
              <table:table-cell office:value-type="float" office:value="51.12">
                <text:p>51.1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00">
                <text:p>1500</text:p>
              </table:table-cell>
              <table:table-cell office:value-type="float" office:value="51.12">
                <text:p>51.1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500">
                <text:p>15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500">
                <text:p>1500</text:p>
              </table:table-cell>
              <table:table-cell office:value-type="float" office:value="50.63">
                <text:p>50.6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500">
                <text:p>1500</text:p>
              </table:table-cell>
              <table:table-cell office:value-type="float" office:value="51.12">
                <text:p>51.1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00">
                <text:p>1500</text:p>
              </table:table-cell>
              <table:table-cell office:value-type="float" office:value="51.12">
                <text:p>51.1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00">
                <text:p>1500</text:p>
              </table:table-cell>
              <table:table-cell office:value-type="float" office:value="50.63">
                <text:p>50.6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500">
                <text:p>1500</text:p>
              </table:table-cell>
              <table:table-cell office:value-type="float" office:value="51.61">
                <text:p>51.6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500">
                <text:p>1500</text:p>
              </table:table-cell>
              <table:table-cell office:value-type="float" office:value="51.12">
                <text:p>51.1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00">
                <text:p>1500</text:p>
              </table:table-cell>
              <table:table-cell office:value-type="float" office:value="51.12">
                <text:p>51.1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500">
                <text:p>1500</text:p>
              </table:table-cell>
              <table:table-cell office:value-type="float" office:value="51.12">
                <text:p>51.1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00">
                <text:p>1500</text:p>
              </table:table-cell>
              <table:table-cell office:value-type="float" office:value="51.61">
                <text:p>51.6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00">
                <text:p>1500</text:p>
              </table:table-cell>
              <table:table-cell office:value-type="float" office:value="51.61">
                <text:p>51.6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00">
                <text:p>1500</text:p>
              </table:table-cell>
              <table:table-cell office:value-type="float" office:value="51.61">
                <text:p>51.6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500">
                <text:p>1500</text:p>
              </table:table-cell>
              <table:table-cell office:value-type="float" office:value="51.12">
                <text:p>51.1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00">
                <text:p>1500</text:p>
              </table:table-cell>
              <table:table-cell office:value-type="float" office:value="52.09">
                <text:p>52.0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500">
                <text:p>1500</text:p>
              </table:table-cell>
              <table:table-cell office:value-type="float" office:value="52.09">
                <text:p>52.0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500">
                <text:p>1500</text:p>
              </table:table-cell>
              <table:table-cell office:value-type="float" office:value="51.12">
                <text:p>51.1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500">
                <text:p>1500</text:p>
              </table:table-cell>
              <table:table-cell office:value-type="float" office:value="51.61">
                <text:p>51.6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00">
                <text:p>1500</text:p>
              </table:table-cell>
              <table:table-cell office:value-type="float" office:value="52.58">
                <text:p>52.5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00">
                <text:p>1500</text:p>
              </table:table-cell>
              <table:table-cell office:value-type="float" office:value="52.58">
                <text:p>52.5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00">
                <text:p>1500</text:p>
              </table:table-cell>
              <table:table-cell office:value-type="float" office:value="52.09">
                <text:p>52.0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500">
                <text:p>1500</text:p>
              </table:table-cell>
              <table:table-cell office:value-type="float" office:value="52.58">
                <text:p>52.5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500">
                <text:p>1500</text:p>
              </table:table-cell>
              <table:table-cell office:value-type="float" office:value="52.58">
                <text:p>52.5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500">
                <text:p>1500</text:p>
              </table:table-cell>
              <table:table-cell office:value-type="float" office:value="52.58">
                <text:p>52.5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500">
                <text:p>1500</text:p>
              </table:table-cell>
              <table:table-cell office:value-type="float" office:value="52.58">
                <text:p>52.5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500">
                <text:p>1500</text:p>
              </table:table-cell>
              <table:table-cell office:value-type="float" office:value="52.58">
                <text:p>52.5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500">
                <text:p>1500</text:p>
              </table:table-cell>
              <table:table-cell office:value-type="float" office:value="52.58">
                <text:p>52.5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500">
                <text:p>1500</text:p>
              </table:table-cell>
              <table:table-cell office:value-type="float" office:value="52.09">
                <text:p>52.0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00">
                <text:p>1500</text:p>
              </table:table-cell>
              <table:table-cell office:value-type="float" office:value="52.58">
                <text:p>52.5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500">
                <text:p>1500</text:p>
              </table:table-cell>
              <table:table-cell office:value-type="float" office:value="52.58">
                <text:p>52.5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500">
                <text:p>1500</text:p>
              </table:table-cell>
              <table:table-cell office:value-type="float" office:value="53.07">
                <text:p>53.0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500">
                <text:p>1500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500">
                <text:p>1500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00">
                <text:p>1500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00">
                <text:p>1500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00">
                <text:p>1500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00">
                <text:p>1500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500">
                <text:p>1500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500">
                <text:p>15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500">
                <text:p>1500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00">
                <text:p>1500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00">
                <text:p>1500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500">
                <text:p>1500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00">
                <text:p>1500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500">
                <text:p>1500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00">
                <text:p>1500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500">
                <text:p>15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00">
                <text:p>15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00">
                <text:p>15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00">
                <text:p>1500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500">
                <text:p>1500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00">
                <text:p>1500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00">
                <text:p>15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00">
                <text:p>1500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00">
                <text:p>15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0">
                <text:p>15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0">
                <text:p>15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0">
                <text:p>15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00">
                <text:p>1500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00">
                <text:p>15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00">
                <text:p>1500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00">
                <text:p>1500</text:p>
              </table:table-cell>
              <table:table-cell office:value-type="float" office:value="55.99">
                <text:p>55.9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00">
                <text:p>15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00">
                <text:p>15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00">
                <text:p>15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00">
                <text:p>15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00">
                <text:p>15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00">
                <text:p>15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00">
                <text:p>1500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00">
                <text:p>1500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00">
                <text:p>15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00">
                <text:p>15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00">
                <text:p>1500</text:p>
              </table:table-cell>
              <table:table-cell office:value-type="float" office:value="55.99">
                <text:p>55.9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00">
                <text:p>1500</text:p>
              </table:table-cell>
              <table:table-cell office:value-type="float" office:value="56.48">
                <text:p>56.4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00">
                <text:p>15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00">
                <text:p>15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00">
                <text:p>1500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00">
                <text:p>15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00">
                <text:p>1500</text:p>
              </table:table-cell>
              <table:table-cell office:value-type="float" office:value="55.99">
                <text:p>55.9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00">
                <text:p>15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00">
                <text:p>15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00">
                <text:p>1500</text:p>
              </table:table-cell>
              <table:table-cell office:value-type="float" office:value="56.48">
                <text:p>56.4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00">
                <text:p>15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00">
                <text:p>1500</text:p>
              </table:table-cell>
              <table:table-cell office:value-type="float" office:value="55.99">
                <text:p>55.9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00">
                <text:p>15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00">
                <text:p>1500</text:p>
              </table:table-cell>
              <table:table-cell office:value-type="float" office:value="54.53">
                <text:p>54.5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00">
                <text:p>600</text:p>
              </table:table-cell>
              <table:table-cell office:value-type="float" office:value="52.58">
                <text:p>52.5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00">
                <text:p>6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00">
                <text:p>600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00">
                <text:p>6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00">
                <text:p>6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00">
                <text:p>6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00">
                <text:p>600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00">
                <text:p>600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00">
                <text:p>6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00">
                <text:p>6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00">
                <text:p>6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00">
                <text:p>6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00">
                <text:p>6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00">
                <text:p>600</text:p>
              </table:table-cell>
              <table:table-cell office:value-type="float" office:value="43.33">
                <text:p>43.3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00">
                <text:p>6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00">
                <text:p>6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00">
                <text:p>6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00">
                <text:p>6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00">
                <text:p>6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00">
                <text:p>6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00">
                <text:p>6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00">
                <text:p>6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00">
                <text:p>6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00">
                <text:p>6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00">
                <text:p>6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00">
                <text:p>6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00">
                <text:p>6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00">
                <text:p>6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00">
                <text:p>6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600">
                <text:p>6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600">
                <text:p>6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00">
                <text:p>9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600">
                <text:p>6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600">
                <text:p>6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600">
                <text:p>6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00">
                <text:p>6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00">
                <text:p>6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00">
                <text:p>6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00">
                <text:p>9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00">
                <text:p>6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600">
                <text:p>6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00">
                <text:p>10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600">
                <text:p>600</text:p>
              </table:table-cell>
              <table:table-cell office:value-type="float" office:value="37.48">
                <text:p>37.4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500">
                <text:p>15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500">
                <text:p>1500</text:p>
              </table:table-cell>
              <table:table-cell office:value-type="float" office:value="45.76">
                <text:p>45.7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00">
                <text:p>15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500">
                <text:p>1500</text:p>
              </table:table-cell>
              <table:table-cell office:value-type="float" office:value="49.17">
                <text:p>49.1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500">
                <text:p>15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500">
                <text:p>1500</text:p>
              </table:table-cell>
              <table:table-cell office:value-type="float" office:value="50.63">
                <text:p>50.6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500">
                <text:p>1500</text:p>
              </table:table-cell>
              <table:table-cell office:value-type="float" office:value="52.09">
                <text:p>52.0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500">
                <text:p>1500</text:p>
              </table:table-cell>
              <table:table-cell office:value-type="float" office:value="51.61">
                <text:p>51.6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500">
                <text:p>1500</text:p>
              </table:table-cell>
              <table:table-cell office:value-type="float" office:value="51.61">
                <text:p>51.6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500">
                <text:p>1500</text:p>
              </table:table-cell>
              <table:table-cell office:value-type="float" office:value="52.58">
                <text:p>52.5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00">
                <text:p>1500</text:p>
              </table:table-cell>
              <table:table-cell office:value-type="float" office:value="52.09">
                <text:p>52.0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500">
                <text:p>15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500">
                <text:p>1500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500">
                <text:p>15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00">
                <text:p>1500</text:p>
              </table:table-cell>
              <table:table-cell office:value-type="float" office:value="55.02">
                <text:p>55.0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00">
                <text:p>1500</text:p>
              </table:table-cell>
              <table:table-cell office:value-type="float" office:value="55.99">
                <text:p>55.9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500">
                <text:p>15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00">
                <text:p>15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500">
                <text:p>1500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500">
                <text:p>1500</text:p>
              </table:table-cell>
              <table:table-cell office:value-type="float" office:value="55.99">
                <text:p>55.9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00">
                <text:p>1500</text:p>
              </table:table-cell>
              <table:table-cell office:value-type="float" office:value="56.48">
                <text:p>56.4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500">
                <text:p>1500</text:p>
              </table:table-cell>
              <table:table-cell office:value-type="float" office:value="55.99">
                <text:p>55.9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00">
                <text:p>1500</text:p>
              </table:table-cell>
              <table:table-cell office:value-type="float" office:value="56.97">
                <text:p>56.9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500">
                <text:p>1500</text:p>
              </table:table-cell>
              <table:table-cell office:value-type="float" office:value="56.97">
                <text:p>56.9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500">
                <text:p>1500</text:p>
              </table:table-cell>
              <table:table-cell office:value-type="float" office:value="57.45">
                <text:p>57.4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500">
                <text:p>1500</text:p>
              </table:table-cell>
              <table:table-cell office:value-type="float" office:value="56.97">
                <text:p>56.9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500">
                <text:p>1500</text:p>
              </table:table-cell>
              <table:table-cell office:value-type="float" office:value="57.45">
                <text:p>57.4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500">
                <text:p>1500</text:p>
              </table:table-cell>
              <table:table-cell office:value-type="float" office:value="56.97">
                <text:p>56.9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500">
                <text:p>1500</text:p>
              </table:table-cell>
              <table:table-cell office:value-type="float" office:value="57.45">
                <text:p>57.4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00">
                <text:p>1500</text:p>
              </table:table-cell>
              <table:table-cell office:value-type="float" office:value="57.45">
                <text:p>57.4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500">
                <text:p>1500</text:p>
              </table:table-cell>
              <table:table-cell office:value-type="float" office:value="58.43">
                <text:p>58.4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500">
                <text:p>1500</text:p>
              </table:table-cell>
              <table:table-cell office:value-type="float" office:value="57.94">
                <text:p>57.9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00">
                <text:p>1500</text:p>
              </table:table-cell>
              <table:table-cell office:value-type="float" office:value="57.94">
                <text:p>57.9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500">
                <text:p>1500</text:p>
              </table:table-cell>
              <table:table-cell office:value-type="float" office:value="56.97">
                <text:p>56.9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500">
                <text:p>1500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500">
                <text:p>1500</text:p>
              </table:table-cell>
              <table:table-cell office:value-type="float" office:value="58.43">
                <text:p>58.4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500">
                <text:p>1500</text:p>
              </table:table-cell>
              <table:table-cell office:value-type="float" office:value="58.43">
                <text:p>58.4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500">
                <text:p>1500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500">
                <text:p>1500</text:p>
              </table:table-cell>
              <table:table-cell office:value-type="float" office:value="58.43">
                <text:p>58.4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500">
                <text:p>1500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500">
                <text:p>1500</text:p>
              </table:table-cell>
              <table:table-cell office:value-type="float" office:value="58.43">
                <text:p>58.4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500">
                <text:p>1500</text:p>
              </table:table-cell>
              <table:table-cell office:value-type="float" office:value="58.43">
                <text:p>58.4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500">
                <text:p>1500</text:p>
              </table:table-cell>
              <table:table-cell office:value-type="float" office:value="59.89">
                <text:p>59.8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00">
                <text:p>1500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500">
                <text:p>1500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500">
                <text:p>1500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500">
                <text:p>1500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500">
                <text:p>1500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500">
                <text:p>1500</text:p>
              </table:table-cell>
              <table:table-cell office:value-type="float" office:value="59.89">
                <text:p>59.8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500">
                <text:p>1500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500">
                <text:p>1500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500">
                <text:p>1500</text:p>
              </table:table-cell>
              <table:table-cell office:value-type="float" office:value="59.89">
                <text:p>59.8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500">
                <text:p>1500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00">
                <text:p>1500</text:p>
              </table:table-cell>
              <table:table-cell office:value-type="float" office:value="59.89">
                <text:p>59.8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500">
                <text:p>1500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500">
                <text:p>1500</text:p>
              </table:table-cell>
              <table:table-cell office:value-type="float" office:value="59.89">
                <text:p>59.8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00">
                <text:p>1500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500">
                <text:p>1500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500">
                <text:p>1500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500">
                <text:p>1500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500">
                <text:p>1500</text:p>
              </table:table-cell>
              <table:table-cell office:value-type="float" office:value="58.43">
                <text:p>58.4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00">
                <text:p>1500</text:p>
              </table:table-cell>
              <table:table-cell office:value-type="float" office:value="59.89">
                <text:p>59.8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500">
                <text:p>1500</text:p>
              </table:table-cell>
              <table:table-cell office:value-type="float" office:value="59.89">
                <text:p>59.8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500">
                <text:p>1500</text:p>
              </table:table-cell>
              <table:table-cell office:value-type="float" office:value="60.86">
                <text:p>60.8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500">
                <text:p>1500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500">
                <text:p>1500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500">
                <text:p>1500</text:p>
              </table:table-cell>
              <table:table-cell office:value-type="float" office:value="59.89">
                <text:p>59.8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500">
                <text:p>1500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500">
                <text:p>1500</text:p>
              </table:table-cell>
              <table:table-cell office:value-type="float" office:value="58.91">
                <text:p>58.9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00">
                <text:p>1500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500">
                <text:p>1500</text:p>
              </table:table-cell>
              <table:table-cell office:value-type="float" office:value="59.89">
                <text:p>59.8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500">
                <text:p>1500</text:p>
              </table:table-cell>
              <table:table-cell office:value-type="float" office:value="60.86">
                <text:p>60.8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500">
                <text:p>1500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00">
                <text:p>1500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500">
                <text:p>1500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500">
                <text:p>1500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500">
                <text:p>1500</text:p>
              </table:table-cell>
              <table:table-cell office:value-type="float" office:value="59.89">
                <text:p>59.89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500">
                <text:p>1500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500">
                <text:p>1500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500">
                <text:p>1500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500">
                <text:p>1500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500">
                <text:p>1500</text:p>
              </table:table-cell>
              <table:table-cell office:value-type="float" office:value="59.89">
                <text:p>59.8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500">
                <text:p>1500</text:p>
              </table:table-cell>
              <table:table-cell office:value-type="float" office:value="60.86">
                <text:p>60.8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500">
                <text:p>1500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500">
                <text:p>1500</text:p>
              </table:table-cell>
              <table:table-cell office:value-type="float" office:value="60.86">
                <text:p>60.8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500">
                <text:p>1500</text:p>
              </table:table-cell>
              <table:table-cell office:value-type="float" office:value="59.89">
                <text:p>59.8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500">
                <text:p>1500</text:p>
              </table:table-cell>
              <table:table-cell office:value-type="float" office:value="59.89">
                <text:p>59.8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500">
                <text:p>1500</text:p>
              </table:table-cell>
              <table:table-cell office:value-type="float" office:value="61.35">
                <text:p>61.3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500">
                <text:p>1500</text:p>
              </table:table-cell>
              <table:table-cell office:value-type="float" office:value="60.86">
                <text:p>60.8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500">
                <text:p>1500</text:p>
              </table:table-cell>
              <table:table-cell office:value-type="float" office:value="59.89">
                <text:p>59.8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500">
                <text:p>1500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00">
                <text:p>1500</text:p>
              </table:table-cell>
              <table:table-cell office:value-type="float" office:value="61.35">
                <text:p>61.3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500">
                <text:p>1500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500">
                <text:p>1500</text:p>
              </table:table-cell>
              <table:table-cell office:value-type="float" office:value="59.89">
                <text:p>59.8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500">
                <text:p>1500</text:p>
              </table:table-cell>
              <table:table-cell office:value-type="float" office:value="60.86">
                <text:p>60.8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500">
                <text:p>1500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500">
                <text:p>1500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500">
                <text:p>1500</text:p>
              </table:table-cell>
              <table:table-cell office:value-type="float" office:value="59.89">
                <text:p>59.8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500">
                <text:p>1500</text:p>
              </table:table-cell>
              <table:table-cell office:value-type="float" office:value="60.86">
                <text:p>60.8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500">
                <text:p>1500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500">
                <text:p>1500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500">
                <text:p>1500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500">
                <text:p>1500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500">
                <text:p>1500</text:p>
              </table:table-cell>
              <table:table-cell office:value-type="float" office:value="60.86">
                <text:p>60.8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500">
                <text:p>1500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500">
                <text:p>1500</text:p>
              </table:table-cell>
              <table:table-cell office:value-type="float" office:value="60.86">
                <text:p>60.8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500">
                <text:p>1500</text:p>
              </table:table-cell>
              <table:table-cell office:value-type="float" office:value="60.86">
                <text:p>60.8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500">
                <text:p>1500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500">
                <text:p>1500</text:p>
              </table:table-cell>
              <table:table-cell office:value-type="float" office:value="61.35">
                <text:p>61.3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500">
                <text:p>1500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500">
                <text:p>1500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500">
                <text:p>1500</text:p>
              </table:table-cell>
              <table:table-cell office:value-type="float" office:value="60.86">
                <text:p>60.8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500">
                <text:p>1500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500">
                <text:p>1500</text:p>
              </table:table-cell>
              <table:table-cell office:value-type="float" office:value="60.86">
                <text:p>60.86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500">
                <text:p>1500</text:p>
              </table:table-cell>
              <table:table-cell office:value-type="float" office:value="59.89">
                <text:p>59.8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500">
                <text:p>1500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500">
                <text:p>1500</text:p>
              </table:table-cell>
              <table:table-cell office:value-type="float" office:value="61.35">
                <text:p>61.3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500">
                <text:p>1500</text:p>
              </table:table-cell>
              <table:table-cell office:value-type="float" office:value="60.86">
                <text:p>60.8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500">
                <text:p>1500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500">
                <text:p>1500</text:p>
              </table:table-cell>
              <table:table-cell office:value-type="float" office:value="59.89">
                <text:p>59.89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500">
                <text:p>1500</text:p>
              </table:table-cell>
              <table:table-cell office:value-type="float" office:value="60.37">
                <text:p>60.3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500">
                <text:p>1500</text:p>
              </table:table-cell>
              <table:table-cell office:value-type="float" office:value="61.35">
                <text:p>61.3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500">
                <text:p>1500</text:p>
              </table:table-cell>
              <table:table-cell office:value-type="float" office:value="61.35">
                <text:p>61.3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500">
                <text:p>1500</text:p>
              </table:table-cell>
              <table:table-cell office:value-type="float" office:value="61.35">
                <text:p>61.3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500">
                <text:p>1500</text:p>
              </table:table-cell>
              <table:table-cell office:value-type="float" office:value="60.86">
                <text:p>60.8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500">
                <text:p>1500</text:p>
              </table:table-cell>
              <table:table-cell office:value-type="float" office:value="61.35">
                <text:p>61.3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500">
                <text:p>1500</text:p>
              </table:table-cell>
              <table:table-cell office:value-type="float" office:value="62.32">
                <text:p>62.3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00">
                <text:p>600</text:p>
              </table:table-cell>
              <table:table-cell office:value-type="float" office:value="55.99">
                <text:p>55.9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00">
                <text:p>600</text:p>
              </table:table-cell>
              <table:table-cell office:value-type="float" office:value="54.04">
                <text:p>54.0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00">
                <text:p>600</text:p>
              </table:table-cell>
              <table:table-cell office:value-type="float" office:value="51.61">
                <text:p>51.6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00">
                <text:p>600</text:p>
              </table:table-cell>
              <table:table-cell office:value-type="float" office:value="51.12">
                <text:p>51.1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900">
                <text:p>900</text:p>
              </table:table-cell>
              <table:table-cell office:value-type="float" office:value="50.15">
                <text:p>50.1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00">
                <text:p>600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00">
                <text:p>600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600">
                <text:p>600</text:p>
              </table:table-cell>
              <table:table-cell office:value-type="float" office:value="47.71">
                <text:p>47.7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600">
                <text:p>6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600">
                <text:p>6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600">
                <text:p>600</text:p>
              </table:table-cell>
              <table:table-cell office:value-type="float" office:value="47.23">
                <text:p>47.2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600">
                <text:p>600</text:p>
              </table:table-cell>
              <table:table-cell office:value-type="float" office:value="46.74">
                <text:p>46.7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600">
                <text:p>600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600">
                <text:p>6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600">
                <text:p>600</text:p>
              </table:table-cell>
              <table:table-cell office:value-type="float" office:value="44.79">
                <text:p>44.7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600">
                <text:p>6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600">
                <text:p>6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600">
                <text:p>6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600">
                <text:p>600</text:p>
              </table:table-cell>
              <table:table-cell office:value-type="float" office:value="45.28">
                <text:p>45.2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600">
                <text:p>6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600">
                <text:p>6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600">
                <text:p>600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600">
                <text:p>600</text:p>
              </table:table-cell>
              <table:table-cell office:value-type="float" office:value="43.82">
                <text:p>43.8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600">
                <text:p>6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00">
                <text:p>6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600">
                <text:p>6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600">
                <text:p>6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600">
                <text:p>6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600">
                <text:p>6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600">
                <text:p>600</text:p>
              </table:table-cell>
              <table:table-cell office:value-type="float" office:value="42.84">
                <text:p>42.8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600">
                <text:p>6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600">
                <text:p>6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600">
                <text:p>6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600">
                <text:p>600</text:p>
              </table:table-cell>
              <table:table-cell office:value-type="float" office:value="42.35">
                <text:p>42.3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600">
                <text:p>6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600">
                <text:p>6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600">
                <text:p>6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600">
                <text:p>6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600">
                <text:p>6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00">
                <text:p>6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600">
                <text:p>6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600">
                <text:p>600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00">
                <text:p>6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700">
                <text:p>7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600">
                <text:p>600</text:p>
              </table:table-cell>
              <table:table-cell office:value-type="float" office:value="41.38">
                <text:p>41.3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600">
                <text:p>6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600">
                <text:p>6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600">
                <text:p>6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600">
                <text:p>6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600">
                <text:p>600</text:p>
              </table:table-cell>
              <table:table-cell office:value-type="float" office:value="40.41">
                <text:p>40.4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600">
                <text:p>6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00">
                <text:p>6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600">
                <text:p>6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600">
                <text:p>6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900">
                <text:p>900</text:p>
              </table:table-cell>
              <table:table-cell office:value-type="float" office:value="40.89">
                <text:p>40.8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00">
                <text:p>6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600">
                <text:p>600</text:p>
              </table:table-cell>
              <table:table-cell office:value-type="float" office:value="39.43">
                <text:p>39.43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600">
                <text:p>600</text:p>
              </table:table-cell>
              <table:table-cell office:value-type="float" office:value="39.92">
                <text:p>39.9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00">
                <text:p>60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600">
                <text:p>600</text:p>
              </table:table-cell>
              <table:table-cell office:value-type="float" office:value="37.97">
                <text:p>37.9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600">
                <text:p>600</text:p>
              </table:table-cell>
              <table:table-cell office:value-type="float" office:value="38.46">
                <text:p>38.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